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1cm"/>
    </style:style>
    <style:style style:name="co2" style:family="table-column">
      <style:table-column-properties fo:break-before="auto" style:column-width="9.17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3.858cm"/>
    </style:style>
    <style:style style:name="co6" style:family="table-column">
      <style:table-column-properties fo:break-before="auto" style:column-width="3.99cm"/>
    </style:style>
    <style:style style:name="co7" style:family="table-column">
      <style:table-column-properties fo:break-before="auto" style:column-width="3.542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226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46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41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173cm"/>
    </style:style>
    <style:style style:name="co18" style:family="table-column">
      <style:table-column-properties fo:break-before="auto" style:column-width="9.721cm"/>
    </style:style>
    <style:style style:name="co19" style:family="table-column">
      <style:table-column-properties fo:break-before="auto" style:column-width="1.071cm"/>
    </style:style>
    <style:style style:name="co20" style:family="table-column">
      <style:table-column-properties fo:break-before="auto" style:column-width="9.484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2.404cm"/>
    </style:style>
    <style:style style:name="co23" style:family="table-column">
      <style:table-column-properties fo:break-before="auto" style:column-width="3.985cm"/>
    </style:style>
    <style:style style:name="co24" style:family="table-column">
      <style:table-column-properties fo:break-before="auto" style:column-width="4.12cm"/>
    </style:style>
    <style:style style:name="co25" style:family="table-column">
      <style:table-column-properties fo:break-before="auto" style:column-width="3.657cm"/>
    </style:style>
    <style:style style:name="co26" style:family="table-column">
      <style:table-column-properties fo:break-before="auto" style:column-width="3.739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016cm"/>
    </style:style>
    <style:style style:name="co29" style:family="table-column">
      <style:table-column-properties fo:break-before="auto" style:column-width="1.316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1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0_Ruby_Redis_Locu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99.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arlosruan12307?tab=repositories</text:p>
          </table:table-cell>
          <table:table-cell office:value-type="float" office:value="6372" calcext:value-type="float">
            <text:p>6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218.2378138000579</text:p>
          </table:table-cell>
          <table:table-cell office:value-type="string" calcext:value-type="string">
            <text:p>6.351924999762559</text:p>
          </table:table-cell>
          <table:table-cell office:value-type="string" calcext:value-type="string">
            <text:p>1828.800040000715</text:p>
          </table:table-cell>
          <table:table-cell office:value-type="string" calcext:value-type="string">
            <text:p>14328.0</text:p>
          </table:table-cell>
          <table:table-cell office:value-type="string" calcext:value-type="string">
            <text:p>63.144883937083485</text:p>
          </table:table-cell>
          <table:table-cell office:value-type="string" calcext:value-type="string">
            <text:p>0.0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  <table:table-cell office:value-type="float" office:value="450" calcext:value-type="float">
            <text:p>450</text:p>
          </table:table-cell>
          <table:table-cell office:value-type="float" office:value="560" calcext:value-type="float">
            <text:p>560</text:p>
          </table:table-cell>
          <table:table-cell office:value-type="float" office:value="710" calcext:value-type="float">
            <text:p>710</text:p>
          </table:table-cell>
          <table:table-cell office:value-type="float" office:value="820" calcext:value-type="float">
            <text:p>82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ovid19india/covid19india-react</text:p>
          </table:table-cell>
          <table:table-cell office:value-type="float" office:value="6387" calcext:value-type="float">
            <text:p>6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216.6445496372167</text:p>
          </table:table-cell>
          <table:table-cell office:value-type="string" calcext:value-type="string">
            <text:p>6.16698500016355</text:p>
          </table:table-cell>
          <table:table-cell office:value-type="string" calcext:value-type="string">
            <text:p>1304.1488650014799</text:p>
          </table:table-cell>
          <table:table-cell office:value-type="string" calcext:value-type="string">
            <text:p>19012.0</text:p>
          </table:table-cell>
          <table:table-cell office:value-type="string" calcext:value-type="string">
            <text:p>63.29353008571127</text:p>
          </table:table-cell>
          <table:table-cell office:value-type="string" calcext:value-type="string">
            <text:p>0.0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office:value-type="float" office:value="340" calcext:value-type="float">
            <text:p>340</text:p>
          </table:table-cell>
          <table:table-cell office:value-type="float" office:value="450" calcext:value-type="float">
            <text:p>450</text:p>
          </table:table-cell>
          <table:table-cell office:value-type="float" office:value="560" calcext:value-type="float">
            <text:p>560</text:p>
          </table:table-cell>
          <table:table-cell office:value-type="float" office:value="700" calcext:value-type="float">
            <text:p>700</text:p>
          </table:table-cell>
          <table:table-cell office:value-type="float" office:value="780" calcext:value-type="float">
            <text:p>780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etcd-io/etcd</text:p>
          </table:table-cell>
          <table:table-cell office:value-type="float" office:value="6355" calcext:value-type="float">
            <text:p>6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218.5246645312426</text:p>
          </table:table-cell>
          <table:table-cell office:value-type="string" calcext:value-type="string">
            <text:p>6.738087000485393</text:p>
          </table:table-cell>
          <table:table-cell office:value-type="string" calcext:value-type="string">
            <text:p>1720.9559340008127</text:p>
          </table:table-cell>
          <table:table-cell office:value-type="string" calcext:value-type="string">
            <text:p>26755.0</text:p>
          </table:table-cell>
          <table:table-cell office:value-type="string" calcext:value-type="string">
            <text:p>62.976418301972</text:p>
          </table:table-cell>
          <table:table-cell office:value-type="string" calcext:value-type="string">
            <text:p>0.0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office:value-type="float" office:value="340" calcext:value-type="float">
            <text:p>340</text:p>
          </table:table-cell>
          <table:table-cell office:value-type="float" office:value="440" calcext:value-type="float">
            <text:p>440</text:p>
          </table:table-cell>
          <table:table-cell office:value-type="float" office:value="560" calcext:value-type="float">
            <text:p>560</text:p>
          </table:table-cell>
          <table:table-cell office:value-type="float" office:value="690" calcext:value-type="float">
            <text:p>690</text:p>
          </table:table-cell>
          <table:table-cell office:value-type="float" office:value="810" calcext:value-type="float">
            <text:p>810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facebook/react-native</text:p>
          </table:table-cell>
          <table:table-cell office:value-type="float" office:value="6313" calcext:value-type="float">
            <text:p>6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216.52987421432047</text:p>
          </table:table-cell>
          <table:table-cell office:value-type="string" calcext:value-type="string">
            <text:p>6.1774949990649475</text:p>
          </table:table-cell>
          <table:table-cell office:value-type="string" calcext:value-type="string">
            <text:p>1668.375761999414</text:p>
          </table:table-cell>
          <table:table-cell office:value-type="string" calcext:value-type="string">
            <text:p>26688.0</text:p>
          </table:table-cell>
          <table:table-cell office:value-type="string" calcext:value-type="string">
            <text:p>62.56020908581419</text:p>
          </table:table-cell>
          <table:table-cell office:value-type="string" calcext:value-type="string">
            <text:p>0.0</text:p>
          </table:table-cell>
          <table:table-cell office:value-type="float" office:value="190" calcext:value-type="float">
            <text:p>190</text:p>
          </table:table-cell>
          <table:table-cell office:value-type="float" office:value="230" calcext:value-type="float">
            <text:p>230</text:p>
          </table:table-cell>
          <table:table-cell office:value-type="float" office:value="290" calcext:value-type="float">
            <text:p>290</text:p>
          </table:table-cell>
          <table:table-cell office:value-type="float" office:value="330" calcext:value-type="float">
            <text:p>330</text:p>
          </table:table-cell>
          <table:table-cell office:value-type="float" office:value="450" calcext:value-type="float">
            <text:p>450</text:p>
          </table:table-cell>
          <table:table-cell office:value-type="float" office:value="560" calcext:value-type="float">
            <text:p>560</text:p>
          </table:table-cell>
          <table:table-cell office:value-type="float" office:value="700" calcext:value-type="float">
            <text:p>700</text:p>
          </table:table-cell>
          <table:table-cell office:value-type="float" office:value="820" calcext:value-type="float">
            <text:p>82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macrozheng/mall</text:p>
          </table:table-cell>
          <table:table-cell office:value-type="float" office:value="6331" calcext:value-type="float">
            <text:p>6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217.3594141110403</text:p>
          </table:table-cell>
          <table:table-cell office:value-type="string" calcext:value-type="string">
            <text:p>6.417468999643461</text:p>
          </table:table-cell>
          <table:table-cell office:value-type="string" calcext:value-type="string">
            <text:p>1346.36797299936</text:p>
          </table:table-cell>
          <table:table-cell office:value-type="string" calcext:value-type="string">
            <text:p>28267.0</text:p>
          </table:table-cell>
          <table:table-cell office:value-type="string" calcext:value-type="string">
            <text:p>62.73858446416754</text:p>
          </table:table-cell>
          <table:table-cell office:value-type="string" calcext:value-type="string">
            <text:p>0.0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 office:value-type="float" office:value="720" calcext:value-type="float">
            <text:p>720</text:p>
          </table:table-cell>
          <table:table-cell office:value-type="float" office:value="830" calcext:value-type="float">
            <text:p>83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spring-projects/spring-boot</text:p>
          </table:table-cell>
          <table:table-cell office:value-type="float" office:value="6408" calcext:value-type="float">
            <text:p>6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218.3356054122881</text:p>
          </table:table-cell>
          <table:table-cell office:value-type="string" calcext:value-type="string">
            <text:p>5.71273400055361</text:p>
          </table:table-cell>
          <table:table-cell office:value-type="string" calcext:value-type="string">
            <text:p>1542.9073369996331</text:p>
          </table:table-cell>
          <table:table-cell office:value-type="string" calcext:value-type="string">
            <text:p>28176.0</text:p>
          </table:table-cell>
          <table:table-cell office:value-type="string" calcext:value-type="string">
            <text:p>63.50163469379017</text:p>
          </table:table-cell>
          <table:table-cell office:value-type="string" calcext:value-type="string">
            <text:p>0.0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office:value-type="float" office:value="340" calcext:value-type="float">
            <text:p>340</text:p>
          </table:table-cell>
          <table:table-cell office:value-type="float" office:value="440" calcext:value-type="float">
            <text:p>440</text:p>
          </table:table-cell>
          <table:table-cell office:value-type="float" office:value="550" calcext:value-type="float">
            <text:p>550</text:p>
          </table:table-cell>
          <table:table-cell office:value-type="float" office:value="690" calcext:value-type="float">
            <text:p>690</text:p>
          </table:table-cell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opics/aws</text:p>
          </table:table-cell>
          <table:table-cell office:value-type="float" office:value="6395" calcext:value-type="float">
            <text:p>6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218.58280528507152</text:p>
          </table:table-cell>
          <table:table-cell office:value-type="string" calcext:value-type="string">
            <text:p>7.264433999807807</text:p>
          </table:table-cell>
          <table:table-cell office:value-type="string" calcext:value-type="string">
            <text:p>1508.2967769994866</text:p>
          </table:table-cell>
          <table:table-cell office:value-type="string" calcext:value-type="string">
            <text:p>37847.0</text:p>
          </table:table-cell>
          <table:table-cell office:value-type="string" calcext:value-type="string">
            <text:p>63.37280803164609</text:p>
          </table:table-cell>
          <table:table-cell office:value-type="string" calcext:value-type="string">
            <text:p>0.0</text:p>
          </table:table-cell>
          <table:table-cell office:value-type="float" office:value="190" calcext:value-type="float">
            <text:p>190</text:p>
          </table:table-cell>
          <table:table-cell office:value-type="float" office:value="230" calcext:value-type="float">
            <text:p>230</text:p>
          </table:table-cell>
          <table:table-cell office:value-type="float" office:value="300" calcext:value-type="float">
            <text:p>300</text:p>
          </table:table-cell>
          <table:table-cell office:value-type="float" office:value="340" calcext:value-type="float">
            <text:p>340</text:p>
          </table:table-cell>
          <table:table-cell office:value-type="float" office:value="450" calcext:value-type="float">
            <text:p>450</text:p>
          </table:table-cell>
          <table:table-cell office:value-type="float" office:value="570" calcext:value-type="float">
            <text:p>570</text:p>
          </table:table-cell>
          <table:table-cell office:value-type="float" office:value="720" calcext:value-type="float">
            <text:p>720</text:p>
          </table:table-cell>
          <table:table-cell office:value-type="float" office:value="830" calcext:value-type="float">
            <text:p>830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wbs/bootstrap</text:p>
          </table:table-cell>
          <table:table-cell office:value-type="float" office:value="6342" calcext:value-type="float">
            <text:p>6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218.0389581720229</text:p>
          </table:table-cell>
          <table:table-cell office:value-type="string" calcext:value-type="string">
            <text:p>5.668279998644721</text:p>
          </table:table-cell>
          <table:table-cell office:value-type="string" calcext:value-type="string">
            <text:p>1836.825319000127</text:p>
          </table:table-cell>
          <table:table-cell office:value-type="string" calcext:value-type="string">
            <text:p>28383.0</text:p>
          </table:table-cell>
          <table:table-cell office:value-type="string" calcext:value-type="string">
            <text:p>62.84759163982791</text:p>
          </table:table-cell>
          <table:table-cell office:value-type="string" calcext:value-type="string">
            <text:p>0.0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  <table:table-cell office:value-type="float" office:value="450" calcext:value-type="float">
            <text:p>450</text:p>
          </table:table-cell>
          <table:table-cell office:value-type="float" office:value="560" calcext:value-type="float">
            <text:p>560</text:p>
          </table:table-cell>
          <table:table-cell office:value-type="float" office:value="700" calcext:value-type="float">
            <text:p>700</text:p>
          </table:table-cell>
          <table:table-cell office:value-type="float" office:value="820" calcext:value-type="float">
            <text:p>82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.ycombinator.com/</text:p>
          </table:table-cell>
          <table:table-cell office:value-type="float" office:value="6442" calcext:value-type="float">
            <text:p>6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677.9267963009936</text:p>
          </table:table-cell>
          <table:table-cell office:value-type="string" calcext:value-type="string">
            <text:p>6.253949000893044</text:p>
          </table:table-cell>
          <table:table-cell office:value-type="string" calcext:value-type="string">
            <text:p>86616.54365599861</text:p>
          </table:table-cell>
          <table:table-cell office:value-type="string" calcext:value-type="string">
            <text:p>24551.0</text:p>
          </table:table-cell>
          <table:table-cell office:value-type="string" calcext:value-type="string">
            <text:p>63.83856596401315</text:p>
          </table:table-cell>
          <table:table-cell office:value-type="string" calcext:value-type="string">
            <text:p>0.0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  <table:table-cell office:value-type="float" office:value="460" calcext:value-type="float">
            <text:p>460</text:p>
          </table:table-cell>
          <table:table-cell office:value-type="float" office:value="580" calcext:value-type="float">
            <text:p>580</text:p>
          </table:table-cell>
          <table:table-cell office:value-type="float" office:value="770" calcext:value-type="float">
            <text:p>770</text:p>
          </table:table-cell>
          <table:table-cell office:value-type="float" office:value="980" calcext:value-type="float">
            <text:p>980</text:p>
          </table:table-cell>
          <table:table-cell office:value-type="float" office:value="84000" calcext:value-type="float">
            <text:p>84000</text:p>
          </table:table-cell>
          <table:table-cell table:number-columns-repeated="2" office:value-type="float" office:value="87000" calcext:value-type="float">
            <text:p>87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.reddit.com/r/brdev/</text:p>
          </table:table-cell>
          <table:table-cell office:value-type="float" office:value="6955" calcext:value-type="float">
            <text:p>6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4246.694328293165</text:p>
          </table:table-cell>
          <table:table-cell office:value-type="string" calcext:value-type="string">
            <text:p>6.217500000275322</text:p>
          </table:table-cell>
          <table:table-cell office:value-type="string" calcext:value-type="string">
            <text:p>99155.03402899958</text:p>
          </table:table-cell>
          <table:table-cell office:value-type="string" calcext:value-type="string">
            <text:p>10996.0</text:p>
          </table:table-cell>
          <table:table-cell office:value-type="string" calcext:value-type="string">
            <text:p>68.92226424708343</text:p>
          </table:table-cell>
          <table:table-cell office:value-type="string" calcext:value-type="string">
            <text:p>0.0</text:p>
          </table:table-cell>
          <table:table-cell office:value-type="float" office:value="210" calcext:value-type="float">
            <text:p>210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410" calcext:value-type="float">
            <text:p>410</text:p>
          </table:table-cell>
          <table:table-cell office:value-type="float" office:value="920" calcext:value-type="float">
            <text:p>920</text:p>
          </table:table-cell>
          <table:table-cell office:value-type="float" office:value="34000" calcext:value-type="float">
            <text:p>34000</text:p>
          </table:table-cell>
          <table:table-cell office:value-type="float" office:value="76000" calcext:value-type="float">
            <text:p>76000</text:p>
          </table:table-cell>
          <table:table-cell office:value-type="float" office:value="82000" calcext:value-type="float">
            <text:p>82000</text:p>
          </table:table-cell>
          <table:table-cell table:number-columns-repeated="3" office:value-type="float" office:value="99000" calcext:value-type="float">
            <text:p>99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64300" calcext:value-type="float">
            <text:p>6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699.6702647725008</text:p>
          </table:table-cell>
          <table:table-cell office:value-type="string" calcext:value-type="string">
            <text:p>5.668279998644721</text:p>
          </table:table-cell>
          <table:table-cell office:value-type="string" calcext:value-type="string">
            <text:p>99155.03402899958</text:p>
          </table:table-cell>
          <table:table-cell office:value-type="string" calcext:value-type="string">
            <text:p>24376.64832037325</text:p>
          </table:table-cell>
          <table:table-cell office:value-type="string" calcext:value-type="string">
            <text:p>637.1964904511092</text:p>
          </table:table-cell>
          <table:table-cell office:value-type="string" calcext:value-type="string">
            <text:p>0.0</text:p>
          </table:table-cell>
          <table:table-cell office:value-type="float" office:value="190" calcext:value-type="float">
            <text:p>19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office:value-type="float" office:value="830" calcext:value-type="float">
            <text:p>830</text:p>
          </table:table-cell>
          <table:table-cell office:value-type="float" office:value="5700" calcext:value-type="float">
            <text:p>5700</text:p>
          </table:table-cell>
          <table:table-cell office:value-type="float" office:value="84000" calcext:value-type="float">
            <text:p>84000</text:p>
          </table:table-cell>
          <table:table-cell table:number-columns-repeated="2" office:value-type="float" office:value="99000" calcext:value-type="float">
            <text:p>99000</text:p>
          </table:table-cell>
        </table:table-row>
      </table:table>
      <table:table table:name="100_Ruby_Redis_Locu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99.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arlosruan12307?tab=repositories</text:p>
          </table:table-cell>
          <table:table-cell office:value-type="float" office:value="7311" calcext:value-type="float">
            <text:p>7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24.75671562153403</text:p>
          </table:table-cell>
          <table:table-cell office:value-type="string" calcext:value-type="string">
            <text:p>5.8092310009669745</text:p>
          </table:table-cell>
          <table:table-cell office:value-type="string" calcext:value-type="string">
            <text:p>819.3250090007496</text:p>
          </table:table-cell>
          <table:table-cell office:value-type="string" calcext:value-type="string">
            <text:p>14328.0</text:p>
          </table:table-cell>
          <table:table-cell office:value-type="string" calcext:value-type="string">
            <text:p>74.22690098719963</text:p>
          </table:table-cell>
          <table:table-cell office:value-type="string" calcext:value-type="string">
            <text:p>0.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office:value-type="float" office:value="380" calcext:value-type="float">
            <text:p>38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ovid19india/covid19india-react</text:p>
          </table:table-cell>
          <table:table-cell office:value-type="float" office:value="7323" calcext:value-type="float">
            <text:p>7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24.84817892036584</text:p>
          </table:table-cell>
          <table:table-cell office:value-type="string" calcext:value-type="string">
            <text:p>5.952162000539829</text:p>
          </table:table-cell>
          <table:table-cell office:value-type="string" calcext:value-type="string">
            <text:p>960.9432170000218</text:p>
          </table:table-cell>
          <table:table-cell office:value-type="string" calcext:value-type="string">
            <text:p>19012.0</text:p>
          </table:table-cell>
          <table:table-cell office:value-type="string" calcext:value-type="string">
            <text:p>74.34873422640717</text:p>
          </table:table-cell>
          <table:table-cell office:value-type="string" calcext:value-type="string">
            <text:p>0.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00" calcext:value-type="float">
            <text:p>40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etcd-io/etcd</text:p>
          </table:table-cell>
          <table:table-cell office:value-type="float" office:value="7301" calcext:value-type="float">
            <text:p>7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27.40350412298646</text:p>
          </table:table-cell>
          <table:table-cell office:value-type="string" calcext:value-type="string">
            <text:p>6.41900499977055</text:p>
          </table:table-cell>
          <table:table-cell office:value-type="string" calcext:value-type="string">
            <text:p>742.6585279990832</text:p>
          </table:table-cell>
          <table:table-cell office:value-type="string" calcext:value-type="string">
            <text:p>26755.0</text:p>
          </table:table-cell>
          <table:table-cell office:value-type="string" calcext:value-type="string">
            <text:p>74.12537328786</text:p>
          </table:table-cell>
          <table:table-cell office:value-type="string" calcext:value-type="string">
            <text:p>0.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10" calcext:value-type="float">
            <text:p>410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facebook/react-native</text:p>
          </table:table-cell>
          <table:table-cell office:value-type="float" office:value="7270" calcext:value-type="float">
            <text:p>7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24.76985780591585</text:p>
          </table:table-cell>
          <table:table-cell office:value-type="string" calcext:value-type="string">
            <text:p>6.40243399902829</text:p>
          </table:table-cell>
          <table:table-cell office:value-type="string" calcext:value-type="string">
            <text:p>931.1048929994286</text:p>
          </table:table-cell>
          <table:table-cell office:value-type="string" calcext:value-type="string">
            <text:p>26688.0</text:p>
          </table:table-cell>
          <table:table-cell office:value-type="string" calcext:value-type="string">
            <text:p>73.81063741990717</text:p>
          </table:table-cell>
          <table:table-cell office:value-type="string" calcext:value-type="string">
            <text:p>0.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macrozheng/mall</text:p>
          </table:table-cell>
          <table:table-cell office:value-type="float" office:value="7286" calcext:value-type="float">
            <text:p>7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26.06882938582648</text:p>
          </table:table-cell>
          <table:table-cell office:value-type="string" calcext:value-type="string">
            <text:p>6.8070510005782126</text:p>
          </table:table-cell>
          <table:table-cell office:value-type="string" calcext:value-type="string">
            <text:p>740.5930719996832</text:p>
          </table:table-cell>
          <table:table-cell office:value-type="string" calcext:value-type="string">
            <text:p>28267.0</text:p>
          </table:table-cell>
          <table:table-cell office:value-type="string" calcext:value-type="string">
            <text:p>73.97308173885057</text:p>
          </table:table-cell>
          <table:table-cell office:value-type="string" calcext:value-type="string">
            <text:p>0.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spring-projects/spring-boot</text:p>
          </table:table-cell>
          <table:table-cell office:value-type="float" office:value="7343" calcext:value-type="float">
            <text:p>7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27.01626027686218</text:p>
          </table:table-cell>
          <table:table-cell office:value-type="string" calcext:value-type="string">
            <text:p>6.415928999558673</text:p>
          </table:table-cell>
          <table:table-cell office:value-type="string" calcext:value-type="string">
            <text:p>969.8134469999786</text:p>
          </table:table-cell>
          <table:table-cell office:value-type="string" calcext:value-type="string">
            <text:p>28176.0</text:p>
          </table:table-cell>
          <table:table-cell office:value-type="string" calcext:value-type="string">
            <text:p>74.55178962508643</text:p>
          </table:table-cell>
          <table:table-cell office:value-type="string" calcext:value-type="string">
            <text:p>0.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10" calcext:value-type="float">
            <text:p>410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opics/aws</text:p>
          </table:table-cell>
          <table:table-cell office:value-type="float" office:value="7328" calcext:value-type="float">
            <text:p>7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27.17939242561867</text:p>
          </table:table-cell>
          <table:table-cell office:value-type="string" calcext:value-type="string">
            <text:p>6.862926999019692</text:p>
          </table:table-cell>
          <table:table-cell office:value-type="string" calcext:value-type="string">
            <text:p>710.4989559993555</text:p>
          </table:table-cell>
          <table:table-cell office:value-type="string" calcext:value-type="string">
            <text:p>37847.0</text:p>
          </table:table-cell>
          <table:table-cell office:value-type="string" calcext:value-type="string">
            <text:p>74.39949807607698</text:p>
          </table:table-cell>
          <table:table-cell office:value-type="string" calcext:value-type="string">
            <text:p>0.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410" calcext:value-type="float">
            <text:p>41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wbs/bootstrap</text:p>
          </table:table-cell>
          <table:table-cell office:value-type="float" office:value="7295" calcext:value-type="float">
            <text:p>7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26.11382307568279</text:p>
          </table:table-cell>
          <table:table-cell office:value-type="string" calcext:value-type="string">
            <text:p>6.543471999975736</text:p>
          </table:table-cell>
          <table:table-cell office:value-type="string" calcext:value-type="string">
            <text:p>772.947387999011</text:p>
          </table:table-cell>
          <table:table-cell office:value-type="string" calcext:value-type="string">
            <text:p>28383.0</text:p>
          </table:table-cell>
          <table:table-cell office:value-type="string" calcext:value-type="string">
            <text:p>74.06445666825623</text:p>
          </table:table-cell>
          <table:table-cell office:value-type="string" calcext:value-type="string">
            <text:p>0.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40" calcext:value-type="float">
            <text:p>340</text:p>
          </table:table-cell>
          <table:table-cell office:value-type="float" office:value="410" calcext:value-type="float">
            <text:p>41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.ycombinator.com/</text:p>
          </table:table-cell>
          <table:table-cell office:value-type="float" office:value="7355" calcext:value-type="float">
            <text:p>7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38.86267664826886</text:p>
          </table:table-cell>
          <table:table-cell office:value-type="string" calcext:value-type="string">
            <text:p>6.633662000240292</text:p>
          </table:table-cell>
          <table:table-cell office:value-type="string" calcext:value-type="string">
            <text:p>5293.156854999324</text:p>
          </table:table-cell>
          <table:table-cell office:value-type="string" calcext:value-type="string">
            <text:p>24551.0</text:p>
          </table:table-cell>
          <table:table-cell office:value-type="string" calcext:value-type="string">
            <text:p>74.67362286429397</text:p>
          </table:table-cell>
          <table:table-cell office:value-type="string" calcext:value-type="string">
            <text:p>0.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70" calcext:value-type="float">
            <text:p>370</text:p>
          </table:table-cell>
          <table:table-cell office:value-type="float" office:value="460" calcext:value-type="float">
            <text:p>460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5300" calcext:value-type="float">
            <text:p>53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.reddit.com/r/brdev/</text:p>
          </table:table-cell>
          <table:table-cell office:value-type="float" office:value="7359" calcext:value-type="float">
            <text:p>7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79.83389380948208</text:p>
          </table:table-cell>
          <table:table-cell office:value-type="string" calcext:value-type="string">
            <text:p>5.823698000313016</text:p>
          </table:table-cell>
          <table:table-cell office:value-type="string" calcext:value-type="string">
            <text:p>6477.070062001076</text:p>
          </table:table-cell>
          <table:table-cell office:value-type="string" calcext:value-type="string">
            <text:p>10996.0</text:p>
          </table:table-cell>
          <table:table-cell office:value-type="string" calcext:value-type="string">
            <text:p>74.71423394402983</text:p>
          </table:table-cell>
          <table:table-cell office:value-type="string" calcext:value-type="string">
            <text:p>0.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2600" calcext:value-type="float">
            <text:p>2600</text:p>
          </table:table-cell>
          <table:table-cell office:value-type="float" office:value="5600" calcext:value-type="float">
            <text:p>5600</text:p>
          </table:table-cell>
          <table:table-cell table:number-columns-repeated="2" office:value-type="float" office:value="6500" calcext:value-type="float">
            <text:p>65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73171" calcext:value-type="float">
            <text:p>73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32.7237681654751</text:p>
          </table:table-cell>
          <table:table-cell office:value-type="string" calcext:value-type="string">
            <text:p>5.8092310009669745</text:p>
          </table:table-cell>
          <table:table-cell office:value-type="string" calcext:value-type="string">
            <text:p>6477.070062001076</text:p>
          </table:table-cell>
          <table:table-cell office:value-type="string" calcext:value-type="string">
            <text:p>24491.610050429816</text:p>
          </table:table-cell>
          <table:table-cell office:value-type="string" calcext:value-type="string">
            <text:p>742.888328837968</text:p>
          </table:table-cell>
          <table:table-cell office:value-type="string" calcext:value-type="string">
            <text:p>0.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420" calcext:value-type="float">
            <text:p>420</text:p>
          </table:table-cell>
          <table:table-cell office:value-type="float" office:value="4100" calcext:value-type="float">
            <text:p>4100</text:p>
          </table:table-cell>
          <table:table-cell office:value-type="float" office:value="5600" calcext:value-type="float">
            <text:p>5600</text:p>
          </table:table-cell>
          <table:table-cell office:value-type="float" office:value="6500" calcext:value-type="float">
            <text:p>6500</text:p>
          </table:table-cell>
        </table:table-row>
      </table:table>
      <table:table table:name="a" table:style-name="ta1">
        <table:shapes>
          <draw:frame draw:z-index="0" draw:style-name="gr1" draw:text-style-name="P1" svg:width="31.416cm" svg:height="8.999cm" svg:x="0cm" svg:y="0.075cm">
            <draw:object draw:notify-on-update-of-ranges="Juncao_Ruby_Redis_Locust.L47:Juncao_Ruby_Redis_Locust.L49 Juncao_Ruby_Redis_Locust.M46:Juncao_Ruby_Redis_Locust.M46 Juncao_Ruby_Redis_Locust.M47:Juncao_Ruby_Redis_Locust.M49 Juncao_Ruby_Redis_Locust.N46:Juncao_Ruby_Redis_Locust.N46 Juncao_Ruby_Redis_Locust.N47:Juncao_Ruby_Redis_Locust.N49 Juncao_Ruby_Redis_Locust.T46:Juncao_Ruby_Redis_Locust.T46 Juncao_Ruby_Redis_Locust.T47:Juncao_Ruby_Redis_Locust.T4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31.416cm" svg:height="8.999cm" svg:x="0cm" svg:y="9.344cm">
            <draw:object draw:notify-on-update-of-ranges="Juncao_Ruby_Redis_Locust.L53:Juncao_Ruby_Redis_Locust.L55 Juncao_Ruby_Redis_Locust.M52:Juncao_Ruby_Redis_Locust.M52 Juncao_Ruby_Redis_Locust.M53:Juncao_Ruby_Redis_Locust.M55 Juncao_Ruby_Redis_Locust.N52:Juncao_Ruby_Redis_Locust.N52 Juncao_Ruby_Redis_Locust.N53:Juncao_Ruby_Redis_Locust.N55 Juncao_Ruby_Redis_Locust.T52:Juncao_Ruby_Redis_Locust.T52 Juncao_Ruby_Redis_Locust.T53:Juncao_Ruby_Redis_Locust.T5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31.388cm" svg:height="8.999cm" svg:x="0cm" svg:y="18.562cm">
            <draw:object draw:notify-on-update-of-ranges="Juncao_Ruby_Redis_Locust.L59:Juncao_Ruby_Redis_Locust.L61 Juncao_Ruby_Redis_Locust.M58:Juncao_Ruby_Redis_Locust.M58 Juncao_Ruby_Redis_Locust.M59:Juncao_Ruby_Redis_Locust.M61 Juncao_Ruby_Redis_Locust.N58:Juncao_Ruby_Redis_Locust.N58 Juncao_Ruby_Redis_Locust.N59:Juncao_Ruby_Redis_Locust.N61 Juncao_Ruby_Redis_Locust.T58:Juncao_Ruby_Redis_Locust.T58 Juncao_Ruby_Redis_Locust.T59:Juncao_Ruby_Redis_Locust.T6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3" draw:style-name="gr1" draw:text-style-name="P1" svg:width="31.361cm" svg:height="8.999cm" svg:x="0cm" svg:y="27.964cm">
            <draw:object draw:notify-on-update-of-ranges="Juncao_Ruby_Redis_Locust.L65:Juncao_Ruby_Redis_Locust.L67 Juncao_Ruby_Redis_Locust.M64:Juncao_Ruby_Redis_Locust.M64 Juncao_Ruby_Redis_Locust.M65:Juncao_Ruby_Redis_Locust.M67 Juncao_Ruby_Redis_Locust.N64:Juncao_Ruby_Redis_Locust.N64 Juncao_Ruby_Redis_Locust.N65:Juncao_Ruby_Redis_Locust.N67 Juncao_Ruby_Redis_Locust.T64:Juncao_Ruby_Redis_Locust.T64 Juncao_Ruby_Redis_Locust.T65:Juncao_Ruby_Redis_Locust.T6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4" draw:style-name="gr1" draw:text-style-name="P1" svg:width="31.306cm" svg:height="8.999cm" svg:x="0cm" svg:y="36.97cm">
            <draw:object draw:notify-on-update-of-ranges="Juncao_Ruby_Redis_Locust.L71:Juncao_Ruby_Redis_Locust.L73 Juncao_Ruby_Redis_Locust.M70:Juncao_Ruby_Redis_Locust.M70 Juncao_Ruby_Redis_Locust.M71:Juncao_Ruby_Redis_Locust.M73 Juncao_Ruby_Redis_Locust.N70:Juncao_Ruby_Redis_Locust.N70 Juncao_Ruby_Redis_Locust.N71:Juncao_Ruby_Redis_Locust.N73 Juncao_Ruby_Redis_Locust.T70:Juncao_Ruby_Redis_Locust.T70 Juncao_Ruby_Redis_Locust.T71:Juncao_Ruby_Redis_Locust.T7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5" draw:style-name="gr1" draw:text-style-name="P1" svg:width="33.51cm" svg:height="8.999cm" svg:x="31.498cm" svg:y="0cm">
            <draw:object draw:notify-on-update-of-ranges="Juncao_Ruby_Redis_Locust.L77:Juncao_Ruby_Redis_Locust.L79 Juncao_Ruby_Redis_Locust.M76:Juncao_Ruby_Redis_Locust.M76 Juncao_Ruby_Redis_Locust.M77:Juncao_Ruby_Redis_Locust.M79 Juncao_Ruby_Redis_Locust.N76:Juncao_Ruby_Redis_Locust.N76 Juncao_Ruby_Redis_Locust.N77:Juncao_Ruby_Redis_Locust.N79 Juncao_Ruby_Redis_Locust.T76:Juncao_Ruby_Redis_Locust.T76 Juncao_Ruby_Redis_Locust.T77:Juncao_Ruby_Redis_Locust.T79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6" draw:style-name="gr1" draw:text-style-name="P1" svg:width="33.593cm" svg:height="8.999cm" svg:x="31.36cm" svg:y="9.104cm">
            <draw:object draw:notify-on-update-of-ranges="Juncao_Ruby_Redis_Locust.L83:Juncao_Ruby_Redis_Locust.L85 Juncao_Ruby_Redis_Locust.M82:Juncao_Ruby_Redis_Locust.M82 Juncao_Ruby_Redis_Locust.M83:Juncao_Ruby_Redis_Locust.M85 Juncao_Ruby_Redis_Locust.N82:Juncao_Ruby_Redis_Locust.N82 Juncao_Ruby_Redis_Locust.N83:Juncao_Ruby_Redis_Locust.N85 Juncao_Ruby_Redis_Locust.T82:Juncao_Ruby_Redis_Locust.T82 Juncao_Ruby_Redis_Locust.T83:Juncao_Ruby_Redis_Locust.T85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7" draw:style-name="gr1" draw:text-style-name="P1" svg:width="33.482cm" svg:height="8.999cm" svg:x="31.416cm" svg:y="18.473cm">
            <draw:object draw:notify-on-update-of-ranges="Juncao_Ruby_Redis_Locust.L89:Juncao_Ruby_Redis_Locust.L91 Juncao_Ruby_Redis_Locust.M88:Juncao_Ruby_Redis_Locust.M88 Juncao_Ruby_Redis_Locust.M89:Juncao_Ruby_Redis_Locust.M91 Juncao_Ruby_Redis_Locust.N88:Juncao_Ruby_Redis_Locust.N88 Juncao_Ruby_Redis_Locust.N89:Juncao_Ruby_Redis_Locust.N91 Juncao_Ruby_Redis_Locust.T88:Juncao_Ruby_Redis_Locust.T88 Juncao_Ruby_Redis_Locust.T89:Juncao_Ruby_Redis_Locust.T91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8" draw:style-name="gr1" draw:text-style-name="P1" svg:width="33.419cm" svg:height="8.999cm" svg:x="31.314cm" svg:y="27.514cm">
            <draw:object draw:notify-on-update-of-ranges="Juncao_Ruby_Redis_Locust.L95:Juncao_Ruby_Redis_Locust.L97 Juncao_Ruby_Redis_Locust.M94:Juncao_Ruby_Redis_Locust.M94 Juncao_Ruby_Redis_Locust.M95:Juncao_Ruby_Redis_Locust.M97 Juncao_Ruby_Redis_Locust.N94:Juncao_Ruby_Redis_Locust.N94 Juncao_Ruby_Redis_Locust.N95:Juncao_Ruby_Redis_Locust.N97 Juncao_Ruby_Redis_Locust.T94:Juncao_Ruby_Redis_Locust.T94 Juncao_Ruby_Redis_Locust.T95:Juncao_Ruby_Redis_Locust.T97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9" draw:style-name="gr1" draw:text-style-name="P1" svg:width="33.091cm" svg:height="8.999cm" svg:x="31.339cm" svg:y="36.543cm">
            <draw:object draw:notify-on-update-of-ranges="Juncao_Ruby_Redis_Locust.L101:Juncao_Ruby_Redis_Locust.L103 Juncao_Ruby_Redis_Locust.M100:Juncao_Ruby_Redis_Locust.M100 Juncao_Ruby_Redis_Locust.M101:Juncao_Ruby_Redis_Locust.M103 Juncao_Ruby_Redis_Locust.N100:Juncao_Ruby_Redis_Locust.N100 Juncao_Ruby_Redis_Locust.N101:Juncao_Ruby_Redis_Locust.N103 Juncao_Ruby_Redis_Locust.T100:Juncao_Ruby_Redis_Locust.T100 Juncao_Ruby_Redis_Locust.T101:Juncao_Ruby_Redis_Locust.T103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graficos" table:style-name="ta1">
        <table:shapes>
          <draw:frame draw:z-index="0" draw:style-name="gr1" draw:text-style-name="P1" svg:width="31.416cm" svg:height="8.999cm" svg:x="0cm" svg:y="0.075cm">
            <draw:object draw:notify-on-update-of-ranges="Juncao_Ruby_Redis_Locust.L47:Juncao_Ruby_Redis_Locust.L49 Juncao_Ruby_Redis_Locust.O46:Juncao_Ruby_Redis_Locust.O46 Juncao_Ruby_Redis_Locust.O47:Juncao_Ruby_Redis_Locust.O49 Juncao_Ruby_Redis_Locust.P46:Juncao_Ruby_Redis_Locust.P46 Juncao_Ruby_Redis_Locust.P47:Juncao_Ruby_Redis_Locust.P49 Juncao_Ruby_Redis_Locust.Q46:Juncao_Ruby_Redis_Locust.Q46 Juncao_Ruby_Redis_Locust.Q47:Juncao_Ruby_Redis_Locust.Q49 Juncao_Ruby_Redis_Locust.R46:Juncao_Ruby_Redis_Locust.R46 Juncao_Ruby_Redis_Locust.R47:Juncao_Ruby_Redis_Locust.R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31.416cm" svg:height="8.999cm" svg:x="0cm" svg:y="9.344cm">
            <draw:object draw:notify-on-update-of-ranges="Juncao_Ruby_Redis_Locust.L53:Juncao_Ruby_Redis_Locust.L55 Juncao_Ruby_Redis_Locust.O52:Juncao_Ruby_Redis_Locust.O52 Juncao_Ruby_Redis_Locust.O53:Juncao_Ruby_Redis_Locust.O55 Juncao_Ruby_Redis_Locust.P52:Juncao_Ruby_Redis_Locust.P52 Juncao_Ruby_Redis_Locust.P53:Juncao_Ruby_Redis_Locust.P55 Juncao_Ruby_Redis_Locust.Q52:Juncao_Ruby_Redis_Locust.Q52 Juncao_Ruby_Redis_Locust.Q53:Juncao_Ruby_Redis_Locust.Q55 Juncao_Ruby_Redis_Locust.R52:Juncao_Ruby_Redis_Locust.R52 Juncao_Ruby_Redis_Locust.R53:Juncao_Ruby_Redis_Locust.R5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31.388cm" svg:height="8.999cm" svg:x="0cm" svg:y="18.562cm">
            <draw:object draw:notify-on-update-of-ranges="Juncao_Ruby_Redis_Locust.L59:Juncao_Ruby_Redis_Locust.L61 Juncao_Ruby_Redis_Locust.O58:Juncao_Ruby_Redis_Locust.O58 Juncao_Ruby_Redis_Locust.O59:Juncao_Ruby_Redis_Locust.O61 Juncao_Ruby_Redis_Locust.P58:Juncao_Ruby_Redis_Locust.P58 Juncao_Ruby_Redis_Locust.P59:Juncao_Ruby_Redis_Locust.P61 Juncao_Ruby_Redis_Locust.Q58:Juncao_Ruby_Redis_Locust.Q58 Juncao_Ruby_Redis_Locust.Q59:Juncao_Ruby_Redis_Locust.Q61 Juncao_Ruby_Redis_Locust.R58:Juncao_Ruby_Redis_Locust.R58 Juncao_Ruby_Redis_Locust.R59:Juncao_Ruby_Redis_Locust.R6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31.361cm" svg:height="8.999cm" svg:x="0cm" svg:y="27.964cm">
            <draw:object draw:notify-on-update-of-ranges="Juncao_Ruby_Redis_Locust.L65:Juncao_Ruby_Redis_Locust.L67 Juncao_Ruby_Redis_Locust.O64:Juncao_Ruby_Redis_Locust.O64 Juncao_Ruby_Redis_Locust.O65:Juncao_Ruby_Redis_Locust.O67 Juncao_Ruby_Redis_Locust.P64:Juncao_Ruby_Redis_Locust.P64 Juncao_Ruby_Redis_Locust.P65:Juncao_Ruby_Redis_Locust.P67 Juncao_Ruby_Redis_Locust.Q64:Juncao_Ruby_Redis_Locust.Q64 Juncao_Ruby_Redis_Locust.Q65:Juncao_Ruby_Redis_Locust.Q67 Juncao_Ruby_Redis_Locust.R64:Juncao_Ruby_Redis_Locust.R64 Juncao_Ruby_Redis_Locust.R65:Juncao_Ruby_Redis_Locust.R6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31.306cm" svg:height="8.999cm" svg:x="0cm" svg:y="36.97cm">
            <draw:object draw:notify-on-update-of-ranges="Juncao_Ruby_Redis_Locust.L71:Juncao_Ruby_Redis_Locust.L73 Juncao_Ruby_Redis_Locust.O70:Juncao_Ruby_Redis_Locust.O70 Juncao_Ruby_Redis_Locust.O71:Juncao_Ruby_Redis_Locust.O73 Juncao_Ruby_Redis_Locust.P70:Juncao_Ruby_Redis_Locust.P70 Juncao_Ruby_Redis_Locust.P71:Juncao_Ruby_Redis_Locust.P73 Juncao_Ruby_Redis_Locust.Q70:Juncao_Ruby_Redis_Locust.Q70 Juncao_Ruby_Redis_Locust.Q71:Juncao_Ruby_Redis_Locust.Q73 Juncao_Ruby_Redis_Locust.R70:Juncao_Ruby_Redis_Locust.R70 Juncao_Ruby_Redis_Locust.R71:Juncao_Ruby_Redis_Locust.R7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5" draw:style-name="gr1" draw:text-style-name="P1" svg:width="33.51cm" svg:height="8.999cm" svg:x="31.498cm" svg:y="0cm">
            <draw:object draw:notify-on-update-of-ranges="Juncao_Ruby_Redis_Locust.L77:Juncao_Ruby_Redis_Locust.L79 Juncao_Ruby_Redis_Locust.O76:Juncao_Ruby_Redis_Locust.O76 Juncao_Ruby_Redis_Locust.O77:Juncao_Ruby_Redis_Locust.O79 Juncao_Ruby_Redis_Locust.P76:Juncao_Ruby_Redis_Locust.P76 Juncao_Ruby_Redis_Locust.P77:Juncao_Ruby_Redis_Locust.P79 Juncao_Ruby_Redis_Locust.Q76:Juncao_Ruby_Redis_Locust.Q76 Juncao_Ruby_Redis_Locust.Q77:Juncao_Ruby_Redis_Locust.Q79 Juncao_Ruby_Redis_Locust.R76:Juncao_Ruby_Redis_Locust.R76 Juncao_Ruby_Redis_Locust.R77:Juncao_Ruby_Redis_Locust.R7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6" draw:style-name="gr1" draw:text-style-name="P1" svg:width="33.593cm" svg:height="8.999cm" svg:x="31.36cm" svg:y="9.104cm">
            <draw:object draw:notify-on-update-of-ranges="Juncao_Ruby_Redis_Locust.L83:Juncao_Ruby_Redis_Locust.L85 Juncao_Ruby_Redis_Locust.O82:Juncao_Ruby_Redis_Locust.O82 Juncao_Ruby_Redis_Locust.O83:Juncao_Ruby_Redis_Locust.O85 Juncao_Ruby_Redis_Locust.P82:Juncao_Ruby_Redis_Locust.P82 Juncao_Ruby_Redis_Locust.P83:Juncao_Ruby_Redis_Locust.P85 Juncao_Ruby_Redis_Locust.Q82:Juncao_Ruby_Redis_Locust.Q82 Juncao_Ruby_Redis_Locust.Q83:Juncao_Ruby_Redis_Locust.Q85 Juncao_Ruby_Redis_Locust.R82:Juncao_Ruby_Redis_Locust.R82 Juncao_Ruby_Redis_Locust.R83:Juncao_Ruby_Redis_Locust.R85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7" draw:style-name="gr1" draw:text-style-name="P1" svg:width="33.482cm" svg:height="8.999cm" svg:x="31.416cm" svg:y="18.473cm">
            <draw:object draw:notify-on-update-of-ranges="Juncao_Ruby_Redis_Locust.L89:Juncao_Ruby_Redis_Locust.L91 Juncao_Ruby_Redis_Locust.O88:Juncao_Ruby_Redis_Locust.O88 Juncao_Ruby_Redis_Locust.O89:Juncao_Ruby_Redis_Locust.O91 Juncao_Ruby_Redis_Locust.P88:Juncao_Ruby_Redis_Locust.P88 Juncao_Ruby_Redis_Locust.P89:Juncao_Ruby_Redis_Locust.P91 Juncao_Ruby_Redis_Locust.Q88:Juncao_Ruby_Redis_Locust.Q88 Juncao_Ruby_Redis_Locust.Q89:Juncao_Ruby_Redis_Locust.Q91 Juncao_Ruby_Redis_Locust.R88:Juncao_Ruby_Redis_Locust.R88 Juncao_Ruby_Redis_Locust.R89:Juncao_Ruby_Redis_Locust.R9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8" draw:style-name="gr1" draw:text-style-name="P1" svg:width="33.419cm" svg:height="8.999cm" svg:x="31.314cm" svg:y="27.514cm">
            <draw:object draw:notify-on-update-of-ranges="Juncao_Ruby_Redis_Locust.L95:Juncao_Ruby_Redis_Locust.L97 Juncao_Ruby_Redis_Locust.O94:Juncao_Ruby_Redis_Locust.O94 Juncao_Ruby_Redis_Locust.O95:Juncao_Ruby_Redis_Locust.O97 Juncao_Ruby_Redis_Locust.P94:Juncao_Ruby_Redis_Locust.P94 Juncao_Ruby_Redis_Locust.P95:Juncao_Ruby_Redis_Locust.P97 Juncao_Ruby_Redis_Locust.Q94:Juncao_Ruby_Redis_Locust.Q94 Juncao_Ruby_Redis_Locust.Q95:Juncao_Ruby_Redis_Locust.Q97 Juncao_Ruby_Redis_Locust.R94:Juncao_Ruby_Redis_Locust.R94 Juncao_Ruby_Redis_Locust.R95:Juncao_Ruby_Redis_Locust.R97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9" draw:style-name="gr1" draw:text-style-name="P1" svg:width="33.091cm" svg:height="8.999cm" svg:x="31.339cm" svg:y="36.543cm">
            <draw:object draw:notify-on-update-of-ranges="Juncao_Ruby_Redis_Locust.L101:Juncao_Ruby_Redis_Locust.L103 Juncao_Ruby_Redis_Locust.O100:Juncao_Ruby_Redis_Locust.O100 Juncao_Ruby_Redis_Locust.O101:Juncao_Ruby_Redis_Locust.O103 Juncao_Ruby_Redis_Locust.P100:Juncao_Ruby_Redis_Locust.P100 Juncao_Ruby_Redis_Locust.P101:Juncao_Ruby_Redis_Locust.P103 Juncao_Ruby_Redis_Locust.Q100:Juncao_Ruby_Redis_Locust.Q100 Juncao_Ruby_Redis_Locust.Q101:Juncao_Ruby_Redis_Locust.Q103 Juncao_Ruby_Redis_Locust.R100:Juncao_Ruby_Redis_Locust.R100 Juncao_Ruby_Redis_Locust.R101:Juncao_Ruby_Redis_Locust.R103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Juncao_Ruby_Redis_Locust" table:style-name="ta1">
        <table:shapes>
          <draw:frame draw:z-index="0" draw:style-name="gr1" draw:text-style-name="P1" svg:width="15.999cm" svg:height="8.999cm" svg:x="0.394cm" svg:y="20.049cm">
            <draw:object draw:notify-on-update-of-ranges="Juncao_Ruby_Redis_Locust.L47:Juncao_Ruby_Redis_Locust.L49 Juncao_Ruby_Redis_Locust.M46:Juncao_Ruby_Redis_Locust.M46 Juncao_Ruby_Redis_Locust.M47:Juncao_Ruby_Redis_Locust.M49 Juncao_Ruby_Redis_Locust.N46:Juncao_Ruby_Redis_Locust.N46 Juncao_Ruby_Redis_Locust.N47:Juncao_Ruby_Redis_Locust.N49 Juncao_Ruby_Redis_Locust.O46:Juncao_Ruby_Redis_Locust.O46 Juncao_Ruby_Redis_Locust.O47:Juncao_Ruby_Redis_Locust.O49 Juncao_Ruby_Redis_Locust.P46:Juncao_Ruby_Redis_Locust.P46 Juncao_Ruby_Redis_Locust.P47:Juncao_Ruby_Redis_Locust.P49 Juncao_Ruby_Redis_Locust.Q46:Juncao_Ruby_Redis_Locust.Q46 Juncao_Ruby_Redis_Locust.Q47:Juncao_Ruby_Redis_Locust.Q49 Juncao_Ruby_Redis_Locust.R46:Juncao_Ruby_Redis_Locust.R46 Juncao_Ruby_Redis_Locust.R47:Juncao_Ruby_Redis_Locust.R49 Juncao_Ruby_Redis_Locust.S46:Juncao_Ruby_Redis_Locust.S46 Juncao_Ruby_Redis_Locust.S47:Juncao_Ruby_Redis_Locust.S49 Juncao_Ruby_Redis_Locust.T46:Juncao_Ruby_Redis_Locust.T46 Juncao_Ruby_Redis_Locust.T47:Juncao_Ruby_Redis_Locust.T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642cm" svg:y="29.904cm">
            <draw:object draw:notify-on-update-of-ranges="Juncao_Ruby_Redis_Locust.L53:Juncao_Ruby_Redis_Locust.L55 Juncao_Ruby_Redis_Locust.M52:Juncao_Ruby_Redis_Locust.M52 Juncao_Ruby_Redis_Locust.M53:Juncao_Ruby_Redis_Locust.M55 Juncao_Ruby_Redis_Locust.N52:Juncao_Ruby_Redis_Locust.N52 Juncao_Ruby_Redis_Locust.N53:Juncao_Ruby_Redis_Locust.N55 Juncao_Ruby_Redis_Locust.O52:Juncao_Ruby_Redis_Locust.O52 Juncao_Ruby_Redis_Locust.O53:Juncao_Ruby_Redis_Locust.O55 Juncao_Ruby_Redis_Locust.P52:Juncao_Ruby_Redis_Locust.P52 Juncao_Ruby_Redis_Locust.P53:Juncao_Ruby_Redis_Locust.P55 Juncao_Ruby_Redis_Locust.Q52:Juncao_Ruby_Redis_Locust.Q52 Juncao_Ruby_Redis_Locust.Q53:Juncao_Ruby_Redis_Locust.Q55 Juncao_Ruby_Redis_Locust.R52:Juncao_Ruby_Redis_Locust.R52 Juncao_Ruby_Redis_Locust.R53:Juncao_Ruby_Redis_Locust.R55 Juncao_Ruby_Redis_Locust.S52:Juncao_Ruby_Redis_Locust.S52 Juncao_Ruby_Redis_Locust.S53:Juncao_Ruby_Redis_Locust.S55 Juncao_Ruby_Redis_Locust.T52:Juncao_Ruby_Redis_Locust.T52 Juncao_Ruby_Redis_Locust.T53:Juncao_Ruby_Redis_Locust.T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395cm" svg:y="39.2cm">
            <draw:object draw:notify-on-update-of-ranges="Juncao_Ruby_Redis_Locust.L59:Juncao_Ruby_Redis_Locust.L61 Juncao_Ruby_Redis_Locust.M58:Juncao_Ruby_Redis_Locust.M58 Juncao_Ruby_Redis_Locust.M59:Juncao_Ruby_Redis_Locust.M61 Juncao_Ruby_Redis_Locust.N58:Juncao_Ruby_Redis_Locust.N58 Juncao_Ruby_Redis_Locust.N59:Juncao_Ruby_Redis_Locust.N61 Juncao_Ruby_Redis_Locust.O58:Juncao_Ruby_Redis_Locust.O58 Juncao_Ruby_Redis_Locust.O59:Juncao_Ruby_Redis_Locust.O61 Juncao_Ruby_Redis_Locust.P58:Juncao_Ruby_Redis_Locust.P58 Juncao_Ruby_Redis_Locust.P59:Juncao_Ruby_Redis_Locust.P61 Juncao_Ruby_Redis_Locust.Q58:Juncao_Ruby_Redis_Locust.Q58 Juncao_Ruby_Redis_Locust.Q59:Juncao_Ruby_Redis_Locust.Q61 Juncao_Ruby_Redis_Locust.R58:Juncao_Ruby_Redis_Locust.R58 Juncao_Ruby_Redis_Locust.R59:Juncao_Ruby_Redis_Locust.R61 Juncao_Ruby_Redis_Locust.S58:Juncao_Ruby_Redis_Locust.S58 Juncao_Ruby_Redis_Locust.S59:Juncao_Ruby_Redis_Locust.S61 Juncao_Ruby_Redis_Locust.T58:Juncao_Ruby_Redis_Locust.T58 Juncao_Ruby_Redis_Locust.T59:Juncao_Ruby_Redis_Locust.T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.371cm" svg:y="48.363cm">
            <draw:object draw:notify-on-update-of-ranges="Juncao_Ruby_Redis_Locust.L65:Juncao_Ruby_Redis_Locust.L67 Juncao_Ruby_Redis_Locust.M64:Juncao_Ruby_Redis_Locust.M64 Juncao_Ruby_Redis_Locust.M65:Juncao_Ruby_Redis_Locust.M67 Juncao_Ruby_Redis_Locust.N64:Juncao_Ruby_Redis_Locust.N64 Juncao_Ruby_Redis_Locust.N65:Juncao_Ruby_Redis_Locust.N67 Juncao_Ruby_Redis_Locust.O64:Juncao_Ruby_Redis_Locust.O64 Juncao_Ruby_Redis_Locust.O65:Juncao_Ruby_Redis_Locust.O67 Juncao_Ruby_Redis_Locust.P64:Juncao_Ruby_Redis_Locust.P64 Juncao_Ruby_Redis_Locust.P65:Juncao_Ruby_Redis_Locust.P67 Juncao_Ruby_Redis_Locust.Q64:Juncao_Ruby_Redis_Locust.Q64 Juncao_Ruby_Redis_Locust.Q65:Juncao_Ruby_Redis_Locust.Q67 Juncao_Ruby_Redis_Locust.R64:Juncao_Ruby_Redis_Locust.R64 Juncao_Ruby_Redis_Locust.R65:Juncao_Ruby_Redis_Locust.R67 Juncao_Ruby_Redis_Locust.S64:Juncao_Ruby_Redis_Locust.S64 Juncao_Ruby_Redis_Locust.S65:Juncao_Ruby_Redis_Locust.S67 Juncao_Ruby_Redis_Locust.T64:Juncao_Ruby_Redis_Locust.T64 Juncao_Ruby_Redis_Locust.T65:Juncao_Ruby_Redis_Locust.T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0.312cm" svg:y="57.635cm">
            <draw:object draw:notify-on-update-of-ranges="Juncao_Ruby_Redis_Locust.L71:Juncao_Ruby_Redis_Locust.L73 Juncao_Ruby_Redis_Locust.M70:Juncao_Ruby_Redis_Locust.M70 Juncao_Ruby_Redis_Locust.M71:Juncao_Ruby_Redis_Locust.M73 Juncao_Ruby_Redis_Locust.N70:Juncao_Ruby_Redis_Locust.N70 Juncao_Ruby_Redis_Locust.N71:Juncao_Ruby_Redis_Locust.N73 Juncao_Ruby_Redis_Locust.O70:Juncao_Ruby_Redis_Locust.O70 Juncao_Ruby_Redis_Locust.O71:Juncao_Ruby_Redis_Locust.O73 Juncao_Ruby_Redis_Locust.P70:Juncao_Ruby_Redis_Locust.P70 Juncao_Ruby_Redis_Locust.P71:Juncao_Ruby_Redis_Locust.P73 Juncao_Ruby_Redis_Locust.Q70:Juncao_Ruby_Redis_Locust.Q70 Juncao_Ruby_Redis_Locust.Q71:Juncao_Ruby_Redis_Locust.Q73 Juncao_Ruby_Redis_Locust.R70:Juncao_Ruby_Redis_Locust.R70 Juncao_Ruby_Redis_Locust.R71:Juncao_Ruby_Redis_Locust.R73 Juncao_Ruby_Redis_Locust.S70:Juncao_Ruby_Redis_Locust.S70 Juncao_Ruby_Redis_Locust.S71:Juncao_Ruby_Redis_Locust.S73 Juncao_Ruby_Redis_Locust.T70:Juncao_Ruby_Redis_Locust.T70 Juncao_Ruby_Redis_Locust.T71:Juncao_Ruby_Redis_Locust.T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0cm" svg:y="66.823cm">
            <draw:object draw:notify-on-update-of-ranges="Juncao_Ruby_Redis_Locust.L77:Juncao_Ruby_Redis_Locust.L79 Juncao_Ruby_Redis_Locust.M76:Juncao_Ruby_Redis_Locust.M76 Juncao_Ruby_Redis_Locust.M77:Juncao_Ruby_Redis_Locust.M79 Juncao_Ruby_Redis_Locust.N76:Juncao_Ruby_Redis_Locust.N76 Juncao_Ruby_Redis_Locust.N77:Juncao_Ruby_Redis_Locust.N79 Juncao_Ruby_Redis_Locust.O76:Juncao_Ruby_Redis_Locust.O76 Juncao_Ruby_Redis_Locust.O77:Juncao_Ruby_Redis_Locust.O79 Juncao_Ruby_Redis_Locust.P76:Juncao_Ruby_Redis_Locust.P76 Juncao_Ruby_Redis_Locust.P77:Juncao_Ruby_Redis_Locust.P79 Juncao_Ruby_Redis_Locust.Q76:Juncao_Ruby_Redis_Locust.Q76 Juncao_Ruby_Redis_Locust.Q77:Juncao_Ruby_Redis_Locust.Q79 Juncao_Ruby_Redis_Locust.R76:Juncao_Ruby_Redis_Locust.R76 Juncao_Ruby_Redis_Locust.R77:Juncao_Ruby_Redis_Locust.R79 Juncao_Ruby_Redis_Locust.S76:Juncao_Ruby_Redis_Locust.S76 Juncao_Ruby_Redis_Locust.S77:Juncao_Ruby_Redis_Locust.S79 Juncao_Ruby_Redis_Locust.T76:Juncao_Ruby_Redis_Locust.T76 Juncao_Ruby_Redis_Locust.T77:Juncao_Ruby_Redis_Locust.T7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0cm" svg:y="75.988cm">
            <draw:object draw:notify-on-update-of-ranges="Juncao_Ruby_Redis_Locust.L83:Juncao_Ruby_Redis_Locust.L85 Juncao_Ruby_Redis_Locust.M82:Juncao_Ruby_Redis_Locust.M82 Juncao_Ruby_Redis_Locust.M83:Juncao_Ruby_Redis_Locust.M85 Juncao_Ruby_Redis_Locust.N82:Juncao_Ruby_Redis_Locust.N82 Juncao_Ruby_Redis_Locust.N83:Juncao_Ruby_Redis_Locust.N85 Juncao_Ruby_Redis_Locust.O82:Juncao_Ruby_Redis_Locust.O82 Juncao_Ruby_Redis_Locust.O83:Juncao_Ruby_Redis_Locust.O85 Juncao_Ruby_Redis_Locust.P82:Juncao_Ruby_Redis_Locust.P82 Juncao_Ruby_Redis_Locust.P83:Juncao_Ruby_Redis_Locust.P85 Juncao_Ruby_Redis_Locust.Q82:Juncao_Ruby_Redis_Locust.Q82 Juncao_Ruby_Redis_Locust.Q83:Juncao_Ruby_Redis_Locust.Q85 Juncao_Ruby_Redis_Locust.R82:Juncao_Ruby_Redis_Locust.R82 Juncao_Ruby_Redis_Locust.R83:Juncao_Ruby_Redis_Locust.R85 Juncao_Ruby_Redis_Locust.S82:Juncao_Ruby_Redis_Locust.S82 Juncao_Ruby_Redis_Locust.S83:Juncao_Ruby_Redis_Locust.S85 Juncao_Ruby_Redis_Locust.T82:Juncao_Ruby_Redis_Locust.T82 Juncao_Ruby_Redis_Locust.T83:Juncao_Ruby_Redis_Locust.T8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0cm" svg:y="85.091cm">
            <draw:object draw:notify-on-update-of-ranges="Juncao_Ruby_Redis_Locust.L89:Juncao_Ruby_Redis_Locust.L91 Juncao_Ruby_Redis_Locust.M88:Juncao_Ruby_Redis_Locust.M88 Juncao_Ruby_Redis_Locust.M89:Juncao_Ruby_Redis_Locust.M91 Juncao_Ruby_Redis_Locust.N88:Juncao_Ruby_Redis_Locust.N88 Juncao_Ruby_Redis_Locust.N89:Juncao_Ruby_Redis_Locust.N91 Juncao_Ruby_Redis_Locust.O88:Juncao_Ruby_Redis_Locust.O88 Juncao_Ruby_Redis_Locust.O89:Juncao_Ruby_Redis_Locust.O91 Juncao_Ruby_Redis_Locust.P88:Juncao_Ruby_Redis_Locust.P88 Juncao_Ruby_Redis_Locust.P89:Juncao_Ruby_Redis_Locust.P91 Juncao_Ruby_Redis_Locust.Q88:Juncao_Ruby_Redis_Locust.Q88 Juncao_Ruby_Redis_Locust.Q89:Juncao_Ruby_Redis_Locust.Q91 Juncao_Ruby_Redis_Locust.R88:Juncao_Ruby_Redis_Locust.R88 Juncao_Ruby_Redis_Locust.R89:Juncao_Ruby_Redis_Locust.R91 Juncao_Ruby_Redis_Locust.S88:Juncao_Ruby_Redis_Locust.S88 Juncao_Ruby_Redis_Locust.S89:Juncao_Ruby_Redis_Locust.S91 Juncao_Ruby_Redis_Locust.T88:Juncao_Ruby_Redis_Locust.T88 Juncao_Ruby_Redis_Locust.T89:Juncao_Ruby_Redis_Locust.T9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0.093cm" svg:y="94.291cm">
            <draw:object draw:notify-on-update-of-ranges="Juncao_Ruby_Redis_Locust.L95:Juncao_Ruby_Redis_Locust.L97 Juncao_Ruby_Redis_Locust.M94:Juncao_Ruby_Redis_Locust.M94 Juncao_Ruby_Redis_Locust.M95:Juncao_Ruby_Redis_Locust.M97 Juncao_Ruby_Redis_Locust.N94:Juncao_Ruby_Redis_Locust.N94 Juncao_Ruby_Redis_Locust.N95:Juncao_Ruby_Redis_Locust.N97 Juncao_Ruby_Redis_Locust.O94:Juncao_Ruby_Redis_Locust.O94 Juncao_Ruby_Redis_Locust.O95:Juncao_Ruby_Redis_Locust.O97 Juncao_Ruby_Redis_Locust.P94:Juncao_Ruby_Redis_Locust.P94 Juncao_Ruby_Redis_Locust.P95:Juncao_Ruby_Redis_Locust.P97 Juncao_Ruby_Redis_Locust.Q94:Juncao_Ruby_Redis_Locust.Q94 Juncao_Ruby_Redis_Locust.Q95:Juncao_Ruby_Redis_Locust.Q97 Juncao_Ruby_Redis_Locust.R94:Juncao_Ruby_Redis_Locust.R94 Juncao_Ruby_Redis_Locust.R95:Juncao_Ruby_Redis_Locust.R97 Juncao_Ruby_Redis_Locust.S94:Juncao_Ruby_Redis_Locust.S94 Juncao_Ruby_Redis_Locust.S95:Juncao_Ruby_Redis_Locust.S97 Juncao_Ruby_Redis_Locust.T94:Juncao_Ruby_Redis_Locust.T94 Juncao_Ruby_Redis_Locust.T95:Juncao_Ruby_Redis_Locust.T9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0.01cm" svg:y="103.295cm">
            <draw:object draw:notify-on-update-of-ranges="Juncao_Ruby_Redis_Locust.L101:Juncao_Ruby_Redis_Locust.L103 Juncao_Ruby_Redis_Locust.M100:Juncao_Ruby_Redis_Locust.M100 Juncao_Ruby_Redis_Locust.M101:Juncao_Ruby_Redis_Locust.M103 Juncao_Ruby_Redis_Locust.N100:Juncao_Ruby_Redis_Locust.N100 Juncao_Ruby_Redis_Locust.N101:Juncao_Ruby_Redis_Locust.N103 Juncao_Ruby_Redis_Locust.O100:Juncao_Ruby_Redis_Locust.O100 Juncao_Ruby_Redis_Locust.O101:Juncao_Ruby_Redis_Locust.O103 Juncao_Ruby_Redis_Locust.P100:Juncao_Ruby_Redis_Locust.P100 Juncao_Ruby_Redis_Locust.P101:Juncao_Ruby_Redis_Locust.P103 Juncao_Ruby_Redis_Locust.Q100:Juncao_Ruby_Redis_Locust.Q100 Juncao_Ruby_Redis_Locust.Q101:Juncao_Ruby_Redis_Locust.Q103 Juncao_Ruby_Redis_Locust.R100:Juncao_Ruby_Redis_Locust.R100 Juncao_Ruby_Redis_Locust.R101:Juncao_Ruby_Redis_Locust.R103 Juncao_Ruby_Redis_Locust.S100:Juncao_Ruby_Redis_Locust.S100 Juncao_Ruby_Redis_Locust.S101:Juncao_Ruby_Redis_Locust.S103 Juncao_Ruby_Redis_Locust.T100:Juncao_Ruby_Redis_Locust.T100 Juncao_Ruby_Redis_Locust.T101:Juncao_Ruby_Redis_Locust.T10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4" table:default-cell-style-name="Default"/>
        <table:table-column table:style-name="co18" table:default-cell-style-name="Default"/>
        <table:table-column table:style-name="co14" table:number-columns-repeated="9" table:default-cell-style-name="Default"/>
        <table:table-column table:style-name="co14" table:number-columns-repeated="10" table:default-cell-style-name="ce2"/>
        <table:table-column table:style-name="co14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quest Count</text:p>
          </table:table-cell>
          <table:table-cell table:style-name="ce2" office:value-type="string" calcext:value-type="string">
            <text:p>Failure Count</text:p>
          </table:table-cell>
          <table:table-cell table:style-name="ce2" office:value-type="string" calcext:value-type="string">
            <text:p>Median Response Time</text:p>
          </table:table-cell>
          <table:table-cell table:style-name="ce2" office:value-type="string" calcext:value-type="string">
            <text:p>Average Response Time</text:p>
          </table:table-cell>
          <table:table-cell table:style-name="ce2" office:value-type="string" calcext:value-type="string">
            <text:p>Min Response Time</text:p>
          </table:table-cell>
          <table:table-cell table:style-name="ce2" office:value-type="string" calcext:value-type="string">
            <text:p>Max Response Time</text:p>
          </table:table-cell>
          <table:table-cell table:style-name="ce2" office:value-type="string" calcext:value-type="string">
            <text:p>Average Content Size</text:p>
          </table:table-cell>
          <table:table-cell table:style-name="ce2" office:value-type="string" calcext:value-type="string">
            <text:p>Requests/s</text:p>
          </table:table-cell>
          <table:table-cell table:style-name="ce2" office:value-type="string" calcext:value-type="string">
            <text:p>Failures/s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99%</text:p>
          </table:table-cell>
          <table:table-cell office:value-type="float" office:value="0.999" calcext:value-type="float">
            <text:p>1,00</text:p>
          </table:table-cell>
          <table:table-cell office:value-type="float" office:value="0.9999" calcext:value-type="float">
            <text:p>1,00</text:p>
          </table:table-cell>
          <table:table-cell table:style-name="ce2" office:value-type="string" calcext:value-type="string">
            <text:p>100%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carlosruan12307?tab=repositories</text:p>
          </table:table-cell>
          <table:table-cell table:style-name="ce2" office:value-type="float" office:value="5475" calcext:value-type="float">
            <text:p>5475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15.4410803961501" calcext:value-type="float">
            <text:p>15,44</text:p>
          </table:table-cell>
          <table:table-cell table:style-name="ce2" office:value-type="float" office:value="7.49040400114609" calcext:value-type="float">
            <text:p>7,49</text:p>
          </table:table-cell>
          <table:table-cell table:style-name="ce2" office:value-type="float" office:value="1022.63369400134" calcext:value-type="float">
            <text:p>1022,63</text:p>
          </table:table-cell>
          <table:table-cell table:style-name="ce2" office:value-type="float" office:value="14328" calcext:value-type="float">
            <text:p>14328,00</text:p>
          </table:table-cell>
          <table:table-cell table:style-name="ce2" office:value-type="float" office:value="62.609591083297" calcext:value-type="float">
            <text:p>62,61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table:number-columns-repeated="2" office:value-type="float" office:value="15" calcext:value-type="float">
            <text:p>15,00</text:p>
          </table:table-cell>
          <table:table-cell office:value-type="float" office:value="18" calcext:value-type="float">
            <text:p>18,00</text:p>
          </table:table-cell>
          <table:table-cell office:value-type="float" office:value="20" calcext:value-type="float">
            <text:p>20,00</text:p>
          </table:table-cell>
          <table:table-cell office:value-type="float" office:value="23" calcext:value-type="float">
            <text:p>23,00</text:p>
          </table:table-cell>
          <table:table-cell office:value-type="float" office:value="26" calcext:value-type="float">
            <text:p>26,00</text:p>
          </table:table-cell>
          <table:table-cell office:value-type="float" office:value="880" calcext:value-type="float">
            <text:p>880,00</text:p>
          </table:table-cell>
          <table:table-cell office:value-type="float" office:value="1000" calcext:value-type="float">
            <text:p>1000,00</text:p>
          </table:table-cell>
          <table:table-cell table:style-name="ce2" office:value-type="float" office:value="1000" calcext:value-type="float">
            <text:p>10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covid19india/covid19india-react</text:p>
          </table:table-cell>
          <table:table-cell table:style-name="ce2" office:value-type="float" office:value="5475" calcext:value-type="float">
            <text:p>5475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4" calcext:value-type="float">
            <text:p>14,00</text:p>
          </table:table-cell>
          <table:table-cell table:style-name="ce2" office:value-type="float" office:value="15.8957777388064" calcext:value-type="float">
            <text:p>15,90</text:p>
          </table:table-cell>
          <table:table-cell table:style-name="ce2" office:value-type="float" office:value="7.02882000041427" calcext:value-type="float">
            <text:p>7,03</text:p>
          </table:table-cell>
          <table:table-cell table:style-name="ce2" office:value-type="float" office:value="1135.29481699879" calcext:value-type="float">
            <text:p>1135,29</text:p>
          </table:table-cell>
          <table:table-cell table:style-name="ce2" office:value-type="float" office:value="19012.5316894977" calcext:value-type="float">
            <text:p>19012,53</text:p>
          </table:table-cell>
          <table:table-cell table:style-name="ce2" office:value-type="float" office:value="62.609591083297" calcext:value-type="float">
            <text:p>62,61</text:p>
          </table:table-cell>
          <table:table-cell table:style-name="ce2" office:value-type="float" office:value="0" calcext:value-type="float">
            <text:p>0,00</text:p>
          </table:table-cell>
          <table:table-cell table:number-columns-repeated="2"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1" calcext:value-type="float">
            <text:p>21,00</text:p>
          </table:table-cell>
          <table:table-cell office:value-type="float" office:value="24" calcext:value-type="float">
            <text:p>24,00</text:p>
          </table:table-cell>
          <table:table-cell office:value-type="float" office:value="28" calcext:value-type="float">
            <text:p>28,00</text:p>
          </table:table-cell>
          <table:table-cell office:value-type="float" office:value="940" calcext:value-type="float">
            <text:p>940,00</text:p>
          </table:table-cell>
          <table:table-cell office:value-type="float" office:value="1100" calcext:value-type="float">
            <text:p>1100,00</text:p>
          </table:table-cell>
          <table:table-cell table:style-name="ce2" office:value-type="float" office:value="1100" calcext:value-type="float">
            <text:p>11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etcd-io/etcd</text:p>
          </table:table-cell>
          <table:table-cell table:style-name="ce2" office:value-type="float" office:value="5473" calcext:value-type="float">
            <text:p>5473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16.5765568289897" calcext:value-type="float">
            <text:p>16,58</text:p>
          </table:table-cell>
          <table:table-cell table:style-name="ce2" office:value-type="float" office:value="7.52674400064279" calcext:value-type="float">
            <text:p>7,53</text:p>
          </table:table-cell>
          <table:table-cell table:style-name="ce2" office:value-type="float" office:value="1666.71108499941" calcext:value-type="float">
            <text:p>1666,71</text:p>
          </table:table-cell>
          <table:table-cell table:style-name="ce2" office:value-type="float" office:value="26755" calcext:value-type="float">
            <text:p>26755,00</text:p>
          </table:table-cell>
          <table:table-cell table:style-name="ce2" office:value-type="float" office:value="62.5867199997963" calcext:value-type="float">
            <text:p>62,59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1" calcext:value-type="float">
            <text:p>21,00</text:p>
          </table:table-cell>
          <table:table-cell office:value-type="float" office:value="24" calcext:value-type="float">
            <text:p>24,00</text:p>
          </table:table-cell>
          <table:table-cell office:value-type="float" office:value="27" calcext:value-type="float">
            <text:p>27,00</text:p>
          </table:table-cell>
          <table:table-cell office:value-type="float" office:value="1500" calcext:value-type="float">
            <text:p>1500,00</text:p>
          </table:table-cell>
          <table:table-cell office:value-type="float" office:value="1700" calcext:value-type="float">
            <text:p>1700,00</text:p>
          </table:table-cell>
          <table:table-cell table:style-name="ce2" office:value-type="float" office:value="1700" calcext:value-type="float">
            <text:p>17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facebook/react-native</text:p>
          </table:table-cell>
          <table:table-cell table:style-name="ce2" office:value-type="float" office:value="5471" calcext:value-type="float">
            <text:p>5471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16.1635293443775" calcext:value-type="float">
            <text:p>16,16</text:p>
          </table:table-cell>
          <table:table-cell table:style-name="ce2" office:value-type="float" office:value="6.84075500066683" calcext:value-type="float">
            <text:p>6,84</text:p>
          </table:table-cell>
          <table:table-cell table:style-name="ce2" office:value-type="float" office:value="1327.33777300018" calcext:value-type="float">
            <text:p>1327,34</text:p>
          </table:table-cell>
          <table:table-cell table:style-name="ce2" office:value-type="float" office:value="26705.3112776458" calcext:value-type="float">
            <text:p>26705,31</text:p>
          </table:table-cell>
          <table:table-cell table:style-name="ce2" office:value-type="float" office:value="62.5638489162955" calcext:value-type="float">
            <text:p>62,56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1" calcext:value-type="float">
            <text:p>21,00</text:p>
          </table:table-cell>
          <table:table-cell office:value-type="float" office:value="24" calcext:value-type="float">
            <text:p>24,00</text:p>
          </table:table-cell>
          <table:table-cell office:value-type="float" office:value="27" calcext:value-type="float">
            <text:p>27,00</text:p>
          </table:table-cell>
          <table:table-cell office:value-type="float" office:value="1100" calcext:value-type="float">
            <text:p>1100,00</text:p>
          </table:table-cell>
          <table:table-cell office:value-type="float" office:value="1300" calcext:value-type="float">
            <text:p>1300,00</text:p>
          </table:table-cell>
          <table:table-cell table:style-name="ce2" office:value-type="float" office:value="1300" calcext:value-type="float">
            <text:p>13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macrozheng/mall</text:p>
          </table:table-cell>
          <table:table-cell table:style-name="ce2" office:value-type="float" office:value="5473" calcext:value-type="float">
            <text:p>5473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15.5897443294379" calcext:value-type="float">
            <text:p>15,59</text:p>
          </table:table-cell>
          <table:table-cell table:style-name="ce2" office:value-type="float" office:value="7.65103899902897" calcext:value-type="float">
            <text:p>7,65</text:p>
          </table:table-cell>
          <table:table-cell table:style-name="ce2" office:value-type="float" office:value="1078.52392600034" calcext:value-type="float">
            <text:p>1078,52</text:p>
          </table:table-cell>
          <table:table-cell table:style-name="ce2" office:value-type="float" office:value="28266.7045496072" calcext:value-type="float">
            <text:p>28266,70</text:p>
          </table:table-cell>
          <table:table-cell table:style-name="ce2" office:value-type="float" office:value="62.5867199997963" calcext:value-type="float">
            <text:p>62,59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9" calcext:value-type="float">
            <text:p>19,00</text:p>
          </table:table-cell>
          <table:table-cell office:value-type="float" office:value="21" calcext:value-type="float">
            <text:p>21,00</text:p>
          </table:table-cell>
          <table:table-cell office:value-type="float" office:value="25" calcext:value-type="float">
            <text:p>25,00</text:p>
          </table:table-cell>
          <table:table-cell office:value-type="float" office:value="28" calcext:value-type="float">
            <text:p>28,00</text:p>
          </table:table-cell>
          <table:table-cell office:value-type="float" office:value="720" calcext:value-type="float">
            <text:p>720,00</text:p>
          </table:table-cell>
          <table:table-cell office:value-type="float" office:value="1100" calcext:value-type="float">
            <text:p>1100,00</text:p>
          </table:table-cell>
          <table:table-cell table:style-name="ce2" office:value-type="float" office:value="1100" calcext:value-type="float">
            <text:p>11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spring-projects/spring-boot</text:p>
          </table:table-cell>
          <table:table-cell table:style-name="ce2" office:value-type="float" office:value="5476" calcext:value-type="float">
            <text:p>5476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15.9787345640978" calcext:value-type="float">
            <text:p>15,98</text:p>
          </table:table-cell>
          <table:table-cell table:style-name="ce2" office:value-type="float" office:value="7.05348700103059" calcext:value-type="float">
            <text:p>7,05</text:p>
          </table:table-cell>
          <table:table-cell table:style-name="ce2" office:value-type="float" office:value="1300.48037399865" calcext:value-type="float">
            <text:p>1300,48</text:p>
          </table:table-cell>
          <table:table-cell table:style-name="ce2" office:value-type="float" office:value="28176" calcext:value-type="float">
            <text:p>28176,00</text:p>
          </table:table-cell>
          <table:table-cell table:style-name="ce2" office:value-type="float" office:value="62.6210266250474" calcext:value-type="float">
            <text:p>62,62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1" calcext:value-type="float">
            <text:p>21,00</text:p>
          </table:table-cell>
          <table:table-cell office:value-type="float" office:value="25" calcext:value-type="float">
            <text:p>25,00</text:p>
          </table:table-cell>
          <table:table-cell office:value-type="float" office:value="29" calcext:value-type="float">
            <text:p>29,00</text:p>
          </table:table-cell>
          <table:table-cell office:value-type="float" office:value="900" calcext:value-type="float">
            <text:p>900,00</text:p>
          </table:table-cell>
          <table:table-cell office:value-type="float" office:value="1300" calcext:value-type="float">
            <text:p>1300,00</text:p>
          </table:table-cell>
          <table:table-cell table:style-name="ce2" office:value-type="float" office:value="1300" calcext:value-type="float">
            <text:p>13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topics/aws</text:p>
          </table:table-cell>
          <table:table-cell table:style-name="ce2" office:value-type="float" office:value="5475" calcext:value-type="float">
            <text:p>5475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14.6256406131316" calcext:value-type="float">
            <text:p>14,63</text:p>
          </table:table-cell>
          <table:table-cell table:style-name="ce2" office:value-type="float" office:value="8.12787199902232" calcext:value-type="float">
            <text:p>8,13</text:p>
          </table:table-cell>
          <table:table-cell table:style-name="ce2" office:value-type="float" office:value="326.682058999722" calcext:value-type="float">
            <text:p>326,68</text:p>
          </table:table-cell>
          <table:table-cell table:style-name="ce2" office:value-type="float" office:value="37847" calcext:value-type="float">
            <text:p>37847,00</text:p>
          </table:table-cell>
          <table:table-cell table:style-name="ce2" office:value-type="float" office:value="62.609591083297" calcext:value-type="float">
            <text:p>62,61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 office:value-type="float" office:value="25" calcext:value-type="float">
            <text:p>25,00</text:p>
          </table:table-cell>
          <table:table-cell office:value-type="float" office:value="29" calcext:value-type="float">
            <text:p>29,00</text:p>
          </table:table-cell>
          <table:table-cell office:value-type="float" office:value="75" calcext:value-type="float">
            <text:p>75,00</text:p>
          </table:table-cell>
          <table:table-cell office:value-type="float" office:value="330" calcext:value-type="float">
            <text:p>330,00</text:p>
          </table:table-cell>
          <table:table-cell table:style-name="ce2" office:value-type="float" office:value="330" calcext:value-type="float">
            <text:p>33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twbs/bootstrap</text:p>
          </table:table-cell>
          <table:table-cell table:style-name="ce2" office:value-type="float" office:value="5473" calcext:value-type="float">
            <text:p>5473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15.6372355678724" calcext:value-type="float">
            <text:p>15,64</text:p>
          </table:table-cell>
          <table:table-cell table:style-name="ce2" office:value-type="float" office:value="6.90940399908868" calcext:value-type="float">
            <text:p>6,91</text:p>
          </table:table-cell>
          <table:table-cell table:style-name="ce2" office:value-type="float" office:value="1142.99996800037" calcext:value-type="float">
            <text:p>1143,00</text:p>
          </table:table-cell>
          <table:table-cell table:style-name="ce2" office:value-type="float" office:value="28395.3398501736" calcext:value-type="float">
            <text:p>28395,34</text:p>
          </table:table-cell>
          <table:table-cell table:style-name="ce2" office:value-type="float" office:value="62.5867199997963" calcext:value-type="float">
            <text:p>62,59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1" calcext:value-type="float">
            <text:p>21,00</text:p>
          </table:table-cell>
          <table:table-cell office:value-type="float" office:value="26" calcext:value-type="float">
            <text:p>26,00</text:p>
          </table:table-cell>
          <table:table-cell office:value-type="float" office:value="29" calcext:value-type="float">
            <text:p>29,00</text:p>
          </table:table-cell>
          <table:table-cell office:value-type="float" office:value="700" calcext:value-type="float">
            <text:p>700,00</text:p>
          </table:table-cell>
          <table:table-cell office:value-type="float" office:value="1100" calcext:value-type="float">
            <text:p>1100,00</text:p>
          </table:table-cell>
          <table:table-cell table:style-name="ce2" office:value-type="float" office:value="1100" calcext:value-type="float">
            <text:p>11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news.ycombinator.com/</text:p>
          </table:table-cell>
          <table:table-cell table:style-name="ce2" office:value-type="float" office:value="5477" calcext:value-type="float">
            <text:p>5477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15.448535570929" calcext:value-type="float">
            <text:p>15,45</text:p>
          </table:table-cell>
          <table:table-cell table:style-name="ce2" office:value-type="float" office:value="7.5218740003038" calcext:value-type="float">
            <text:p>7,52</text:p>
          </table:table-cell>
          <table:table-cell table:style-name="ce2" office:value-type="float" office:value="942.287630999999" calcext:value-type="float">
            <text:p>942,29</text:p>
          </table:table-cell>
          <table:table-cell table:style-name="ce2" office:value-type="float" office:value="24531.1825817053" calcext:value-type="float">
            <text:p>24531,18</text:p>
          </table:table-cell>
          <table:table-cell table:style-name="ce2" office:value-type="float" office:value="62.6324621667978" calcext:value-type="float">
            <text:p>62,63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1" calcext:value-type="float">
            <text:p>21,00</text:p>
          </table:table-cell>
          <table:table-cell office:value-type="float" office:value="25" calcext:value-type="float">
            <text:p>25,00</text:p>
          </table:table-cell>
          <table:table-cell office:value-type="float" office:value="28" calcext:value-type="float">
            <text:p>28,00</text:p>
          </table:table-cell>
          <table:table-cell office:value-type="float" office:value="770" calcext:value-type="float">
            <text:p>770,00</text:p>
          </table:table-cell>
          <table:table-cell office:value-type="float" office:value="940" calcext:value-type="float">
            <text:p>940,00</text:p>
          </table:table-cell>
          <table:table-cell table:style-name="ce2" office:value-type="float" office:value="940" calcext:value-type="float">
            <text:p>94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www.reddit.com/r/brdev/</text:p>
          </table:table-cell>
          <table:table-cell table:style-name="ce2" office:value-type="float" office:value="5480" calcext:value-type="float">
            <text:p>548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16.832551102183" calcext:value-type="float">
            <text:p>16,83</text:p>
          </table:table-cell>
          <table:table-cell table:style-name="ce2" office:value-type="float" office:value="6.80106899926614" calcext:value-type="float">
            <text:p>6,80</text:p>
          </table:table-cell>
          <table:table-cell table:style-name="ce2" office:value-type="float" office:value="2836.98887199898" calcext:value-type="float">
            <text:p>2836,99</text:p>
          </table:table-cell>
          <table:table-cell table:style-name="ce2" office:value-type="float" office:value="10996" calcext:value-type="float">
            <text:p>10996,00</text:p>
          </table:table-cell>
          <table:table-cell table:style-name="ce2" office:value-type="float" office:value="62.6667687920489" calcext:value-type="float">
            <text:p>62,67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table:number-columns-repeated="2"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 office:value-type="float" office:value="23" calcext:value-type="float">
            <text:p>23,00</text:p>
          </table:table-cell>
          <table:table-cell office:value-type="float" office:value="27" calcext:value-type="float">
            <text:p>27,00</text:p>
          </table:table-cell>
          <table:table-cell office:value-type="float" office:value="1700" calcext:value-type="float">
            <text:p>1700,00</text:p>
          </table:table-cell>
          <table:table-cell office:value-type="float" office:value="2800" calcext:value-type="float">
            <text:p>2800,00</text:p>
          </table:table-cell>
          <table:table-cell table:style-name="ce2" office:value-type="float" office:value="2800" calcext:value-type="float">
            <text:p>2800,0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ggregated</text:p>
          </table:table-cell>
          <table:table-cell table:style-name="ce2" office:value-type="float" office:value="54748" calcext:value-type="float">
            <text:p>54748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3" calcext:value-type="float">
            <text:p>13,00</text:p>
          </table:table-cell>
          <table:table-cell table:style-name="ce2" office:value-type="float" office:value="15.8189827213205" calcext:value-type="float">
            <text:p>15,82</text:p>
          </table:table-cell>
          <table:table-cell table:style-name="ce2" office:value-type="float" office:value="6.80106899926614" calcext:value-type="float">
            <text:p>6,80</text:p>
          </table:table-cell>
          <table:table-cell table:style-name="ce2" office:value-type="float" office:value="2836.98887199898" calcext:value-type="float">
            <text:p>2836,99</text:p>
          </table:table-cell>
          <table:table-cell table:style-name="ce2" office:value-type="float" office:value="24499.6186344707" calcext:value-type="float">
            <text:p>24499,62</text:p>
          </table:table-cell>
          <table:table-cell table:style-name="ce2" office:value-type="float" office:value="626.07303974947" calcext:value-type="float">
            <text:p>626,07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1" calcext:value-type="float">
            <text:p>21,00</text:p>
          </table:table-cell>
          <table:table-cell office:value-type="float" office:value="25" calcext:value-type="float">
            <text:p>25,00</text:p>
          </table:table-cell>
          <table:table-cell office:value-type="float" office:value="28" calcext:value-type="float">
            <text:p>28,00</text:p>
          </table:table-cell>
          <table:table-cell office:value-type="float" office:value="900" calcext:value-type="float">
            <text:p>900,00</text:p>
          </table:table-cell>
          <table:table-cell office:value-type="float" office:value="1700" calcext:value-type="float">
            <text:p>1700,00</text:p>
          </table:table-cell>
          <table:table-cell table:style-name="ce2" office:value-type="float" office:value="2800" calcext:value-type="float">
            <text:p>2800,00</text:p>
          </table:table-cell>
        </table:table-row>
        <table:table-row table:style-name="ro1" table:number-rows-repeated="2">
          <table:table-cell table:style-name="ce2" table:number-columns-repeated="11"/>
          <table:table-cell table:number-columns-repeated="10"/>
          <table:table-cell table:style-name="ce2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quest Count</text:p>
          </table:table-cell>
          <table:table-cell table:style-name="ce2" office:value-type="string" calcext:value-type="string">
            <text:p>Failure Count</text:p>
          </table:table-cell>
          <table:table-cell table:style-name="ce2" office:value-type="string" calcext:value-type="string">
            <text:p>Median Response Time</text:p>
          </table:table-cell>
          <table:table-cell table:style-name="ce2" office:value-type="string" calcext:value-type="string">
            <text:p>Average Response Time</text:p>
          </table:table-cell>
          <table:table-cell table:style-name="ce2" office:value-type="string" calcext:value-type="string">
            <text:p>Min Response Time</text:p>
          </table:table-cell>
          <table:table-cell table:style-name="ce2" office:value-type="string" calcext:value-type="string">
            <text:p>Max Response Time</text:p>
          </table:table-cell>
          <table:table-cell table:style-name="ce2" office:value-type="string" calcext:value-type="string">
            <text:p>Average Content Size</text:p>
          </table:table-cell>
          <table:table-cell table:style-name="ce2" office:value-type="string" calcext:value-type="string">
            <text:p>Requests/s</text:p>
          </table:table-cell>
          <table:table-cell table:style-name="ce2" office:value-type="string" calcext:value-type="string">
            <text:p>Failures/s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99%</text:p>
          </table:table-cell>
          <table:table-cell office:value-type="float" office:value="0.999" calcext:value-type="float">
            <text:p>1,00</text:p>
          </table:table-cell>
          <table:table-cell office:value-type="float" office:value="0.9999" calcext:value-type="float">
            <text:p>1,00</text:p>
          </table:table-cell>
          <table:table-cell table:style-name="ce2" office:value-type="string" calcext:value-type="string">
            <text:p>100%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carlosruan12307?tab=repositories</text:p>
          </table:table-cell>
          <table:table-cell table:style-name="ce2" office:value-type="float" office:value="7311" calcext:value-type="float">
            <text:p>7311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0" calcext:value-type="float">
            <text:p>120,00</text:p>
          </table:table-cell>
          <table:table-cell table:style-name="ce2" office:value-type="float" office:value="124.756715621534" calcext:value-type="float">
            <text:p>124,76</text:p>
          </table:table-cell>
          <table:table-cell table:style-name="ce2" office:value-type="float" office:value="5.80923100096697" calcext:value-type="float">
            <text:p>5,81</text:p>
          </table:table-cell>
          <table:table-cell table:style-name="ce2" office:value-type="float" office:value="819.32500900075" calcext:value-type="float">
            <text:p>819,33</text:p>
          </table:table-cell>
          <table:table-cell table:style-name="ce2" office:value-type="float" office:value="14328" calcext:value-type="float">
            <text:p>14328,00</text:p>
          </table:table-cell>
          <table:table-cell table:style-name="ce2" office:value-type="float" office:value="74.2269009871996" calcext:value-type="float">
            <text:p>74,23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40" calcext:value-type="float">
            <text:p>140,00</text:p>
          </table:table-cell>
          <table:table-cell table:number-columns-repeated="2" office:value-type="float" office:value="150" calcext:value-type="float">
            <text:p>150,00</text:p>
          </table:table-cell>
          <table:table-cell office:value-type="float" office:value="180" calcext:value-type="float">
            <text:p>180,00</text:p>
          </table:table-cell>
          <table:table-cell office:value-type="float" office:value="260" calcext:value-type="float">
            <text:p>260,00</text:p>
          </table:table-cell>
          <table:table-cell office:value-type="float" office:value="330" calcext:value-type="float">
            <text:p>330,00</text:p>
          </table:table-cell>
          <table:table-cell office:value-type="float" office:value="380" calcext:value-type="float">
            <text:p>380,00</text:p>
          </table:table-cell>
          <table:table-cell office:value-type="float" office:value="570" calcext:value-type="float">
            <text:p>570,00</text:p>
          </table:table-cell>
          <table:table-cell office:value-type="float" office:value="820" calcext:value-type="float">
            <text:p>820,00</text:p>
          </table:table-cell>
          <table:table-cell table:style-name="ce2" office:value-type="float" office:value="820" calcext:value-type="float">
            <text:p>82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covid19india/covid19india-react</text:p>
          </table:table-cell>
          <table:table-cell table:style-name="ce2" office:value-type="float" office:value="7323" calcext:value-type="float">
            <text:p>7323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0" calcext:value-type="float">
            <text:p>120,00</text:p>
          </table:table-cell>
          <table:table-cell table:style-name="ce2" office:value-type="float" office:value="124.848178920366" calcext:value-type="float">
            <text:p>124,85</text:p>
          </table:table-cell>
          <table:table-cell table:style-name="ce2" office:value-type="float" office:value="5.95216200053983" calcext:value-type="float">
            <text:p>5,95</text:p>
          </table:table-cell>
          <table:table-cell table:style-name="ce2" office:value-type="float" office:value="960.943217000022" calcext:value-type="float">
            <text:p>960,94</text:p>
          </table:table-cell>
          <table:table-cell table:style-name="ce2" office:value-type="float" office:value="19012" calcext:value-type="float">
            <text:p>19012,00</text:p>
          </table:table-cell>
          <table:table-cell table:style-name="ce2" office:value-type="float" office:value="74.3487342264072" calcext:value-type="float">
            <text:p>74,35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40" calcext:value-type="float">
            <text:p>140,00</text:p>
          </table:table-cell>
          <table:table-cell table:number-columns-repeated="2" office:value-type="float" office:value="150" calcext:value-type="float">
            <text:p>15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60" calcext:value-type="float">
            <text:p>260,00</text:p>
          </table:table-cell>
          <table:table-cell office:value-type="float" office:value="340" calcext:value-type="float">
            <text:p>340,00</text:p>
          </table:table-cell>
          <table:table-cell office:value-type="float" office:value="400" calcext:value-type="float">
            <text:p>400,00</text:p>
          </table:table-cell>
          <table:table-cell office:value-type="float" office:value="580" calcext:value-type="float">
            <text:p>580,00</text:p>
          </table:table-cell>
          <table:table-cell office:value-type="float" office:value="960" calcext:value-type="float">
            <text:p>960,00</text:p>
          </table:table-cell>
          <table:table-cell table:style-name="ce2" office:value-type="float" office:value="960" calcext:value-type="float">
            <text:p>96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etcd-io/etcd</text:p>
          </table:table-cell>
          <table:table-cell table:style-name="ce2" office:value-type="float" office:value="7301" calcext:value-type="float">
            <text:p>7301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0" calcext:value-type="float">
            <text:p>120,00</text:p>
          </table:table-cell>
          <table:table-cell table:style-name="ce2" office:value-type="float" office:value="127.403504122986" calcext:value-type="float">
            <text:p>127,40</text:p>
          </table:table-cell>
          <table:table-cell table:style-name="ce2" office:value-type="float" office:value="6.41900499977055" calcext:value-type="float">
            <text:p>6,42</text:p>
          </table:table-cell>
          <table:table-cell table:style-name="ce2" office:value-type="float" office:value="742.658527999083" calcext:value-type="float">
            <text:p>742,66</text:p>
          </table:table-cell>
          <table:table-cell table:style-name="ce2" office:value-type="float" office:value="26755" calcext:value-type="float">
            <text:p>26755,00</text:p>
          </table:table-cell>
          <table:table-cell table:style-name="ce2" office:value-type="float" office:value="74.12537328786" calcext:value-type="float">
            <text:p>74,13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40" calcext:value-type="float">
            <text:p>140,00</text:p>
          </table:table-cell>
          <table:table-cell table:number-columns-repeated="2" office:value-type="float" office:value="150" calcext:value-type="float">
            <text:p>15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70" calcext:value-type="float">
            <text:p>270,00</text:p>
          </table:table-cell>
          <table:table-cell office:value-type="float" office:value="350" calcext:value-type="float">
            <text:p>350,00</text:p>
          </table:table-cell>
          <table:table-cell office:value-type="float" office:value="410" calcext:value-type="float">
            <text:p>410,00</text:p>
          </table:table-cell>
          <table:table-cell office:value-type="float" office:value="590" calcext:value-type="float">
            <text:p>590,00</text:p>
          </table:table-cell>
          <table:table-cell office:value-type="float" office:value="740" calcext:value-type="float">
            <text:p>740,00</text:p>
          </table:table-cell>
          <table:table-cell table:style-name="ce2" office:value-type="float" office:value="740" calcext:value-type="float">
            <text:p>74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facebook/react-native</text:p>
          </table:table-cell>
          <table:table-cell table:style-name="ce2" office:value-type="float" office:value="7270" calcext:value-type="float">
            <text:p>727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0" calcext:value-type="float">
            <text:p>120,00</text:p>
          </table:table-cell>
          <table:table-cell table:style-name="ce2" office:value-type="float" office:value="124.769857805916" calcext:value-type="float">
            <text:p>124,77</text:p>
          </table:table-cell>
          <table:table-cell table:style-name="ce2" office:value-type="float" office:value="6.40243399902829" calcext:value-type="float">
            <text:p>6,40</text:p>
          </table:table-cell>
          <table:table-cell table:style-name="ce2" office:value-type="float" office:value="931.104892999429" calcext:value-type="float">
            <text:p>931,10</text:p>
          </table:table-cell>
          <table:table-cell table:style-name="ce2" office:value-type="float" office:value="26688" calcext:value-type="float">
            <text:p>26688,00</text:p>
          </table:table-cell>
          <table:table-cell table:style-name="ce2" office:value-type="float" office:value="73.8106374199072" calcext:value-type="float">
            <text:p>73,81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40" calcext:value-type="float">
            <text:p>140,00</text:p>
          </table:table-cell>
          <table:table-cell table:number-columns-repeated="2" office:value-type="float" office:value="150" calcext:value-type="float">
            <text:p>150,00</text:p>
          </table:table-cell>
          <table:table-cell office:value-type="float" office:value="180" calcext:value-type="float">
            <text:p>180,00</text:p>
          </table:table-cell>
          <table:table-cell office:value-type="float" office:value="260" calcext:value-type="float">
            <text:p>260,00</text:p>
          </table:table-cell>
          <table:table-cell office:value-type="float" office:value="320" calcext:value-type="float">
            <text:p>320,00</text:p>
          </table:table-cell>
          <table:table-cell office:value-type="float" office:value="400" calcext:value-type="float">
            <text:p>400,00</text:p>
          </table:table-cell>
          <table:table-cell office:value-type="float" office:value="610" calcext:value-type="float">
            <text:p>610,00</text:p>
          </table:table-cell>
          <table:table-cell office:value-type="float" office:value="930" calcext:value-type="float">
            <text:p>930,00</text:p>
          </table:table-cell>
          <table:table-cell table:style-name="ce2" office:value-type="float" office:value="930" calcext:value-type="float">
            <text:p>93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macrozheng/mall</text:p>
          </table:table-cell>
          <table:table-cell table:style-name="ce2" office:value-type="float" office:value="7286" calcext:value-type="float">
            <text:p>7286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0" calcext:value-type="float">
            <text:p>120,00</text:p>
          </table:table-cell>
          <table:table-cell table:style-name="ce2" office:value-type="float" office:value="126.068829385826" calcext:value-type="float">
            <text:p>126,07</text:p>
          </table:table-cell>
          <table:table-cell table:style-name="ce2" office:value-type="float" office:value="6.80705100057821" calcext:value-type="float">
            <text:p>6,81</text:p>
          </table:table-cell>
          <table:table-cell table:style-name="ce2" office:value-type="float" office:value="740.593071999683" calcext:value-type="float">
            <text:p>740,59</text:p>
          </table:table-cell>
          <table:table-cell table:style-name="ce2" office:value-type="float" office:value="28267" calcext:value-type="float">
            <text:p>28267,00</text:p>
          </table:table-cell>
          <table:table-cell table:style-name="ce2" office:value-type="float" office:value="73.9730817388506" calcext:value-type="float">
            <text:p>73,97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40" calcext:value-type="float">
            <text:p>140,00</text:p>
          </table:table-cell>
          <table:table-cell table:number-columns-repeated="2" office:value-type="float" office:value="150" calcext:value-type="float">
            <text:p>15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70" calcext:value-type="float">
            <text:p>270,00</text:p>
          </table:table-cell>
          <table:table-cell office:value-type="float" office:value="340" calcext:value-type="float">
            <text:p>340,00</text:p>
          </table:table-cell>
          <table:table-cell office:value-type="float" office:value="420" calcext:value-type="float">
            <text:p>420,00</text:p>
          </table:table-cell>
          <table:table-cell office:value-type="float" office:value="640" calcext:value-type="float">
            <text:p>640,00</text:p>
          </table:table-cell>
          <table:table-cell office:value-type="float" office:value="740" calcext:value-type="float">
            <text:p>740,00</text:p>
          </table:table-cell>
          <table:table-cell table:style-name="ce2" office:value-type="float" office:value="740" calcext:value-type="float">
            <text:p>74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spring-projects/spring-boot</text:p>
          </table:table-cell>
          <table:table-cell table:style-name="ce2" office:value-type="float" office:value="7343" calcext:value-type="float">
            <text:p>7343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0" calcext:value-type="float">
            <text:p>120,00</text:p>
          </table:table-cell>
          <table:table-cell table:style-name="ce2" office:value-type="float" office:value="127.016260276862" calcext:value-type="float">
            <text:p>127,02</text:p>
          </table:table-cell>
          <table:table-cell table:style-name="ce2" office:value-type="float" office:value="6.41592899955867" calcext:value-type="float">
            <text:p>6,42</text:p>
          </table:table-cell>
          <table:table-cell table:style-name="ce2" office:value-type="float" office:value="969.813446999979" calcext:value-type="float">
            <text:p>969,81</text:p>
          </table:table-cell>
          <table:table-cell table:style-name="ce2" office:value-type="float" office:value="28176" calcext:value-type="float">
            <text:p>28176,00</text:p>
          </table:table-cell>
          <table:table-cell table:style-name="ce2" office:value-type="float" office:value="74.5517896250864" calcext:value-type="float">
            <text:p>74,55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40" calcext:value-type="float">
            <text:p>140,00</text:p>
          </table:table-cell>
          <table:table-cell table:number-columns-repeated="2" office:value-type="float" office:value="150" calcext:value-type="float">
            <text:p>15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70" calcext:value-type="float">
            <text:p>270,00</text:p>
          </table:table-cell>
          <table:table-cell office:value-type="float" office:value="350" calcext:value-type="float">
            <text:p>350,00</text:p>
          </table:table-cell>
          <table:table-cell office:value-type="float" office:value="410" calcext:value-type="float">
            <text:p>410,00</text:p>
          </table:table-cell>
          <table:table-cell office:value-type="float" office:value="610" calcext:value-type="float">
            <text:p>610,00</text:p>
          </table:table-cell>
          <table:table-cell office:value-type="float" office:value="970" calcext:value-type="float">
            <text:p>970,00</text:p>
          </table:table-cell>
          <table:table-cell table:style-name="ce2" office:value-type="float" office:value="970" calcext:value-type="float">
            <text:p>97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topics/aws</text:p>
          </table:table-cell>
          <table:table-cell table:style-name="ce2" office:value-type="float" office:value="7328" calcext:value-type="float">
            <text:p>7328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0" calcext:value-type="float">
            <text:p>120,00</text:p>
          </table:table-cell>
          <table:table-cell table:style-name="ce2" office:value-type="float" office:value="127.179392425619" calcext:value-type="float">
            <text:p>127,18</text:p>
          </table:table-cell>
          <table:table-cell table:style-name="ce2" office:value-type="float" office:value="6.86292699901969" calcext:value-type="float">
            <text:p>6,86</text:p>
          </table:table-cell>
          <table:table-cell table:style-name="ce2" office:value-type="float" office:value="710.498955999356" calcext:value-type="float">
            <text:p>710,50</text:p>
          </table:table-cell>
          <table:table-cell table:style-name="ce2" office:value-type="float" office:value="37847" calcext:value-type="float">
            <text:p>37847,00</text:p>
          </table:table-cell>
          <table:table-cell table:style-name="ce2" office:value-type="float" office:value="74.399498076077" calcext:value-type="float">
            <text:p>74,40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40" calcext:value-type="float">
            <text:p>140,00</text:p>
          </table:table-cell>
          <table:table-cell table:number-columns-repeated="2" office:value-type="float" office:value="150" calcext:value-type="float">
            <text:p>15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60" calcext:value-type="float">
            <text:p>260,00</text:p>
          </table:table-cell>
          <table:table-cell office:value-type="float" office:value="340" calcext:value-type="float">
            <text:p>340,00</text:p>
          </table:table-cell>
          <table:table-cell office:value-type="float" office:value="410" calcext:value-type="float">
            <text:p>410,00</text:p>
          </table:table-cell>
          <table:table-cell office:value-type="float" office:value="600" calcext:value-type="float">
            <text:p>600,00</text:p>
          </table:table-cell>
          <table:table-cell office:value-type="float" office:value="710" calcext:value-type="float">
            <text:p>710,00</text:p>
          </table:table-cell>
          <table:table-cell table:style-name="ce2" office:value-type="float" office:value="710" calcext:value-type="float">
            <text:p>71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twbs/bootstrap</text:p>
          </table:table-cell>
          <table:table-cell table:style-name="ce2" office:value-type="float" office:value="7295" calcext:value-type="float">
            <text:p>7295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0" calcext:value-type="float">
            <text:p>120,00</text:p>
          </table:table-cell>
          <table:table-cell table:style-name="ce2" office:value-type="float" office:value="126.113823075683" calcext:value-type="float">
            <text:p>126,11</text:p>
          </table:table-cell>
          <table:table-cell table:style-name="ce2" office:value-type="float" office:value="6.54347199997574" calcext:value-type="float">
            <text:p>6,54</text:p>
          </table:table-cell>
          <table:table-cell table:style-name="ce2" office:value-type="float" office:value="772.947387999011" calcext:value-type="float">
            <text:p>772,95</text:p>
          </table:table-cell>
          <table:table-cell table:style-name="ce2" office:value-type="float" office:value="28383" calcext:value-type="float">
            <text:p>28383,00</text:p>
          </table:table-cell>
          <table:table-cell table:style-name="ce2" office:value-type="float" office:value="74.0644566682562" calcext:value-type="float">
            <text:p>74,06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40" calcext:value-type="float">
            <text:p>140,00</text:p>
          </table:table-cell>
          <table:table-cell table:number-columns-repeated="2" office:value-type="float" office:value="150" calcext:value-type="float">
            <text:p>15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70" calcext:value-type="float">
            <text:p>270,00</text:p>
          </table:table-cell>
          <table:table-cell office:value-type="float" office:value="340" calcext:value-type="float">
            <text:p>340,00</text:p>
          </table:table-cell>
          <table:table-cell office:value-type="float" office:value="410" calcext:value-type="float">
            <text:p>410,00</text:p>
          </table:table-cell>
          <table:table-cell office:value-type="float" office:value="580" calcext:value-type="float">
            <text:p>580,00</text:p>
          </table:table-cell>
          <table:table-cell office:value-type="float" office:value="770" calcext:value-type="float">
            <text:p>770,00</text:p>
          </table:table-cell>
          <table:table-cell table:style-name="ce2" office:value-type="float" office:value="770" calcext:value-type="float">
            <text:p>77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news.ycombinator.com/</text:p>
          </table:table-cell>
          <table:table-cell table:style-name="ce2" office:value-type="float" office:value="7355" calcext:value-type="float">
            <text:p>7355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0" calcext:value-type="float">
            <text:p>120,00</text:p>
          </table:table-cell>
          <table:table-cell table:style-name="ce2" office:value-type="float" office:value="138.862676648269" calcext:value-type="float">
            <text:p>138,86</text:p>
          </table:table-cell>
          <table:table-cell table:style-name="ce2" office:value-type="float" office:value="6.63366200024029" calcext:value-type="float">
            <text:p>6,63</text:p>
          </table:table-cell>
          <table:table-cell table:style-name="ce2" office:value-type="float" office:value="5293.15685499932" calcext:value-type="float">
            <text:p>5293,16</text:p>
          </table:table-cell>
          <table:table-cell table:style-name="ce2" office:value-type="float" office:value="24551" calcext:value-type="float">
            <text:p>24551,00</text:p>
          </table:table-cell>
          <table:table-cell table:style-name="ce2" office:value-type="float" office:value="74.673622864294" calcext:value-type="float">
            <text:p>74,67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40" calcext:value-type="float">
            <text:p>140,00</text:p>
          </table:table-cell>
          <table:table-cell table:number-columns-repeated="2" office:value-type="float" office:value="150" calcext:value-type="float">
            <text:p>15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70" calcext:value-type="float">
            <text:p>270,00</text:p>
          </table:table-cell>
          <table:table-cell office:value-type="float" office:value="370" calcext:value-type="float">
            <text:p>370,00</text:p>
          </table:table-cell>
          <table:table-cell office:value-type="float" office:value="460" calcext:value-type="float">
            <text:p>460,00</text:p>
          </table:table-cell>
          <table:table-cell office:value-type="float" office:value="4100" calcext:value-type="float">
            <text:p>4100,00</text:p>
          </table:table-cell>
          <table:table-cell office:value-type="float" office:value="5300" calcext:value-type="float">
            <text:p>5300,00</text:p>
          </table:table-cell>
          <table:table-cell table:style-name="ce2" office:value-type="float" office:value="5300" calcext:value-type="float">
            <text:p>53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www.reddit.com/r/brdev/</text:p>
          </table:table-cell>
          <table:table-cell table:style-name="ce2" office:value-type="float" office:value="7359" calcext:value-type="float">
            <text:p>7359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0" calcext:value-type="float">
            <text:p>120,00</text:p>
          </table:table-cell>
          <table:table-cell table:style-name="ce2" office:value-type="float" office:value="179.833893809482" calcext:value-type="float">
            <text:p>179,83</text:p>
          </table:table-cell>
          <table:table-cell table:style-name="ce2" office:value-type="float" office:value="5.82369800031302" calcext:value-type="float">
            <text:p>5,82</text:p>
          </table:table-cell>
          <table:table-cell table:style-name="ce2" office:value-type="float" office:value="6477.07006200108" calcext:value-type="float">
            <text:p>6477,07</text:p>
          </table:table-cell>
          <table:table-cell table:style-name="ce2" office:value-type="float" office:value="10996" calcext:value-type="float">
            <text:p>10996,00</text:p>
          </table:table-cell>
          <table:table-cell table:style-name="ce2" office:value-type="float" office:value="74.7142339440298" calcext:value-type="float">
            <text:p>74,71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40" calcext:value-type="float">
            <text:p>140,00</text:p>
          </table:table-cell>
          <table:table-cell office:value-type="float" office:value="150" calcext:value-type="float">
            <text:p>150,00</text:p>
          </table:table-cell>
          <table:table-cell office:value-type="float" office:value="160" calcext:value-type="float">
            <text:p>160,00</text:p>
          </table:table-cell>
          <table:table-cell office:value-type="float" office:value="210" calcext:value-type="float">
            <text:p>210,00</text:p>
          </table:table-cell>
          <table:table-cell office:value-type="float" office:value="300" calcext:value-type="float">
            <text:p>300,00</text:p>
          </table:table-cell>
          <table:table-cell office:value-type="float" office:value="450" calcext:value-type="float">
            <text:p>450,00</text:p>
          </table:table-cell>
          <table:table-cell office:value-type="float" office:value="2600" calcext:value-type="float">
            <text:p>2600,00</text:p>
          </table:table-cell>
          <table:table-cell office:value-type="float" office:value="5600" calcext:value-type="float">
            <text:p>5600,00</text:p>
          </table:table-cell>
          <table:table-cell office:value-type="float" office:value="6500" calcext:value-type="float">
            <text:p>6500,00</text:p>
          </table:table-cell>
          <table:table-cell table:style-name="ce2" office:value-type="float" office:value="6500" calcext:value-type="float">
            <text:p>6500,0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ggregated</text:p>
          </table:table-cell>
          <table:table-cell table:style-name="ce2" office:value-type="float" office:value="73171" calcext:value-type="float">
            <text:p>73171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0" calcext:value-type="float">
            <text:p>120,00</text:p>
          </table:table-cell>
          <table:table-cell table:style-name="ce2" office:value-type="float" office:value="132.723768165475" calcext:value-type="float">
            <text:p>132,72</text:p>
          </table:table-cell>
          <table:table-cell table:style-name="ce2" office:value-type="float" office:value="5.80923100096697" calcext:value-type="float">
            <text:p>5,81</text:p>
          </table:table-cell>
          <table:table-cell table:style-name="ce2" office:value-type="float" office:value="6477.07006200108" calcext:value-type="float">
            <text:p>6477,07</text:p>
          </table:table-cell>
          <table:table-cell table:style-name="ce2" office:value-type="float" office:value="24491.6100504298" calcext:value-type="float">
            <text:p>24491,61</text:p>
          </table:table-cell>
          <table:table-cell table:style-name="ce2" office:value-type="float" office:value="742.888328837968" calcext:value-type="float">
            <text:p>742,89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40" calcext:value-type="float">
            <text:p>140,00</text:p>
          </table:table-cell>
          <table:table-cell table:number-columns-repeated="2" office:value-type="float" office:value="150" calcext:value-type="float">
            <text:p>15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70" calcext:value-type="float">
            <text:p>270,00</text:p>
          </table:table-cell>
          <table:table-cell office:value-type="float" office:value="350" calcext:value-type="float">
            <text:p>350,00</text:p>
          </table:table-cell>
          <table:table-cell office:value-type="float" office:value="420" calcext:value-type="float">
            <text:p>420,00</text:p>
          </table:table-cell>
          <table:table-cell office:value-type="float" office:value="4100" calcext:value-type="float">
            <text:p>4100,00</text:p>
          </table:table-cell>
          <table:table-cell office:value-type="float" office:value="5600" calcext:value-type="float">
            <text:p>5600,00</text:p>
          </table:table-cell>
          <table:table-cell table:style-name="ce2" office:value-type="float" office:value="6500" calcext:value-type="float">
            <text:p>6500,00</text:p>
          </table:table-cell>
        </table:table-row>
        <table:table-row table:style-name="ro1" table:number-rows-repeated="2">
          <table:table-cell table:style-name="ce2" table:number-columns-repeated="11"/>
          <table:table-cell table:number-columns-repeated="10"/>
          <table:table-cell table:style-name="ce2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quest Count</text:p>
          </table:table-cell>
          <table:table-cell table:style-name="ce2" office:value-type="string" calcext:value-type="string">
            <text:p>Failure Count</text:p>
          </table:table-cell>
          <table:table-cell table:style-name="ce2" office:value-type="string" calcext:value-type="string">
            <text:p>Median Response Time</text:p>
          </table:table-cell>
          <table:table-cell table:style-name="ce2" office:value-type="string" calcext:value-type="string">
            <text:p>Average Response Time</text:p>
          </table:table-cell>
          <table:table-cell table:style-name="ce2" office:value-type="string" calcext:value-type="string">
            <text:p>Min Response Time</text:p>
          </table:table-cell>
          <table:table-cell table:style-name="ce2" office:value-type="string" calcext:value-type="string">
            <text:p>Max Response Time</text:p>
          </table:table-cell>
          <table:table-cell table:style-name="ce2" office:value-type="string" calcext:value-type="string">
            <text:p>Average Content Size</text:p>
          </table:table-cell>
          <table:table-cell table:style-name="ce2" office:value-type="string" calcext:value-type="string">
            <text:p>Requests/s</text:p>
          </table:table-cell>
          <table:table-cell table:style-name="ce2" office:value-type="string" calcext:value-type="string">
            <text:p>Failures/s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99%</text:p>
          </table:table-cell>
          <table:table-cell office:value-type="float" office:value="0.999" calcext:value-type="float">
            <text:p>1,00</text:p>
          </table:table-cell>
          <table:table-cell office:value-type="float" office:value="0.9999" calcext:value-type="float">
            <text:p>1,00</text:p>
          </table:table-cell>
          <table:table-cell table:style-name="ce2" office:value-type="string" calcext:value-type="string">
            <text:p>100%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carlosruan12307?tab=repositories</text:p>
          </table:table-cell>
          <table:table-cell table:style-name="ce2" office:value-type="float" office:value="6372" calcext:value-type="float">
            <text:p>6372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90" calcext:value-type="float">
            <text:p>190,00</text:p>
          </table:table-cell>
          <table:table-cell table:style-name="ce2" office:value-type="float" office:value="218.237813800058" calcext:value-type="float">
            <text:p>218,24</text:p>
          </table:table-cell>
          <table:table-cell table:style-name="ce2" office:value-type="float" office:value="6.35192499976256" calcext:value-type="float">
            <text:p>6,35</text:p>
          </table:table-cell>
          <table:table-cell table:style-name="ce2" office:value-type="float" office:value="1828.80004000072" calcext:value-type="float">
            <text:p>1828,80</text:p>
          </table:table-cell>
          <table:table-cell table:style-name="ce2" office:value-type="float" office:value="14328" calcext:value-type="float">
            <text:p>14328,00</text:p>
          </table:table-cell>
          <table:table-cell table:style-name="ce2" office:value-type="float" office:value="63.1448839370835" calcext:value-type="float">
            <text:p>63,14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40" calcext:value-type="float">
            <text:p>240,00</text:p>
          </table:table-cell>
          <table:table-cell office:value-type="float" office:value="310" calcext:value-type="float">
            <text:p>310,00</text:p>
          </table:table-cell>
          <table:table-cell office:value-type="float" office:value="340" calcext:value-type="float">
            <text:p>340,00</text:p>
          </table:table-cell>
          <table:table-cell office:value-type="float" office:value="450" calcext:value-type="float">
            <text:p>450,00</text:p>
          </table:table-cell>
          <table:table-cell office:value-type="float" office:value="560" calcext:value-type="float">
            <text:p>560,00</text:p>
          </table:table-cell>
          <table:table-cell office:value-type="float" office:value="710" calcext:value-type="float">
            <text:p>710,00</text:p>
          </table:table-cell>
          <table:table-cell office:value-type="float" office:value="820" calcext:value-type="float">
            <text:p>820,00</text:p>
          </table:table-cell>
          <table:table-cell office:value-type="float" office:value="1200" calcext:value-type="float">
            <text:p>1200,00</text:p>
          </table:table-cell>
          <table:table-cell office:value-type="float" office:value="1800" calcext:value-type="float">
            <text:p>1800,00</text:p>
          </table:table-cell>
          <table:table-cell table:style-name="ce2" office:value-type="float" office:value="1800" calcext:value-type="float">
            <text:p>18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covid19india/covid19india-react</text:p>
          </table:table-cell>
          <table:table-cell table:style-name="ce2" office:value-type="float" office:value="6387" calcext:value-type="float">
            <text:p>6387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90" calcext:value-type="float">
            <text:p>190,00</text:p>
          </table:table-cell>
          <table:table-cell table:style-name="ce2" office:value-type="float" office:value="216.644549637217" calcext:value-type="float">
            <text:p>216,64</text:p>
          </table:table-cell>
          <table:table-cell table:style-name="ce2" office:value-type="float" office:value="6.16698500016355" calcext:value-type="float">
            <text:p>6,17</text:p>
          </table:table-cell>
          <table:table-cell table:style-name="ce2" office:value-type="float" office:value="1304.14886500148" calcext:value-type="float">
            <text:p>1304,15</text:p>
          </table:table-cell>
          <table:table-cell table:style-name="ce2" office:value-type="float" office:value="19012" calcext:value-type="float">
            <text:p>19012,00</text:p>
          </table:table-cell>
          <table:table-cell table:style-name="ce2" office:value-type="float" office:value="63.2935300857113" calcext:value-type="float">
            <text:p>63,29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40" calcext:value-type="float">
            <text:p>240,00</text:p>
          </table:table-cell>
          <table:table-cell office:value-type="float" office:value="300" calcext:value-type="float">
            <text:p>300,00</text:p>
          </table:table-cell>
          <table:table-cell office:value-type="float" office:value="340" calcext:value-type="float">
            <text:p>340,00</text:p>
          </table:table-cell>
          <table:table-cell office:value-type="float" office:value="450" calcext:value-type="float">
            <text:p>450,00</text:p>
          </table:table-cell>
          <table:table-cell office:value-type="float" office:value="560" calcext:value-type="float">
            <text:p>560,00</text:p>
          </table:table-cell>
          <table:table-cell office:value-type="float" office:value="700" calcext:value-type="float">
            <text:p>700,00</text:p>
          </table:table-cell>
          <table:table-cell office:value-type="float" office:value="780" calcext:value-type="float">
            <text:p>780,00</text:p>
          </table:table-cell>
          <table:table-cell office:value-type="float" office:value="1100" calcext:value-type="float">
            <text:p>1100,00</text:p>
          </table:table-cell>
          <table:table-cell office:value-type="float" office:value="1300" calcext:value-type="float">
            <text:p>1300,00</text:p>
          </table:table-cell>
          <table:table-cell table:style-name="ce2" office:value-type="float" office:value="1300" calcext:value-type="float">
            <text:p>13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etcd-io/etcd</text:p>
          </table:table-cell>
          <table:table-cell table:style-name="ce2" office:value-type="float" office:value="6355" calcext:value-type="float">
            <text:p>6355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90" calcext:value-type="float">
            <text:p>190,00</text:p>
          </table:table-cell>
          <table:table-cell table:style-name="ce2" office:value-type="float" office:value="218.524664531243" calcext:value-type="float">
            <text:p>218,52</text:p>
          </table:table-cell>
          <table:table-cell table:style-name="ce2" office:value-type="float" office:value="6.73808700048539" calcext:value-type="float">
            <text:p>6,74</text:p>
          </table:table-cell>
          <table:table-cell table:style-name="ce2" office:value-type="float" office:value="1720.95593400081" calcext:value-type="float">
            <text:p>1720,96</text:p>
          </table:table-cell>
          <table:table-cell table:style-name="ce2" office:value-type="float" office:value="26755" calcext:value-type="float">
            <text:p>26755,00</text:p>
          </table:table-cell>
          <table:table-cell table:style-name="ce2" office:value-type="float" office:value="62.976418301972" calcext:value-type="float">
            <text:p>62,98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40" calcext:value-type="float">
            <text:p>240,00</text:p>
          </table:table-cell>
          <table:table-cell office:value-type="float" office:value="300" calcext:value-type="float">
            <text:p>300,00</text:p>
          </table:table-cell>
          <table:table-cell office:value-type="float" office:value="340" calcext:value-type="float">
            <text:p>340,00</text:p>
          </table:table-cell>
          <table:table-cell office:value-type="float" office:value="440" calcext:value-type="float">
            <text:p>440,00</text:p>
          </table:table-cell>
          <table:table-cell office:value-type="float" office:value="560" calcext:value-type="float">
            <text:p>560,00</text:p>
          </table:table-cell>
          <table:table-cell office:value-type="float" office:value="690" calcext:value-type="float">
            <text:p>690,00</text:p>
          </table:table-cell>
          <table:table-cell office:value-type="float" office:value="810" calcext:value-type="float">
            <text:p>810,00</text:p>
          </table:table-cell>
          <table:table-cell office:value-type="float" office:value="1100" calcext:value-type="float">
            <text:p>1100,00</text:p>
          </table:table-cell>
          <table:table-cell office:value-type="float" office:value="1700" calcext:value-type="float">
            <text:p>1700,00</text:p>
          </table:table-cell>
          <table:table-cell table:style-name="ce2" office:value-type="float" office:value="1700" calcext:value-type="float">
            <text:p>17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facebook/react-native</text:p>
          </table:table-cell>
          <table:table-cell table:style-name="ce2" office:value-type="float" office:value="6313" calcext:value-type="float">
            <text:p>6313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90" calcext:value-type="float">
            <text:p>190,00</text:p>
          </table:table-cell>
          <table:table-cell table:style-name="ce2" office:value-type="float" office:value="216.52987421432" calcext:value-type="float">
            <text:p>216,53</text:p>
          </table:table-cell>
          <table:table-cell table:style-name="ce2" office:value-type="float" office:value="6.17749499906495" calcext:value-type="float">
            <text:p>6,18</text:p>
          </table:table-cell>
          <table:table-cell table:style-name="ce2" office:value-type="float" office:value="1668.37576199941" calcext:value-type="float">
            <text:p>1668,38</text:p>
          </table:table-cell>
          <table:table-cell table:style-name="ce2" office:value-type="float" office:value="26688" calcext:value-type="float">
            <text:p>26688,00</text:p>
          </table:table-cell>
          <table:table-cell table:style-name="ce2" office:value-type="float" office:value="62.5602090858142" calcext:value-type="float">
            <text:p>62,56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30" calcext:value-type="float">
            <text:p>230,00</text:p>
          </table:table-cell>
          <table:table-cell office:value-type="float" office:value="290" calcext:value-type="float">
            <text:p>290,00</text:p>
          </table:table-cell>
          <table:table-cell office:value-type="float" office:value="330" calcext:value-type="float">
            <text:p>330,00</text:p>
          </table:table-cell>
          <table:table-cell office:value-type="float" office:value="450" calcext:value-type="float">
            <text:p>450,00</text:p>
          </table:table-cell>
          <table:table-cell office:value-type="float" office:value="560" calcext:value-type="float">
            <text:p>560,00</text:p>
          </table:table-cell>
          <table:table-cell office:value-type="float" office:value="700" calcext:value-type="float">
            <text:p>700,00</text:p>
          </table:table-cell>
          <table:table-cell office:value-type="float" office:value="820" calcext:value-type="float">
            <text:p>820,00</text:p>
          </table:table-cell>
          <table:table-cell office:value-type="float" office:value="1200" calcext:value-type="float">
            <text:p>1200,00</text:p>
          </table:table-cell>
          <table:table-cell office:value-type="float" office:value="1700" calcext:value-type="float">
            <text:p>1700,00</text:p>
          </table:table-cell>
          <table:table-cell table:style-name="ce2" office:value-type="float" office:value="1700" calcext:value-type="float">
            <text:p>17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macrozheng/mall</text:p>
          </table:table-cell>
          <table:table-cell table:style-name="ce2" office:value-type="float" office:value="6331" calcext:value-type="float">
            <text:p>6331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90" calcext:value-type="float">
            <text:p>190,00</text:p>
          </table:table-cell>
          <table:table-cell table:style-name="ce2" office:value-type="float" office:value="217.35941411104" calcext:value-type="float">
            <text:p>217,36</text:p>
          </table:table-cell>
          <table:table-cell table:style-name="ce2" office:value-type="float" office:value="6.41746899964346" calcext:value-type="float">
            <text:p>6,42</text:p>
          </table:table-cell>
          <table:table-cell table:style-name="ce2" office:value-type="float" office:value="1346.36797299936" calcext:value-type="float">
            <text:p>1346,37</text:p>
          </table:table-cell>
          <table:table-cell table:style-name="ce2" office:value-type="float" office:value="28267" calcext:value-type="float">
            <text:p>28267,00</text:p>
          </table:table-cell>
          <table:table-cell table:style-name="ce2" office:value-type="float" office:value="62.7385844641675" calcext:value-type="float">
            <text:p>62,74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40" calcext:value-type="float">
            <text:p>240,00</text:p>
          </table:table-cell>
          <table:table-cell office:value-type="float" office:value="300" calcext:value-type="float">
            <text:p>300,00</text:p>
          </table:table-cell>
          <table:table-cell office:value-type="float" office:value="330" calcext:value-type="float">
            <text:p>330,00</text:p>
          </table:table-cell>
          <table:table-cell office:value-type="float" office:value="450" calcext:value-type="float">
            <text:p>450,00</text:p>
          </table:table-cell>
          <table:table-cell office:value-type="float" office:value="550" calcext:value-type="float">
            <text:p>550,00</text:p>
          </table:table-cell>
          <table:table-cell office:value-type="float" office:value="720" calcext:value-type="float">
            <text:p>720,00</text:p>
          </table:table-cell>
          <table:table-cell office:value-type="float" office:value="830" calcext:value-type="float">
            <text:p>830,00</text:p>
          </table:table-cell>
          <table:table-cell office:value-type="float" office:value="1200" calcext:value-type="float">
            <text:p>1200,00</text:p>
          </table:table-cell>
          <table:table-cell office:value-type="float" office:value="1300" calcext:value-type="float">
            <text:p>1300,00</text:p>
          </table:table-cell>
          <table:table-cell table:style-name="ce2" office:value-type="float" office:value="1300" calcext:value-type="float">
            <text:p>13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spring-projects/spring-boot</text:p>
          </table:table-cell>
          <table:table-cell table:style-name="ce2" office:value-type="float" office:value="6408" calcext:value-type="float">
            <text:p>6408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90" calcext:value-type="float">
            <text:p>190,00</text:p>
          </table:table-cell>
          <table:table-cell table:style-name="ce2" office:value-type="float" office:value="218.335605412288" calcext:value-type="float">
            <text:p>218,34</text:p>
          </table:table-cell>
          <table:table-cell table:style-name="ce2" office:value-type="float" office:value="5.71273400055361" calcext:value-type="float">
            <text:p>5,71</text:p>
          </table:table-cell>
          <table:table-cell table:style-name="ce2" office:value-type="float" office:value="1542.90733699963" calcext:value-type="float">
            <text:p>1542,91</text:p>
          </table:table-cell>
          <table:table-cell table:style-name="ce2" office:value-type="float" office:value="28176" calcext:value-type="float">
            <text:p>28176,00</text:p>
          </table:table-cell>
          <table:table-cell table:style-name="ce2" office:value-type="float" office:value="63.5016346937902" calcext:value-type="float">
            <text:p>63,50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40" calcext:value-type="float">
            <text:p>240,00</text:p>
          </table:table-cell>
          <table:table-cell office:value-type="float" office:value="300" calcext:value-type="float">
            <text:p>300,00</text:p>
          </table:table-cell>
          <table:table-cell office:value-type="float" office:value="340" calcext:value-type="float">
            <text:p>340,00</text:p>
          </table:table-cell>
          <table:table-cell office:value-type="float" office:value="440" calcext:value-type="float">
            <text:p>440,00</text:p>
          </table:table-cell>
          <table:table-cell office:value-type="float" office:value="550" calcext:value-type="float">
            <text:p>550,00</text:p>
          </table:table-cell>
          <table:table-cell office:value-type="float" office:value="690" calcext:value-type="float">
            <text:p>690,00</text:p>
          </table:table-cell>
          <table:table-cell office:value-type="float" office:value="800" calcext:value-type="float">
            <text:p>800,00</text:p>
          </table:table-cell>
          <table:table-cell office:value-type="float" office:value="1100" calcext:value-type="float">
            <text:p>1100,00</text:p>
          </table:table-cell>
          <table:table-cell office:value-type="float" office:value="1500" calcext:value-type="float">
            <text:p>1500,00</text:p>
          </table:table-cell>
          <table:table-cell table:style-name="ce2" office:value-type="float" office:value="1500" calcext:value-type="float">
            <text:p>15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topics/aws</text:p>
          </table:table-cell>
          <table:table-cell table:style-name="ce2" office:value-type="float" office:value="6395" calcext:value-type="float">
            <text:p>6395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90" calcext:value-type="float">
            <text:p>190,00</text:p>
          </table:table-cell>
          <table:table-cell table:style-name="ce2" office:value-type="float" office:value="218.582805285072" calcext:value-type="float">
            <text:p>218,58</text:p>
          </table:table-cell>
          <table:table-cell table:style-name="ce2" office:value-type="float" office:value="7.26443399980781" calcext:value-type="float">
            <text:p>7,26</text:p>
          </table:table-cell>
          <table:table-cell table:style-name="ce2" office:value-type="float" office:value="1508.29677699949" calcext:value-type="float">
            <text:p>1508,30</text:p>
          </table:table-cell>
          <table:table-cell table:style-name="ce2" office:value-type="float" office:value="37847" calcext:value-type="float">
            <text:p>37847,00</text:p>
          </table:table-cell>
          <table:table-cell table:style-name="ce2" office:value-type="float" office:value="63.3728080316461" calcext:value-type="float">
            <text:p>63,37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30" calcext:value-type="float">
            <text:p>230,00</text:p>
          </table:table-cell>
          <table:table-cell office:value-type="float" office:value="300" calcext:value-type="float">
            <text:p>300,00</text:p>
          </table:table-cell>
          <table:table-cell office:value-type="float" office:value="340" calcext:value-type="float">
            <text:p>340,00</text:p>
          </table:table-cell>
          <table:table-cell office:value-type="float" office:value="450" calcext:value-type="float">
            <text:p>450,00</text:p>
          </table:table-cell>
          <table:table-cell office:value-type="float" office:value="570" calcext:value-type="float">
            <text:p>570,00</text:p>
          </table:table-cell>
          <table:table-cell office:value-type="float" office:value="720" calcext:value-type="float">
            <text:p>720,00</text:p>
          </table:table-cell>
          <table:table-cell office:value-type="float" office:value="830" calcext:value-type="float">
            <text:p>830,00</text:p>
          </table:table-cell>
          <table:table-cell office:value-type="float" office:value="1100" calcext:value-type="float">
            <text:p>1100,00</text:p>
          </table:table-cell>
          <table:table-cell office:value-type="float" office:value="1500" calcext:value-type="float">
            <text:p>1500,00</text:p>
          </table:table-cell>
          <table:table-cell table:style-name="ce2" office:value-type="float" office:value="1500" calcext:value-type="float">
            <text:p>15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github.com/twbs/bootstrap</text:p>
          </table:table-cell>
          <table:table-cell table:style-name="ce2" office:value-type="float" office:value="6342" calcext:value-type="float">
            <text:p>6342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90" calcext:value-type="float">
            <text:p>190,00</text:p>
          </table:table-cell>
          <table:table-cell table:style-name="ce2" office:value-type="float" office:value="218.038958172023" calcext:value-type="float">
            <text:p>218,04</text:p>
          </table:table-cell>
          <table:table-cell table:style-name="ce2" office:value-type="float" office:value="5.66827999864472" calcext:value-type="float">
            <text:p>5,67</text:p>
          </table:table-cell>
          <table:table-cell table:style-name="ce2" office:value-type="float" office:value="1836.82531900013" calcext:value-type="float">
            <text:p>1836,83</text:p>
          </table:table-cell>
          <table:table-cell table:style-name="ce2" office:value-type="float" office:value="28383" calcext:value-type="float">
            <text:p>28383,00</text:p>
          </table:table-cell>
          <table:table-cell table:style-name="ce2" office:value-type="float" office:value="62.8475916398279" calcext:value-type="float">
            <text:p>62,85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40" calcext:value-type="float">
            <text:p>240,00</text:p>
          </table:table-cell>
          <table:table-cell office:value-type="float" office:value="310" calcext:value-type="float">
            <text:p>310,00</text:p>
          </table:table-cell>
          <table:table-cell office:value-type="float" office:value="340" calcext:value-type="float">
            <text:p>340,00</text:p>
          </table:table-cell>
          <table:table-cell office:value-type="float" office:value="450" calcext:value-type="float">
            <text:p>450,00</text:p>
          </table:table-cell>
          <table:table-cell office:value-type="float" office:value="560" calcext:value-type="float">
            <text:p>560,00</text:p>
          </table:table-cell>
          <table:table-cell office:value-type="float" office:value="700" calcext:value-type="float">
            <text:p>700,00</text:p>
          </table:table-cell>
          <table:table-cell office:value-type="float" office:value="820" calcext:value-type="float">
            <text:p>820,00</text:p>
          </table:table-cell>
          <table:table-cell office:value-type="float" office:value="1200" calcext:value-type="float">
            <text:p>1200,00</text:p>
          </table:table-cell>
          <table:table-cell office:value-type="float" office:value="1800" calcext:value-type="float">
            <text:p>1800,00</text:p>
          </table:table-cell>
          <table:table-cell table:style-name="ce2" office:value-type="float" office:value="1800" calcext:value-type="float">
            <text:p>18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news.ycombinator.com/</text:p>
          </table:table-cell>
          <table:table-cell table:style-name="ce2" office:value-type="float" office:value="6442" calcext:value-type="float">
            <text:p>6442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90" calcext:value-type="float">
            <text:p>190,00</text:p>
          </table:table-cell>
          <table:table-cell table:style-name="ce2" office:value-type="float" office:value="677.926796300994" calcext:value-type="float">
            <text:p>677,93</text:p>
          </table:table-cell>
          <table:table-cell table:style-name="ce2" office:value-type="float" office:value="6.25394900089304" calcext:value-type="float">
            <text:p>6,25</text:p>
          </table:table-cell>
          <table:table-cell table:style-name="ce2" office:value-type="float" office:value="86616.5436559986" calcext:value-type="float">
            <text:p>86616,54</text:p>
          </table:table-cell>
          <table:table-cell table:style-name="ce2" office:value-type="float" office:value="24551" calcext:value-type="float">
            <text:p>24551,00</text:p>
          </table:table-cell>
          <table:table-cell table:style-name="ce2" office:value-type="float" office:value="63.8385659640132" calcext:value-type="float">
            <text:p>63,84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40" calcext:value-type="float">
            <text:p>240,00</text:p>
          </table:table-cell>
          <table:table-cell office:value-type="float" office:value="310" calcext:value-type="float">
            <text:p>310,00</text:p>
          </table:table-cell>
          <table:table-cell office:value-type="float" office:value="340" calcext:value-type="float">
            <text:p>340,00</text:p>
          </table:table-cell>
          <table:table-cell office:value-type="float" office:value="460" calcext:value-type="float">
            <text:p>460,00</text:p>
          </table:table-cell>
          <table:table-cell office:value-type="float" office:value="580" calcext:value-type="float">
            <text:p>580,00</text:p>
          </table:table-cell>
          <table:table-cell office:value-type="float" office:value="770" calcext:value-type="float">
            <text:p>770,00</text:p>
          </table:table-cell>
          <table:table-cell office:value-type="float" office:value="980" calcext:value-type="float">
            <text:p>980,00</text:p>
          </table:table-cell>
          <table:table-cell office:value-type="float" office:value="84000" calcext:value-type="float">
            <text:p>84000,00</text:p>
          </table:table-cell>
          <table:table-cell office:value-type="float" office:value="87000" calcext:value-type="float">
            <text:p>87000,00</text:p>
          </table:table-cell>
          <table:table-cell table:style-name="ce2" office:value-type="float" office:value="87000" calcext:value-type="float">
            <text:p>87000,00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?url=https://www.reddit.com/r/brdev/</text:p>
          </table:table-cell>
          <table:table-cell table:style-name="ce2" office:value-type="float" office:value="6955" calcext:value-type="float">
            <text:p>6955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10" calcext:value-type="float">
            <text:p>210,00</text:p>
          </table:table-cell>
          <table:table-cell table:style-name="ce2" office:value-type="float" office:value="4246.69432829317" calcext:value-type="float">
            <text:p>4246,69</text:p>
          </table:table-cell>
          <table:table-cell table:style-name="ce2" office:value-type="float" office:value="6.21750000027532" calcext:value-type="float">
            <text:p>6,22</text:p>
          </table:table-cell>
          <table:table-cell table:style-name="ce2" office:value-type="float" office:value="99155.0340289996" calcext:value-type="float">
            <text:p>99155,03</text:p>
          </table:table-cell>
          <table:table-cell table:style-name="ce2" office:value-type="float" office:value="10996" calcext:value-type="float">
            <text:p>10996,00</text:p>
          </table:table-cell>
          <table:table-cell table:style-name="ce2" office:value-type="float" office:value="68.9222642470834" calcext:value-type="float">
            <text:p>68,92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210" calcext:value-type="float">
            <text:p>210,00</text:p>
          </table:table-cell>
          <table:table-cell office:value-type="float" office:value="280" calcext:value-type="float">
            <text:p>280,00</text:p>
          </table:table-cell>
          <table:table-cell office:value-type="float" office:value="360" calcext:value-type="float">
            <text:p>360,00</text:p>
          </table:table-cell>
          <table:table-cell office:value-type="float" office:value="410" calcext:value-type="float">
            <text:p>410,00</text:p>
          </table:table-cell>
          <table:table-cell office:value-type="float" office:value="920" calcext:value-type="float">
            <text:p>920,00</text:p>
          </table:table-cell>
          <table:table-cell office:value-type="float" office:value="34000" calcext:value-type="float">
            <text:p>34000,00</text:p>
          </table:table-cell>
          <table:table-cell office:value-type="float" office:value="76000" calcext:value-type="float">
            <text:p>76000,00</text:p>
          </table:table-cell>
          <table:table-cell office:value-type="float" office:value="82000" calcext:value-type="float">
            <text:p>82000,00</text:p>
          </table:table-cell>
          <table:table-cell table:number-columns-repeated="2" office:value-type="float" office:value="99000" calcext:value-type="float">
            <text:p>99000,00</text:p>
          </table:table-cell>
          <table:table-cell table:style-name="ce2" office:value-type="float" office:value="99000" calcext:value-type="float">
            <text:p>99000,0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ggregated</text:p>
          </table:table-cell>
          <table:table-cell table:style-name="ce2" office:value-type="float" office:value="64300" calcext:value-type="float">
            <text:p>643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90" calcext:value-type="float">
            <text:p>190,00</text:p>
          </table:table-cell>
          <table:table-cell table:style-name="ce2" office:value-type="float" office:value="699.670264772501" calcext:value-type="float">
            <text:p>699,67</text:p>
          </table:table-cell>
          <table:table-cell table:style-name="ce2" office:value-type="float" office:value="5.66827999864472" calcext:value-type="float">
            <text:p>5,67</text:p>
          </table:table-cell>
          <table:table-cell table:style-name="ce2" office:value-type="float" office:value="99155.0340289996" calcext:value-type="float">
            <text:p>99155,03</text:p>
          </table:table-cell>
          <table:table-cell table:style-name="ce2" office:value-type="float" office:value="24376.6483203732" calcext:value-type="float">
            <text:p>24376,65</text:p>
          </table:table-cell>
          <table:table-cell table:style-name="ce2" office:value-type="float" office:value="637.196490451109" calcext:value-type="float">
            <text:p>637,20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40" calcext:value-type="float">
            <text:p>240,00</text:p>
          </table:table-cell>
          <table:table-cell office:value-type="float" office:value="310" calcext:value-type="float">
            <text:p>310,00</text:p>
          </table:table-cell>
          <table:table-cell office:value-type="float" office:value="340" calcext:value-type="float">
            <text:p>340,00</text:p>
          </table:table-cell>
          <table:table-cell office:value-type="float" office:value="460" calcext:value-type="float">
            <text:p>460,00</text:p>
          </table:table-cell>
          <table:table-cell office:value-type="float" office:value="600" calcext:value-type="float">
            <text:p>600,00</text:p>
          </table:table-cell>
          <table:table-cell office:value-type="float" office:value="830" calcext:value-type="float">
            <text:p>830,00</text:p>
          </table:table-cell>
          <table:table-cell office:value-type="float" office:value="5700" calcext:value-type="float">
            <text:p>5700,00</text:p>
          </table:table-cell>
          <table:table-cell office:value-type="float" office:value="84000" calcext:value-type="float">
            <text:p>84000,00</text:p>
          </table:table-cell>
          <table:table-cell office:value-type="float" office:value="99000" calcext:value-type="float">
            <text:p>99000,00</text:p>
          </table:table-cell>
          <table:table-cell table:style-name="ce2" office:value-type="float" office:value="99000" calcext:value-type="float">
            <text:p>99000,00</text:p>
          </table:table-cell>
        </table:table-row>
        <table:table-row table:style-name="ro1" table:number-rows-repeated="5">
          <table:table-cell table:number-columns-repeated="11"/>
          <table:table-cell table:style-name="Default" table:number-columns-repeated="10"/>
          <table:table-cell/>
        </table:table-row>
        <table:table-row table:style-name="ro1">
          <table:table-cell table:number-columns-repeated="11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_users</text:p>
          </table:table-cell>
          <table:table-cell office:value-type="float" office:value="5475" calcext:value-type="float">
            <text:p>5475,00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5.4410803961501" calcext:value-type="float">
            <text:p>15,44</text:p>
          </table:table-cell>
          <table:table-cell office:value-type="float" office:value="7.49040400114609" calcext:value-type="float">
            <text:p>7,49</text:p>
          </table:table-cell>
          <table:table-cell office:value-type="float" office:value="1022.63369400134" calcext:value-type="float">
            <text:p>1022,63</text:p>
          </table:table-cell>
          <table:table-cell office:value-type="float" office:value="14328" calcext:value-type="float">
            <text:p>14328,00</text:p>
          </table:table-cell>
          <table:table-cell office:value-type="float" office:value="62.609591083297" calcext:value-type="float">
            <text:p>62,61</text:p>
          </table:table-cell>
          <table:table-cell office:value-type="string" calcext:value-type="string">
            <text:p>/?url=https://github.com/carlosruan12307?tab=repositorie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_users</text:p>
          </table:table-cell>
          <table:table-cell office:value-type="float" office:value="7311" calcext:value-type="float">
            <text:p>7311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24.756715621534" calcext:value-type="float">
            <text:p>124,76</text:p>
          </table:table-cell>
          <table:table-cell office:value-type="float" office:value="5.80923100096697" calcext:value-type="float">
            <text:p>5,81</text:p>
          </table:table-cell>
          <table:table-cell office:value-type="float" office:value="819.32500900075" calcext:value-type="float">
            <text:p>819,33</text:p>
          </table:table-cell>
          <table:table-cell office:value-type="float" office:value="14328" calcext:value-type="float">
            <text:p>14328,00</text:p>
          </table:table-cell>
          <table:table-cell office:value-type="float" office:value="74.2269009871996" calcext:value-type="float">
            <text:p>74,23</text:p>
          </table:table-cell>
          <table:table-cell office:value-type="string" calcext:value-type="string">
            <text:p>/?url=https://github.com/carlosruan12307?tab=repositorie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0_users</text:p>
          </table:table-cell>
          <table:table-cell office:value-type="float" office:value="6372" calcext:value-type="float">
            <text:p>6372,00</text:p>
          </table:table-cell>
          <table:table-cell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18.237813800058" calcext:value-type="float">
            <text:p>218,24</text:p>
          </table:table-cell>
          <table:table-cell office:value-type="float" office:value="6.35192499976256" calcext:value-type="float">
            <text:p>6,35</text:p>
          </table:table-cell>
          <table:table-cell office:value-type="float" office:value="1828.80004000072" calcext:value-type="float">
            <text:p>1828,80</text:p>
          </table:table-cell>
          <table:table-cell office:value-type="float" office:value="14328" calcext:value-type="float">
            <text:p>14328,00</text:p>
          </table:table-cell>
          <table:table-cell office:value-type="float" office:value="63.1448839370835" calcext:value-type="float">
            <text:p>63,14</text:p>
          </table:table-cell>
          <table:table-cell office:value-type="string" calcext:value-type="string">
            <text:p>/?url=https://github.com/carlosruan12307?tab=repositories</text:p>
          </table:table-cell>
          <table:table-cell/>
        </table:table-row>
        <table:table-row table:style-name="ro1" table:number-rows-repeated="2">
          <table:table-cell table:number-columns-repeated="11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_users</text:p>
          </table:table-cell>
          <table:table-cell office:value-type="float" office:value="5475" calcext:value-type="float">
            <text:p>5475,00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,00</text:p>
          </table:table-cell>
          <table:table-cell office:value-type="float" office:value="15.8957777388064" calcext:value-type="float">
            <text:p>15,90</text:p>
          </table:table-cell>
          <table:table-cell office:value-type="float" office:value="7.02882000041427" calcext:value-type="float">
            <text:p>7,03</text:p>
          </table:table-cell>
          <table:table-cell office:value-type="float" office:value="1135.29481699879" calcext:value-type="float">
            <text:p>1135,29</text:p>
          </table:table-cell>
          <table:table-cell office:value-type="float" office:value="19012.5316894977" calcext:value-type="float">
            <text:p>19012,53</text:p>
          </table:table-cell>
          <table:table-cell office:value-type="float" office:value="62.609591083297" calcext:value-type="float">
            <text:p>62,61</text:p>
          </table:table-cell>
          <table:table-cell office:value-type="string" calcext:value-type="string">
            <text:p>/?url=https://github.com/covid19india/covid19india-react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_users</text:p>
          </table:table-cell>
          <table:table-cell office:value-type="float" office:value="7323" calcext:value-type="float">
            <text:p>7323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24.848178920366" calcext:value-type="float">
            <text:p>124,85</text:p>
          </table:table-cell>
          <table:table-cell office:value-type="float" office:value="5.95216200053983" calcext:value-type="float">
            <text:p>5,95</text:p>
          </table:table-cell>
          <table:table-cell office:value-type="float" office:value="960.943217000022" calcext:value-type="float">
            <text:p>960,94</text:p>
          </table:table-cell>
          <table:table-cell office:value-type="float" office:value="19012" calcext:value-type="float">
            <text:p>19012,00</text:p>
          </table:table-cell>
          <table:table-cell office:value-type="float" office:value="74.3487342264072" calcext:value-type="float">
            <text:p>74,35</text:p>
          </table:table-cell>
          <table:table-cell office:value-type="string" calcext:value-type="string">
            <text:p>/?url=https://github.com/covid19india/covid19india-react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0_users</text:p>
          </table:table-cell>
          <table:table-cell office:value-type="float" office:value="6387" calcext:value-type="float">
            <text:p>6387,00</text:p>
          </table:table-cell>
          <table:table-cell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16.644549637217" calcext:value-type="float">
            <text:p>216,64</text:p>
          </table:table-cell>
          <table:table-cell office:value-type="float" office:value="6.16698500016355" calcext:value-type="float">
            <text:p>6,17</text:p>
          </table:table-cell>
          <table:table-cell office:value-type="float" office:value="1304.14886500148" calcext:value-type="float">
            <text:p>1304,15</text:p>
          </table:table-cell>
          <table:table-cell office:value-type="float" office:value="19012" calcext:value-type="float">
            <text:p>19012,00</text:p>
          </table:table-cell>
          <table:table-cell office:value-type="float" office:value="63.2935300857113" calcext:value-type="float">
            <text:p>63,29</text:p>
          </table:table-cell>
          <table:table-cell office:value-type="string" calcext:value-type="string">
            <text:p>/?url=https://github.com/covid19india/covid19india-react</text:p>
          </table:table-cell>
          <table:table-cell/>
        </table:table-row>
        <table:table-row table:style-name="ro1" table:number-rows-repeated="2">
          <table:table-cell table:number-columns-repeated="11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_users</text:p>
          </table:table-cell>
          <table:table-cell office:value-type="float" office:value="5473" calcext:value-type="float">
            <text:p>5473,00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6.5765568289897" calcext:value-type="float">
            <text:p>16,58</text:p>
          </table:table-cell>
          <table:table-cell office:value-type="float" office:value="7.52674400064279" calcext:value-type="float">
            <text:p>7,53</text:p>
          </table:table-cell>
          <table:table-cell office:value-type="float" office:value="1666.71108499941" calcext:value-type="float">
            <text:p>1666,71</text:p>
          </table:table-cell>
          <table:table-cell office:value-type="float" office:value="26755" calcext:value-type="float">
            <text:p>26755,00</text:p>
          </table:table-cell>
          <table:table-cell office:value-type="float" office:value="62.5867199997963" calcext:value-type="float">
            <text:p>62,59</text:p>
          </table:table-cell>
          <table:table-cell office:value-type="string" calcext:value-type="string">
            <text:p>/?url=https://github.com/etcd-io/etcd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_users</text:p>
          </table:table-cell>
          <table:table-cell office:value-type="float" office:value="7301" calcext:value-type="float">
            <text:p>7301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27.403504122986" calcext:value-type="float">
            <text:p>127,40</text:p>
          </table:table-cell>
          <table:table-cell office:value-type="float" office:value="6.41900499977055" calcext:value-type="float">
            <text:p>6,42</text:p>
          </table:table-cell>
          <table:table-cell office:value-type="float" office:value="742.658527999083" calcext:value-type="float">
            <text:p>742,66</text:p>
          </table:table-cell>
          <table:table-cell office:value-type="float" office:value="26755" calcext:value-type="float">
            <text:p>26755,00</text:p>
          </table:table-cell>
          <table:table-cell office:value-type="float" office:value="74.12537328786" calcext:value-type="float">
            <text:p>74,13</text:p>
          </table:table-cell>
          <table:table-cell office:value-type="string" calcext:value-type="string">
            <text:p>/?url=https://github.com/etcd-io/etcd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0_users</text:p>
          </table:table-cell>
          <table:table-cell office:value-type="float" office:value="6355" calcext:value-type="float">
            <text:p>6355,00</text:p>
          </table:table-cell>
          <table:table-cell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18.524664531243" calcext:value-type="float">
            <text:p>218,52</text:p>
          </table:table-cell>
          <table:table-cell office:value-type="float" office:value="6.73808700048539" calcext:value-type="float">
            <text:p>6,74</text:p>
          </table:table-cell>
          <table:table-cell office:value-type="float" office:value="1720.95593400081" calcext:value-type="float">
            <text:p>1720,96</text:p>
          </table:table-cell>
          <table:table-cell office:value-type="float" office:value="26755" calcext:value-type="float">
            <text:p>26755,00</text:p>
          </table:table-cell>
          <table:table-cell office:value-type="float" office:value="62.976418301972" calcext:value-type="float">
            <text:p>62,98</text:p>
          </table:table-cell>
          <table:table-cell office:value-type="string" calcext:value-type="string">
            <text:p>/?url=https://github.com/etcd-io/etcd</text:p>
          </table:table-cell>
          <table:table-cell/>
        </table:table-row>
        <table:table-row table:style-name="ro1" table:number-rows-repeated="2">
          <table:table-cell table:number-columns-repeated="11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_users</text:p>
          </table:table-cell>
          <table:table-cell office:value-type="float" office:value="5471" calcext:value-type="float">
            <text:p>5471,00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6.1635293443775" calcext:value-type="float">
            <text:p>16,16</text:p>
          </table:table-cell>
          <table:table-cell office:value-type="float" office:value="6.84075500066683" calcext:value-type="float">
            <text:p>6,84</text:p>
          </table:table-cell>
          <table:table-cell office:value-type="float" office:value="1327.33777300018" calcext:value-type="float">
            <text:p>1327,34</text:p>
          </table:table-cell>
          <table:table-cell office:value-type="float" office:value="26705.3112776458" calcext:value-type="float">
            <text:p>26705,31</text:p>
          </table:table-cell>
          <table:table-cell office:value-type="float" office:value="62.5638489162955" calcext:value-type="float">
            <text:p>62,56</text:p>
          </table:table-cell>
          <table:table-cell office:value-type="string" calcext:value-type="string">
            <text:p>/?url=https://github.com/facebook/react-nativ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_users</text:p>
          </table:table-cell>
          <table:table-cell office:value-type="float" office:value="7270" calcext:value-type="float">
            <text:p>7270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24.769857805916" calcext:value-type="float">
            <text:p>124,77</text:p>
          </table:table-cell>
          <table:table-cell office:value-type="float" office:value="6.40243399902829" calcext:value-type="float">
            <text:p>6,40</text:p>
          </table:table-cell>
          <table:table-cell office:value-type="float" office:value="931.104892999429" calcext:value-type="float">
            <text:p>931,10</text:p>
          </table:table-cell>
          <table:table-cell office:value-type="float" office:value="26688" calcext:value-type="float">
            <text:p>26688,00</text:p>
          </table:table-cell>
          <table:table-cell office:value-type="float" office:value="73.8106374199072" calcext:value-type="float">
            <text:p>73,81</text:p>
          </table:table-cell>
          <table:table-cell office:value-type="string" calcext:value-type="string">
            <text:p>/?url=https://github.com/facebook/react-native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0_users</text:p>
          </table:table-cell>
          <table:table-cell office:value-type="float" office:value="6313" calcext:value-type="float">
            <text:p>6313,00</text:p>
          </table:table-cell>
          <table:table-cell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16.52987421432" calcext:value-type="float">
            <text:p>216,53</text:p>
          </table:table-cell>
          <table:table-cell office:value-type="float" office:value="6.17749499906495" calcext:value-type="float">
            <text:p>6,18</text:p>
          </table:table-cell>
          <table:table-cell office:value-type="float" office:value="1668.37576199941" calcext:value-type="float">
            <text:p>1668,38</text:p>
          </table:table-cell>
          <table:table-cell office:value-type="float" office:value="26688" calcext:value-type="float">
            <text:p>26688,00</text:p>
          </table:table-cell>
          <table:table-cell office:value-type="float" office:value="62.5602090858142" calcext:value-type="float">
            <text:p>62,56</text:p>
          </table:table-cell>
          <table:table-cell office:value-type="string" calcext:value-type="string">
            <text:p>/?url=https://github.com/facebook/react-native</text:p>
          </table:table-cell>
          <table:table-cell/>
        </table:table-row>
        <table:table-row table:style-name="ro1" table:number-rows-repeated="2">
          <table:table-cell table:number-columns-repeated="11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_users</text:p>
          </table:table-cell>
          <table:table-cell office:value-type="float" office:value="5473" calcext:value-type="float">
            <text:p>5473,00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5.5897443294379" calcext:value-type="float">
            <text:p>15,59</text:p>
          </table:table-cell>
          <table:table-cell office:value-type="float" office:value="7.65103899902897" calcext:value-type="float">
            <text:p>7,65</text:p>
          </table:table-cell>
          <table:table-cell office:value-type="float" office:value="1078.52392600034" calcext:value-type="float">
            <text:p>1078,52</text:p>
          </table:table-cell>
          <table:table-cell office:value-type="float" office:value="28266.7045496072" calcext:value-type="float">
            <text:p>28266,70</text:p>
          </table:table-cell>
          <table:table-cell office:value-type="float" office:value="62.5867199997963" calcext:value-type="float">
            <text:p>62,59</text:p>
          </table:table-cell>
          <table:table-cell office:value-type="string" calcext:value-type="string">
            <text:p>/?url=https://github.com/macrozheng/mall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_users</text:p>
          </table:table-cell>
          <table:table-cell office:value-type="float" office:value="7286" calcext:value-type="float">
            <text:p>7286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26.068829385826" calcext:value-type="float">
            <text:p>126,07</text:p>
          </table:table-cell>
          <table:table-cell office:value-type="float" office:value="6.80705100057821" calcext:value-type="float">
            <text:p>6,81</text:p>
          </table:table-cell>
          <table:table-cell office:value-type="float" office:value="740.593071999683" calcext:value-type="float">
            <text:p>740,59</text:p>
          </table:table-cell>
          <table:table-cell office:value-type="float" office:value="28267" calcext:value-type="float">
            <text:p>28267,00</text:p>
          </table:table-cell>
          <table:table-cell office:value-type="float" office:value="73.9730817388506" calcext:value-type="float">
            <text:p>73,97</text:p>
          </table:table-cell>
          <table:table-cell office:value-type="string" calcext:value-type="string">
            <text:p>/?url=https://github.com/macrozheng/mall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0_users</text:p>
          </table:table-cell>
          <table:table-cell office:value-type="float" office:value="6331" calcext:value-type="float">
            <text:p>6331,00</text:p>
          </table:table-cell>
          <table:table-cell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17.35941411104" calcext:value-type="float">
            <text:p>217,36</text:p>
          </table:table-cell>
          <table:table-cell office:value-type="float" office:value="6.41746899964346" calcext:value-type="float">
            <text:p>6,42</text:p>
          </table:table-cell>
          <table:table-cell office:value-type="float" office:value="1346.36797299936" calcext:value-type="float">
            <text:p>1346,37</text:p>
          </table:table-cell>
          <table:table-cell office:value-type="float" office:value="28267" calcext:value-type="float">
            <text:p>28267,00</text:p>
          </table:table-cell>
          <table:table-cell office:value-type="float" office:value="62.7385844641675" calcext:value-type="float">
            <text:p>62,74</text:p>
          </table:table-cell>
          <table:table-cell office:value-type="string" calcext:value-type="string">
            <text:p>/?url=https://github.com/macrozheng/mall</text:p>
          </table:table-cell>
          <table:table-cell/>
        </table:table-row>
        <table:table-row table:style-name="ro1" table:number-rows-repeated="2">
          <table:table-cell table:number-columns-repeated="11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_users</text:p>
          </table:table-cell>
          <table:table-cell office:value-type="float" office:value="5476" calcext:value-type="float">
            <text:p>5476,00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5.9787345640978" calcext:value-type="float">
            <text:p>15,98</text:p>
          </table:table-cell>
          <table:table-cell office:value-type="float" office:value="7.05348700103059" calcext:value-type="float">
            <text:p>7,05</text:p>
          </table:table-cell>
          <table:table-cell office:value-type="float" office:value="1300.48037399865" calcext:value-type="float">
            <text:p>1300,48</text:p>
          </table:table-cell>
          <table:table-cell office:value-type="float" office:value="28176" calcext:value-type="float">
            <text:p>28176,00</text:p>
          </table:table-cell>
          <table:table-cell office:value-type="float" office:value="62.6210266250474" calcext:value-type="float">
            <text:p>62,62</text:p>
          </table:table-cell>
          <table:table-cell office:value-type="string" calcext:value-type="string">
            <text:p>/?url=https://github.com/spring-projects/spring-boot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_users</text:p>
          </table:table-cell>
          <table:table-cell office:value-type="float" office:value="7343" calcext:value-type="float">
            <text:p>7343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27.016260276862" calcext:value-type="float">
            <text:p>127,02</text:p>
          </table:table-cell>
          <table:table-cell office:value-type="float" office:value="6.41592899955867" calcext:value-type="float">
            <text:p>6,42</text:p>
          </table:table-cell>
          <table:table-cell office:value-type="float" office:value="969.813446999979" calcext:value-type="float">
            <text:p>969,81</text:p>
          </table:table-cell>
          <table:table-cell office:value-type="float" office:value="28176" calcext:value-type="float">
            <text:p>28176,00</text:p>
          </table:table-cell>
          <table:table-cell office:value-type="float" office:value="74.5517896250864" calcext:value-type="float">
            <text:p>74,55</text:p>
          </table:table-cell>
          <table:table-cell office:value-type="string" calcext:value-type="string">
            <text:p>/?url=https://github.com/spring-projects/spring-boot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0_users</text:p>
          </table:table-cell>
          <table:table-cell office:value-type="float" office:value="6408" calcext:value-type="float">
            <text:p>6408,00</text:p>
          </table:table-cell>
          <table:table-cell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18.335605412288" calcext:value-type="float">
            <text:p>218,34</text:p>
          </table:table-cell>
          <table:table-cell office:value-type="float" office:value="5.71273400055361" calcext:value-type="float">
            <text:p>5,71</text:p>
          </table:table-cell>
          <table:table-cell office:value-type="float" office:value="1542.90733699963" calcext:value-type="float">
            <text:p>1542,91</text:p>
          </table:table-cell>
          <table:table-cell office:value-type="float" office:value="28176" calcext:value-type="float">
            <text:p>28176,00</text:p>
          </table:table-cell>
          <table:table-cell office:value-type="float" office:value="63.5016346937902" calcext:value-type="float">
            <text:p>63,50</text:p>
          </table:table-cell>
          <table:table-cell office:value-type="string" calcext:value-type="string">
            <text:p>/?url=https://github.com/spring-projects/spring-boot</text:p>
          </table:table-cell>
          <table:table-cell/>
        </table:table-row>
        <table:table-row table:style-name="ro1" table:number-rows-repeated="2">
          <table:table-cell table:number-columns-repeated="11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_users</text:p>
          </table:table-cell>
          <table:table-cell office:value-type="float" office:value="5475" calcext:value-type="float">
            <text:p>5475,00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4.6256406131316" calcext:value-type="float">
            <text:p>14,63</text:p>
          </table:table-cell>
          <table:table-cell office:value-type="float" office:value="8.12787199902232" calcext:value-type="float">
            <text:p>8,13</text:p>
          </table:table-cell>
          <table:table-cell office:value-type="float" office:value="326.682058999722" calcext:value-type="float">
            <text:p>326,68</text:p>
          </table:table-cell>
          <table:table-cell office:value-type="float" office:value="37847" calcext:value-type="float">
            <text:p>37847,00</text:p>
          </table:table-cell>
          <table:table-cell office:value-type="float" office:value="62.609591083297" calcext:value-type="float">
            <text:p>62,61</text:p>
          </table:table-cell>
          <table:table-cell office:value-type="string" calcext:value-type="string">
            <text:p>/?url=https://github.com/topics/aw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_users</text:p>
          </table:table-cell>
          <table:table-cell office:value-type="float" office:value="7328" calcext:value-type="float">
            <text:p>7328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27.179392425619" calcext:value-type="float">
            <text:p>127,18</text:p>
          </table:table-cell>
          <table:table-cell office:value-type="float" office:value="6.86292699901969" calcext:value-type="float">
            <text:p>6,86</text:p>
          </table:table-cell>
          <table:table-cell office:value-type="float" office:value="710.498955999356" calcext:value-type="float">
            <text:p>710,50</text:p>
          </table:table-cell>
          <table:table-cell office:value-type="float" office:value="37847" calcext:value-type="float">
            <text:p>37847,00</text:p>
          </table:table-cell>
          <table:table-cell office:value-type="float" office:value="74.399498076077" calcext:value-type="float">
            <text:p>74,40</text:p>
          </table:table-cell>
          <table:table-cell office:value-type="string" calcext:value-type="string">
            <text:p>/?url=https://github.com/topics/aw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0_users</text:p>
          </table:table-cell>
          <table:table-cell office:value-type="float" office:value="6395" calcext:value-type="float">
            <text:p>6395,00</text:p>
          </table:table-cell>
          <table:table-cell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18.582805285072" calcext:value-type="float">
            <text:p>218,58</text:p>
          </table:table-cell>
          <table:table-cell office:value-type="float" office:value="7.26443399980781" calcext:value-type="float">
            <text:p>7,26</text:p>
          </table:table-cell>
          <table:table-cell office:value-type="float" office:value="1508.29677699949" calcext:value-type="float">
            <text:p>1508,30</text:p>
          </table:table-cell>
          <table:table-cell office:value-type="float" office:value="37847" calcext:value-type="float">
            <text:p>37847,00</text:p>
          </table:table-cell>
          <table:table-cell office:value-type="float" office:value="63.3728080316461" calcext:value-type="float">
            <text:p>63,37</text:p>
          </table:table-cell>
          <table:table-cell office:value-type="string" calcext:value-type="string">
            <text:p>/?url=https://github.com/topics/aws</text:p>
          </table:table-cell>
          <table:table-cell/>
        </table:table-row>
        <table:table-row table:style-name="ro1" table:number-rows-repeated="2">
          <table:table-cell table:number-columns-repeated="11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_users</text:p>
          </table:table-cell>
          <table:table-cell office:value-type="float" office:value="5473" calcext:value-type="float">
            <text:p>5473,00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5.6372355678724" calcext:value-type="float">
            <text:p>15,64</text:p>
          </table:table-cell>
          <table:table-cell office:value-type="float" office:value="6.90940399908868" calcext:value-type="float">
            <text:p>6,91</text:p>
          </table:table-cell>
          <table:table-cell office:value-type="float" office:value="1142.99996800037" calcext:value-type="float">
            <text:p>1143,00</text:p>
          </table:table-cell>
          <table:table-cell office:value-type="float" office:value="28395.3398501736" calcext:value-type="float">
            <text:p>28395,34</text:p>
          </table:table-cell>
          <table:table-cell office:value-type="float" office:value="62.5867199997963" calcext:value-type="float">
            <text:p>62,59</text:p>
          </table:table-cell>
          <table:table-cell office:value-type="string" calcext:value-type="string">
            <text:p>/?url=https://github.com/twbs/bootstrap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_users</text:p>
          </table:table-cell>
          <table:table-cell office:value-type="float" office:value="7295" calcext:value-type="float">
            <text:p>7295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26.113823075683" calcext:value-type="float">
            <text:p>126,11</text:p>
          </table:table-cell>
          <table:table-cell office:value-type="float" office:value="6.54347199997574" calcext:value-type="float">
            <text:p>6,54</text:p>
          </table:table-cell>
          <table:table-cell office:value-type="float" office:value="772.947387999011" calcext:value-type="float">
            <text:p>772,95</text:p>
          </table:table-cell>
          <table:table-cell office:value-type="float" office:value="28383" calcext:value-type="float">
            <text:p>28383,00</text:p>
          </table:table-cell>
          <table:table-cell office:value-type="float" office:value="74.0644566682562" calcext:value-type="float">
            <text:p>74,06</text:p>
          </table:table-cell>
          <table:table-cell office:value-type="string" calcext:value-type="string">
            <text:p>/?url=https://github.com/twbs/bootstrap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0_users</text:p>
          </table:table-cell>
          <table:table-cell office:value-type="float" office:value="6342" calcext:value-type="float">
            <text:p>6342,00</text:p>
          </table:table-cell>
          <table:table-cell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218.038958172023" calcext:value-type="float">
            <text:p>218,04</text:p>
          </table:table-cell>
          <table:table-cell office:value-type="float" office:value="5.66827999864472" calcext:value-type="float">
            <text:p>5,67</text:p>
          </table:table-cell>
          <table:table-cell office:value-type="float" office:value="1836.82531900013" calcext:value-type="float">
            <text:p>1836,83</text:p>
          </table:table-cell>
          <table:table-cell office:value-type="float" office:value="28383" calcext:value-type="float">
            <text:p>28383,00</text:p>
          </table:table-cell>
          <table:table-cell office:value-type="float" office:value="62.8475916398279" calcext:value-type="float">
            <text:p>62,85</text:p>
          </table:table-cell>
          <table:table-cell office:value-type="string" calcext:value-type="string">
            <text:p>/?url=https://github.com/twbs/bootstrap</text:p>
          </table:table-cell>
          <table:table-cell/>
        </table:table-row>
        <table:table-row table:style-name="ro1" table:number-rows-repeated="2">
          <table:table-cell table:number-columns-repeated="11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_users</text:p>
          </table:table-cell>
          <table:table-cell office:value-type="float" office:value="5477" calcext:value-type="float">
            <text:p>5477,00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5.448535570929" calcext:value-type="float">
            <text:p>15,45</text:p>
          </table:table-cell>
          <table:table-cell office:value-type="float" office:value="7.5218740003038" calcext:value-type="float">
            <text:p>7,52</text:p>
          </table:table-cell>
          <table:table-cell office:value-type="float" office:value="942.287630999999" calcext:value-type="float">
            <text:p>942,29</text:p>
          </table:table-cell>
          <table:table-cell office:value-type="float" office:value="24531.1825817053" calcext:value-type="float">
            <text:p>24531,18</text:p>
          </table:table-cell>
          <table:table-cell office:value-type="float" office:value="62.6324621667978" calcext:value-type="float">
            <text:p>62,63</text:p>
          </table:table-cell>
          <table:table-cell office:value-type="string" calcext:value-type="string">
            <text:p>/?url=https://news.ycombinator.com/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_users</text:p>
          </table:table-cell>
          <table:table-cell office:value-type="float" office:value="7355" calcext:value-type="float">
            <text:p>7355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38.862676648269" calcext:value-type="float">
            <text:p>138,86</text:p>
          </table:table-cell>
          <table:table-cell office:value-type="float" office:value="6.63366200024029" calcext:value-type="float">
            <text:p>6,63</text:p>
          </table:table-cell>
          <table:table-cell office:value-type="float" office:value="5293.15685499932" calcext:value-type="float">
            <text:p>5293,16</text:p>
          </table:table-cell>
          <table:table-cell office:value-type="float" office:value="24551" calcext:value-type="float">
            <text:p>24551,00</text:p>
          </table:table-cell>
          <table:table-cell office:value-type="float" office:value="74.673622864294" calcext:value-type="float">
            <text:p>74,67</text:p>
          </table:table-cell>
          <table:table-cell office:value-type="string" calcext:value-type="string">
            <text:p>/?url=https://news.ycombinator.com/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0_users</text:p>
          </table:table-cell>
          <table:table-cell office:value-type="float" office:value="6442" calcext:value-type="float">
            <text:p>6442,00</text:p>
          </table:table-cell>
          <table:table-cell office:value-type="float" office:value="0" calcext:value-type="float">
            <text:p>0,00</text:p>
          </table:table-cell>
          <table:table-cell office:value-type="float" office:value="190" calcext:value-type="float">
            <text:p>190,00</text:p>
          </table:table-cell>
          <table:table-cell office:value-type="float" office:value="677.926796300994" calcext:value-type="float">
            <text:p>677,93</text:p>
          </table:table-cell>
          <table:table-cell office:value-type="float" office:value="6.25394900089304" calcext:value-type="float">
            <text:p>6,25</text:p>
          </table:table-cell>
          <table:table-cell office:value-type="float" office:value="86616.5436559986" calcext:value-type="float">
            <text:p>86616,54</text:p>
          </table:table-cell>
          <table:table-cell office:value-type="float" office:value="24551" calcext:value-type="float">
            <text:p>24551,00</text:p>
          </table:table-cell>
          <table:table-cell office:value-type="float" office:value="63.8385659640132" calcext:value-type="float">
            <text:p>63,84</text:p>
          </table:table-cell>
          <table:table-cell office:value-type="string" calcext:value-type="string">
            <text:p>/?url=https://news.ycombinator.com/</text:p>
          </table:table-cell>
          <table:table-cell/>
        </table:table-row>
        <table:table-row table:style-name="ro1" table:number-rows-repeated="2">
          <table:table-cell table:number-columns-repeated="11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_users</text:p>
          </table:table-cell>
          <table:table-cell office:value-type="float" office:value="5480" calcext:value-type="float">
            <text:p>5480,00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,00</text:p>
          </table:table-cell>
          <table:table-cell office:value-type="float" office:value="16.832551102183" calcext:value-type="float">
            <text:p>16,83</text:p>
          </table:table-cell>
          <table:table-cell office:value-type="float" office:value="6.80106899926614" calcext:value-type="float">
            <text:p>6,80</text:p>
          </table:table-cell>
          <table:table-cell office:value-type="float" office:value="2836.98887199898" calcext:value-type="float">
            <text:p>2836,99</text:p>
          </table:table-cell>
          <table:table-cell office:value-type="float" office:value="10996" calcext:value-type="float">
            <text:p>10996,00</text:p>
          </table:table-cell>
          <table:table-cell office:value-type="float" office:value="62.6667687920489" calcext:value-type="float">
            <text:p>62,67</text:p>
          </table:table-cell>
          <table:table-cell office:value-type="string" calcext:value-type="string">
            <text:p>/?url=https://www.reddit.com/r/brdev/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_users</text:p>
          </table:table-cell>
          <table:table-cell office:value-type="float" office:value="7359" calcext:value-type="float">
            <text:p>7359,00</text:p>
          </table:table-cell>
          <table:table-cell office:value-type="float" office:value="0" calcext:value-type="float">
            <text:p>0,00</text:p>
          </table:table-cell>
          <table:table-cell office:value-type="float" office:value="120" calcext:value-type="float">
            <text:p>120,00</text:p>
          </table:table-cell>
          <table:table-cell office:value-type="float" office:value="179.833893809482" calcext:value-type="float">
            <text:p>179,83</text:p>
          </table:table-cell>
          <table:table-cell office:value-type="float" office:value="5.82369800031302" calcext:value-type="float">
            <text:p>5,82</text:p>
          </table:table-cell>
          <table:table-cell office:value-type="float" office:value="6477.07006200108" calcext:value-type="float">
            <text:p>6477,07</text:p>
          </table:table-cell>
          <table:table-cell office:value-type="float" office:value="10996" calcext:value-type="float">
            <text:p>10996,00</text:p>
          </table:table-cell>
          <table:table-cell office:value-type="float" office:value="74.7142339440298" calcext:value-type="float">
            <text:p>74,71</text:p>
          </table:table-cell>
          <table:table-cell office:value-type="string" calcext:value-type="string">
            <text:p>/?url=https://www.reddit.com/r/brdev/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1000_users</text:p>
          </table:table-cell>
          <table:table-cell office:value-type="float" office:value="6955" calcext:value-type="float">
            <text:p>6955,00</text:p>
          </table:table-cell>
          <table:table-cell office:value-type="float" office:value="0" calcext:value-type="float">
            <text:p>0,00</text:p>
          </table:table-cell>
          <table:table-cell office:value-type="float" office:value="210" calcext:value-type="float">
            <text:p>210,00</text:p>
          </table:table-cell>
          <table:table-cell office:value-type="float" office:value="4246.69432829317" calcext:value-type="float">
            <text:p>4246,69</text:p>
          </table:table-cell>
          <table:table-cell office:value-type="float" office:value="6.21750000027532" calcext:value-type="float">
            <text:p>6,22</text:p>
          </table:table-cell>
          <table:table-cell office:value-type="float" office:value="99155.0340289996" calcext:value-type="float">
            <text:p>99155,03</text:p>
          </table:table-cell>
          <table:table-cell office:value-type="float" office:value="10996" calcext:value-type="float">
            <text:p>10996,00</text:p>
          </table:table-cell>
          <table:table-cell office:value-type="float" office:value="68.9222642470834" calcext:value-type="float">
            <text:p>68,92</text:p>
          </table:table-cell>
          <table:table-cell office:value-type="string" calcext:value-type="string">
            <text:p>/?url=https://www.reddit.com/r/brdev/</text:p>
          </table:table-cell>
          <table:table-cell/>
        </table:table-row>
      </table:table>
      <table:table table:name="10_Ruby_Redis_Locust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99.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arlosruan12307?tab=repositories</text:p>
          </table:table-cell>
          <table:table-cell office:value-type="float" office:value="5475" calcext:value-type="float">
            <text:p>547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.441080396150074</text:p>
          </table:table-cell>
          <table:table-cell office:value-type="string" calcext:value-type="string">
            <text:p>7.490404001146089</text:p>
          </table:table-cell>
          <table:table-cell office:value-type="string" calcext:value-type="string">
            <text:p>1022.6336940013425</text:p>
          </table:table-cell>
          <table:table-cell office:value-type="string" calcext:value-type="string">
            <text:p>14328.0</text:p>
          </table:table-cell>
          <table:table-cell office:value-type="string" calcext:value-type="string">
            <text:p>62.609591083297026</text:p>
          </table:table-cell>
          <table:table-cell office:value-type="string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covid19india/covid19india-react</text:p>
          </table:table-cell>
          <table:table-cell office:value-type="float" office:value="5475" calcext:value-type="float">
            <text:p>54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.895777738806418</text:p>
          </table:table-cell>
          <table:table-cell office:value-type="string" calcext:value-type="string">
            <text:p>7.028820000414271</text:p>
          </table:table-cell>
          <table:table-cell office:value-type="string" calcext:value-type="string">
            <text:p>1135.294816998794</text:p>
          </table:table-cell>
          <table:table-cell office:value-type="string" calcext:value-type="string">
            <text:p>19012.53168949772</text:p>
          </table:table-cell>
          <table:table-cell office:value-type="string" calcext:value-type="string">
            <text:p>62.609591083297026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etcd-io/etcd</text:p>
          </table:table-cell>
          <table:table-cell office:value-type="float" office:value="5473" calcext:value-type="float">
            <text:p>547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.57655682898969</text:p>
          </table:table-cell>
          <table:table-cell office:value-type="string" calcext:value-type="string">
            <text:p>7.526744000642793</text:p>
          </table:table-cell>
          <table:table-cell office:value-type="string" calcext:value-type="string">
            <text:p>1666.711084999406</text:p>
          </table:table-cell>
          <table:table-cell office:value-type="string" calcext:value-type="string">
            <text:p>26755.0</text:p>
          </table:table-cell>
          <table:table-cell office:value-type="string" calcext:value-type="string">
            <text:p>62.58671999979628</text:p>
          </table:table-cell>
          <table:table-cell office:value-type="string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facebook/react-native</text:p>
          </table:table-cell>
          <table:table-cell office:value-type="float" office:value="5471" calcext:value-type="float">
            <text:p>547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.163529344377526</text:p>
          </table:table-cell>
          <table:table-cell office:value-type="string" calcext:value-type="string">
            <text:p>6.840755000666832</text:p>
          </table:table-cell>
          <table:table-cell office:value-type="string" calcext:value-type="string">
            <text:p>1327.3377730001812</text:p>
          </table:table-cell>
          <table:table-cell office:value-type="string" calcext:value-type="string">
            <text:p>26705.311277645767</text:p>
          </table:table-cell>
          <table:table-cell office:value-type="string" calcext:value-type="string">
            <text:p>62.563848916295534</text:p>
          </table:table-cell>
          <table:table-cell office:value-type="string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macrozheng/mall</text:p>
          </table:table-cell>
          <table:table-cell office:value-type="float" office:value="5473" calcext:value-type="float">
            <text:p>547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.589744329437854</text:p>
          </table:table-cell>
          <table:table-cell office:value-type="string" calcext:value-type="string">
            <text:p>7.65103899902897</text:p>
          </table:table-cell>
          <table:table-cell office:value-type="string" calcext:value-type="string">
            <text:p>1078.5239260003436</text:p>
          </table:table-cell>
          <table:table-cell office:value-type="string" calcext:value-type="string">
            <text:p>28266.704549607162</text:p>
          </table:table-cell>
          <table:table-cell office:value-type="string" calcext:value-type="string">
            <text:p>62.58671999979628</text:p>
          </table:table-cell>
          <table:table-cell office:value-type="string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spring-projects/spring-boot</text:p>
          </table:table-cell>
          <table:table-cell office:value-type="float" office:value="5476" calcext:value-type="float">
            <text:p>54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.978734564097799</text:p>
          </table:table-cell>
          <table:table-cell office:value-type="string" calcext:value-type="string">
            <text:p>7.0534870010305895</text:p>
          </table:table-cell>
          <table:table-cell office:value-type="string" calcext:value-type="string">
            <text:p>1300.4803739986528</text:p>
          </table:table-cell>
          <table:table-cell office:value-type="string" calcext:value-type="string">
            <text:p>28176.0</text:p>
          </table:table-cell>
          <table:table-cell office:value-type="string" calcext:value-type="string">
            <text:p>62.6210266250474</text:p>
          </table:table-cell>
          <table:table-cell office:value-type="string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opics/aws</text:p>
          </table:table-cell>
          <table:table-cell office:value-type="float" office:value="5475" calcext:value-type="float">
            <text:p>547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.625640613131637</text:p>
          </table:table-cell>
          <table:table-cell office:value-type="string" calcext:value-type="string">
            <text:p>8.127871999022318</text:p>
          </table:table-cell>
          <table:table-cell office:value-type="string" calcext:value-type="string">
            <text:p>326.68205899972236</text:p>
          </table:table-cell>
          <table:table-cell office:value-type="string" calcext:value-type="string">
            <text:p>37847.0</text:p>
          </table:table-cell>
          <table:table-cell office:value-type="string" calcext:value-type="string">
            <text:p>62.609591083297026</text:p>
          </table:table-cell>
          <table:table-cell office:value-type="string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.com/twbs/bootstrap</text:p>
          </table:table-cell>
          <table:table-cell office:value-type="float" office:value="5473" calcext:value-type="float">
            <text:p>547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.637235567872432</text:p>
          </table:table-cell>
          <table:table-cell office:value-type="string" calcext:value-type="string">
            <text:p>6.909403999088681</text:p>
          </table:table-cell>
          <table:table-cell office:value-type="string" calcext:value-type="string">
            <text:p>1142.9999680003675</text:p>
          </table:table-cell>
          <table:table-cell office:value-type="string" calcext:value-type="string">
            <text:p>28395.33985017358</text:p>
          </table:table-cell>
          <table:table-cell office:value-type="string" calcext:value-type="string">
            <text:p>62.58671999979628</text:p>
          </table:table-cell>
          <table:table-cell office:value-type="string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.ycombinator.com/</text:p>
          </table:table-cell>
          <table:table-cell office:value-type="float" office:value="5477" calcext:value-type="float">
            <text:p>547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.448535570929048</text:p>
          </table:table-cell>
          <table:table-cell office:value-type="string" calcext:value-type="string">
            <text:p>7.5218740003037965</text:p>
          </table:table-cell>
          <table:table-cell office:value-type="string" calcext:value-type="string">
            <text:p>942.2876309999992</text:p>
          </table:table-cell>
          <table:table-cell office:value-type="string" calcext:value-type="string">
            <text:p>24531.182581705314</text:p>
          </table:table-cell>
          <table:table-cell office:value-type="string" calcext:value-type="string">
            <text:p>62.63246216679777</text:p>
          </table:table-cell>
          <table:table-cell office:value-type="string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.reddit.com/r/brdev/</text:p>
          </table:table-cell>
          <table:table-cell office:value-type="float" office:value="5480" calcext:value-type="float">
            <text:p>548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.832551102183007</text:p>
          </table:table-cell>
          <table:table-cell office:value-type="string" calcext:value-type="string">
            <text:p>6.8010689992661355</text:p>
          </table:table-cell>
          <table:table-cell office:value-type="string" calcext:value-type="string">
            <text:p>2836.988871998983</text:p>
          </table:table-cell>
          <table:table-cell office:value-type="string" calcext:value-type="string">
            <text:p>10996.0</text:p>
          </table:table-cell>
          <table:table-cell office:value-type="string" calcext:value-type="string">
            <text:p>62.6667687920489</text:p>
          </table:table-cell>
          <table:table-cell office:value-type="string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2800" calcext:value-type="float">
            <text:p>28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54748" calcext:value-type="float">
            <text:p>547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.818982721320458</text:p>
          </table:table-cell>
          <table:table-cell office:value-type="string" calcext:value-type="string">
            <text:p>6.8010689992661355</text:p>
          </table:table-cell>
          <table:table-cell office:value-type="string" calcext:value-type="string">
            <text:p>2836.988871998983</text:p>
          </table:table-cell>
          <table:table-cell office:value-type="string" calcext:value-type="string">
            <text:p>24499.618634470666</text:p>
          </table:table-cell>
          <table:table-cell office:value-type="string" calcext:value-type="string">
            <text:p>626.0730397494696</text:p>
          </table:table-cell>
          <table:table-cell office:value-type="string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2800" calcext:value-type="float">
            <text:p>2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0" number:min-decimal-places="0" number:min-integer-digits="20"/>
    </number:number-style>
    <number:number-style style:name="N108">
      <number:number number:decimal-places="20" number:min-decimal-places="20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7T06:03:42.230637699</dc:date>
    <meta:editing-duration>PT5M16S</meta:editing-duration>
    <meta:editing-cycles>1</meta:editing-cycles>
    <meta:document-statistic meta:table-count="6" meta:cell-count="1978" meta:object-count="30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49cm" svg:y="0.316cm" chart:style-name="ch2">
          <text:p>/?url=https://github.com/carlosruan12307?tab=repositories</text:p>
        </chart:title>
        <chart:legend chart:legend-position="end" svg:x="11.461cm" svg:y="2.458cm" style:legend-expansion="high" chart:style-name="ch3"/>
        <chart:plot-area chart:style-name="ch4" table:cell-range-address="Juncao_Ruby_Redis_Locust.L47:Juncao_Ruby_Redis_Locust.T49 Juncao_Ruby_Redis_Locust.M46:Juncao_Ruby_Redis_Locust.T46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Ruby_Redis_Locust.L47:Juncao_Ruby_Redis_Locust.L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47:Juncao_Ruby_Redis_Locust.M49" chart:label-cell-address="Juncao_Ruby_Redis_Locust.M46:Juncao_Ruby_Redis_Locust.M46" chart:class="chart:bar">
            <chart:data-point chart:repeated="3"/>
          </chart:series>
          <chart:series chart:style-name="ch9" chart:values-cell-range-address="Juncao_Ruby_Redis_Locust.N47:Juncao_Ruby_Redis_Locust.N49" chart:label-cell-address="Juncao_Ruby_Redis_Locust.N46:Juncao_Ruby_Redis_Locust.N46" chart:class="chart:bar">
            <chart:data-point chart:repeated="3"/>
          </chart:series>
          <chart:series chart:style-name="ch10" chart:values-cell-range-address="Juncao_Ruby_Redis_Locust.O47:Juncao_Ruby_Redis_Locust.O49" chart:label-cell-address="Juncao_Ruby_Redis_Locust.O46:Juncao_Ruby_Redis_Locust.O46" chart:class="chart:bar">
            <chart:data-point chart:repeated="3"/>
          </chart:series>
          <chart:series chart:style-name="ch11" chart:values-cell-range-address="Juncao_Ruby_Redis_Locust.P47:Juncao_Ruby_Redis_Locust.P49" chart:label-cell-address="Juncao_Ruby_Redis_Locust.P46:Juncao_Ruby_Redis_Locust.P46" chart:class="chart:bar">
            <chart:data-point chart:repeated="3"/>
          </chart:series>
          <chart:series chart:style-name="ch12" chart:values-cell-range-address="Juncao_Ruby_Redis_Locust.Q47:Juncao_Ruby_Redis_Locust.Q49" chart:label-cell-address="Juncao_Ruby_Redis_Locust.Q46:Juncao_Ruby_Redis_Locust.Q46" chart:class="chart:bar">
            <chart:data-point chart:repeated="3"/>
          </chart:series>
          <chart:series chart:style-name="ch13" chart:values-cell-range-address="Juncao_Ruby_Redis_Locust.R47:Juncao_Ruby_Redis_Locust.R49" chart:label-cell-address="Juncao_Ruby_Redis_Locust.R46:Juncao_Ruby_Redis_Locust.R46" chart:class="chart:bar">
            <chart:data-point chart:repeated="3"/>
          </chart:series>
          <chart:series chart:style-name="ch14" chart:values-cell-range-address="Juncao_Ruby_Redis_Locust.S47:Juncao_Ruby_Redis_Locust.S49" chart:label-cell-address="Juncao_Ruby_Redis_Locust.S46:Juncao_Ruby_Redis_Locust.S46" chart:class="chart:bar">
            <chart:data-point chart:repeated="3"/>
          </chart:series>
          <chart:series chart:style-name="ch15" chart:values-cell-range-address="Juncao_Ruby_Redis_Locust.T47:Juncao_Ruby_Redis_Locust.T49" chart:label-cell-address="Juncao_Ruby_Redis_Locust.T46:Juncao_Ruby_Redis_Locust.T4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46:Juncao_Ruby_Redis_Locust.M46</svg:desc>
                </draw:g>
              </table:table-cell>
              <table:table-cell office:value-type="string">
                <text:p>Failure Count</text:p>
                <draw:g>
                  <svg:desc>Juncao_Ruby_Redis_Locust.N46:Juncao_Ruby_Redis_Locust.N46</svg:desc>
                </draw:g>
              </table:table-cell>
              <table:table-cell office:value-type="string">
                <text:p>Median Response Time</text:p>
                <draw:g>
                  <svg:desc>Juncao_Ruby_Redis_Locust.O46:Juncao_Ruby_Redis_Locust.O46</svg:desc>
                </draw:g>
              </table:table-cell>
              <table:table-cell office:value-type="string">
                <text:p>Average Response Time</text:p>
                <draw:g>
                  <svg:desc>Juncao_Ruby_Redis_Locust.P46:Juncao_Ruby_Redis_Locust.P46</svg:desc>
                </draw:g>
              </table:table-cell>
              <table:table-cell office:value-type="string">
                <text:p>Min Response Time</text:p>
                <draw:g>
                  <svg:desc>Juncao_Ruby_Redis_Locust.Q46:Juncao_Ruby_Redis_Locust.Q46</svg:desc>
                </draw:g>
              </table:table-cell>
              <table:table-cell office:value-type="string">
                <text:p>Max Response Time</text:p>
                <draw:g>
                  <svg:desc>Juncao_Ruby_Redis_Locust.R46:Juncao_Ruby_Redis_Locust.R46</svg:desc>
                </draw:g>
              </table:table-cell>
              <table:table-cell office:value-type="string">
                <text:p>Average Content Size</text:p>
                <draw:g>
                  <svg:desc>Juncao_Ruby_Redis_Locust.S46:Juncao_Ruby_Redis_Locust.S46</svg:desc>
                </draw:g>
              </table:table-cell>
              <table:table-cell office:value-type="string">
                <text:p>Requests/s</text:p>
                <draw:g>
                  <svg:desc>Juncao_Ruby_Redis_Locust.T46:Juncao_Ruby_Redis_Locust.T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47:Juncao_Ruby_Redis_Locust.L49</svg:desc>
                </draw:g>
              </table:table-cell>
              <table:table-cell office:value-type="float" office:value="5475">
                <text:p>5475</text:p>
                <draw:g>
                  <svg:desc>Juncao_Ruby_Redis_Locust.M47:Juncao_Ruby_Redis_Locust.M49</svg:desc>
                </draw:g>
              </table:table-cell>
              <table:table-cell office:value-type="float" office:value="0">
                <text:p>0</text:p>
                <draw:g>
                  <svg:desc>Juncao_Ruby_Redis_Locust.N47:Juncao_Ruby_Redis_Locust.N49</svg:desc>
                </draw:g>
              </table:table-cell>
              <table:table-cell office:value-type="float" office:value="13">
                <text:p>13</text:p>
                <draw:g>
                  <svg:desc>Juncao_Ruby_Redis_Locust.O47:Juncao_Ruby_Redis_Locust.O49</svg:desc>
                </draw:g>
              </table:table-cell>
              <table:table-cell office:value-type="float" office:value="15.4410803961501">
                <text:p>15.4410803961501</text:p>
                <draw:g>
                  <svg:desc>Juncao_Ruby_Redis_Locust.P47:Juncao_Ruby_Redis_Locust.P49</svg:desc>
                </draw:g>
              </table:table-cell>
              <table:table-cell office:value-type="float" office:value="7.49040400114609">
                <text:p>7.49040400114609</text:p>
                <draw:g>
                  <svg:desc>Juncao_Ruby_Redis_Locust.Q47:Juncao_Ruby_Redis_Locust.Q49</svg:desc>
                </draw:g>
              </table:table-cell>
              <table:table-cell office:value-type="float" office:value="1022.63369400134">
                <text:p>1022.63369400134</text:p>
                <draw:g>
                  <svg:desc>Juncao_Ruby_Redis_Locust.R47:Juncao_Ruby_Redis_Locust.R49</svg:desc>
                </draw:g>
              </table:table-cell>
              <table:table-cell office:value-type="float" office:value="14328">
                <text:p>14328</text:p>
                <draw:g>
                  <svg:desc>Juncao_Ruby_Redis_Locust.S47:Juncao_Ruby_Redis_Locust.S49</svg:desc>
                </draw:g>
              </table:table-cell>
              <table:table-cell office:value-type="float" office:value="62.609591083297">
                <text:p>62.609591083297</text:p>
                <draw:g>
                  <svg:desc>Juncao_Ruby_Redis_Locust.T47:Juncao_Ruby_Redis_Locust.T49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311">
                <text:p>7311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24.756715621534">
                <text:p>124.756715621534</text:p>
              </table:table-cell>
              <table:table-cell office:value-type="float" office:value="5.80923100096697">
                <text:p>5.80923100096697</text:p>
              </table:table-cell>
              <table:table-cell office:value-type="float" office:value="819.32500900075">
                <text:p>819.32500900075</text:p>
              </table:table-cell>
              <table:table-cell office:value-type="float" office:value="14328">
                <text:p>14328</text:p>
              </table:table-cell>
              <table:table-cell office:value-type="float" office:value="74.2269009871996">
                <text:p>74.226900987199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372">
                <text:p>6372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8.237813800058">
                <text:p>218.237813800058</text:p>
              </table:table-cell>
              <table:table-cell office:value-type="float" office:value="6.35192499976256">
                <text:p>6.35192499976256</text:p>
              </table:table-cell>
              <table:table-cell office:value-type="float" office:value="1828.80004000072">
                <text:p>1828.80004000072</text:p>
              </table:table-cell>
              <table:table-cell office:value-type="float" office:value="14328">
                <text:p>14328</text:p>
              </table:table-cell>
              <table:table-cell office:value-type="float" office:value="63.1448839370835">
                <text:p>63.1448839370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39cm" svg:y="0.316cm" chart:style-name="ch2">
          <text:p>/?url=https://www.reddit.com/r/brdev/</text:p>
        </chart:title>
        <chart:legend chart:legend-position="end" svg:x="11.461cm" svg:y="2.458cm" style:legend-expansion="high" chart:style-name="ch3"/>
        <chart:plot-area chart:style-name="ch4" table:cell-range-address="Juncao_Ruby_Redis_Locust.L101:Juncao_Ruby_Redis_Locust.T103 Juncao_Ruby_Redis_Locust.M100:Juncao_Ruby_Redis_Locust.T100" chart:data-source-has-labels="both" svg:x="0.32cm" svg:y="1.275cm" svg:width="10.821cm" svg:height="7.545cm">
          <chart:coordinate-region svg:x="2.159cm" svg:y="1.474cm" svg:width="8.982cm" svg:height="6.699cm"/>
          <chart:axis chart:dimension="x" chart:name="primary-x" chart:style-name="ch5" chartooo:axis-type="auto">
            <chartooo:date-scale/>
            <chart:categories table:cell-range-address="Juncao_Ruby_Redis_Locust.L101:Juncao_Ruby_Redis_Locust.L10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101:Juncao_Ruby_Redis_Locust.M103" chart:label-cell-address="Juncao_Ruby_Redis_Locust.M100:Juncao_Ruby_Redis_Locust.M100" chart:class="chart:bar">
            <chart:data-point chart:repeated="3"/>
          </chart:series>
          <chart:series chart:style-name="ch9" chart:values-cell-range-address="Juncao_Ruby_Redis_Locust.N101:Juncao_Ruby_Redis_Locust.N103" chart:label-cell-address="Juncao_Ruby_Redis_Locust.N100:Juncao_Ruby_Redis_Locust.N100" chart:class="chart:bar">
            <chart:data-point chart:repeated="3"/>
          </chart:series>
          <chart:series chart:style-name="ch10" chart:values-cell-range-address="Juncao_Ruby_Redis_Locust.O101:Juncao_Ruby_Redis_Locust.O103" chart:label-cell-address="Juncao_Ruby_Redis_Locust.O100:Juncao_Ruby_Redis_Locust.O100" chart:class="chart:bar">
            <chart:data-point chart:repeated="3"/>
          </chart:series>
          <chart:series chart:style-name="ch11" chart:values-cell-range-address="Juncao_Ruby_Redis_Locust.P101:Juncao_Ruby_Redis_Locust.P103" chart:label-cell-address="Juncao_Ruby_Redis_Locust.P100:Juncao_Ruby_Redis_Locust.P100" chart:class="chart:bar">
            <chart:data-point chart:repeated="3"/>
          </chart:series>
          <chart:series chart:style-name="ch12" chart:values-cell-range-address="Juncao_Ruby_Redis_Locust.Q101:Juncao_Ruby_Redis_Locust.Q103" chart:label-cell-address="Juncao_Ruby_Redis_Locust.Q100:Juncao_Ruby_Redis_Locust.Q100" chart:class="chart:bar">
            <chart:data-point chart:repeated="3"/>
          </chart:series>
          <chart:series chart:style-name="ch13" chart:values-cell-range-address="Juncao_Ruby_Redis_Locust.R101:Juncao_Ruby_Redis_Locust.R103" chart:label-cell-address="Juncao_Ruby_Redis_Locust.R100:Juncao_Ruby_Redis_Locust.R100" chart:class="chart:bar">
            <chart:data-point chart:repeated="3"/>
          </chart:series>
          <chart:series chart:style-name="ch14" chart:values-cell-range-address="Juncao_Ruby_Redis_Locust.S101:Juncao_Ruby_Redis_Locust.S103" chart:label-cell-address="Juncao_Ruby_Redis_Locust.S100:Juncao_Ruby_Redis_Locust.S100" chart:class="chart:bar">
            <chart:data-point chart:repeated="3"/>
          </chart:series>
          <chart:series chart:style-name="ch15" chart:values-cell-range-address="Juncao_Ruby_Redis_Locust.T101:Juncao_Ruby_Redis_Locust.T103" chart:label-cell-address="Juncao_Ruby_Redis_Locust.T100:Juncao_Ruby_Redis_Locust.T100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100:Juncao_Ruby_Redis_Locust.M100</svg:desc>
                </draw:g>
              </table:table-cell>
              <table:table-cell office:value-type="string">
                <text:p>Failure Count</text:p>
                <draw:g>
                  <svg:desc>Juncao_Ruby_Redis_Locust.N100:Juncao_Ruby_Redis_Locust.N100</svg:desc>
                </draw:g>
              </table:table-cell>
              <table:table-cell office:value-type="string">
                <text:p>Median Response Time</text:p>
                <draw:g>
                  <svg:desc>Juncao_Ruby_Redis_Locust.O100:Juncao_Ruby_Redis_Locust.O100</svg:desc>
                </draw:g>
              </table:table-cell>
              <table:table-cell office:value-type="string">
                <text:p>Average Response Time</text:p>
                <draw:g>
                  <svg:desc>Juncao_Ruby_Redis_Locust.P100:Juncao_Ruby_Redis_Locust.P100</svg:desc>
                </draw:g>
              </table:table-cell>
              <table:table-cell office:value-type="string">
                <text:p>Min Response Time</text:p>
                <draw:g>
                  <svg:desc>Juncao_Ruby_Redis_Locust.Q100:Juncao_Ruby_Redis_Locust.Q100</svg:desc>
                </draw:g>
              </table:table-cell>
              <table:table-cell office:value-type="string">
                <text:p>Max Response Time</text:p>
                <draw:g>
                  <svg:desc>Juncao_Ruby_Redis_Locust.R100:Juncao_Ruby_Redis_Locust.R100</svg:desc>
                </draw:g>
              </table:table-cell>
              <table:table-cell office:value-type="string">
                <text:p>Average Content Size</text:p>
                <draw:g>
                  <svg:desc>Juncao_Ruby_Redis_Locust.S100:Juncao_Ruby_Redis_Locust.S100</svg:desc>
                </draw:g>
              </table:table-cell>
              <table:table-cell office:value-type="string">
                <text:p>Requests/s</text:p>
                <draw:g>
                  <svg:desc>Juncao_Ruby_Redis_Locust.T100:Juncao_Ruby_Redis_Locust.T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101:Juncao_Ruby_Redis_Locust.L103</svg:desc>
                </draw:g>
              </table:table-cell>
              <table:table-cell office:value-type="float" office:value="5480">
                <text:p>5480</text:p>
                <draw:g>
                  <svg:desc>Juncao_Ruby_Redis_Locust.M101:Juncao_Ruby_Redis_Locust.M103</svg:desc>
                </draw:g>
              </table:table-cell>
              <table:table-cell office:value-type="float" office:value="0">
                <text:p>0</text:p>
                <draw:g>
                  <svg:desc>Juncao_Ruby_Redis_Locust.N101:Juncao_Ruby_Redis_Locust.N103</svg:desc>
                </draw:g>
              </table:table-cell>
              <table:table-cell office:value-type="float" office:value="13">
                <text:p>13</text:p>
                <draw:g>
                  <svg:desc>Juncao_Ruby_Redis_Locust.O101:Juncao_Ruby_Redis_Locust.O103</svg:desc>
                </draw:g>
              </table:table-cell>
              <table:table-cell office:value-type="float" office:value="16.832551102183">
                <text:p>16.832551102183</text:p>
                <draw:g>
                  <svg:desc>Juncao_Ruby_Redis_Locust.P101:Juncao_Ruby_Redis_Locust.P103</svg:desc>
                </draw:g>
              </table:table-cell>
              <table:table-cell office:value-type="float" office:value="6.80106899926614">
                <text:p>6.80106899926614</text:p>
                <draw:g>
                  <svg:desc>Juncao_Ruby_Redis_Locust.Q101:Juncao_Ruby_Redis_Locust.Q103</svg:desc>
                </draw:g>
              </table:table-cell>
              <table:table-cell office:value-type="float" office:value="2836.98887199898">
                <text:p>2836.98887199898</text:p>
                <draw:g>
                  <svg:desc>Juncao_Ruby_Redis_Locust.R101:Juncao_Ruby_Redis_Locust.R103</svg:desc>
                </draw:g>
              </table:table-cell>
              <table:table-cell office:value-type="float" office:value="10996">
                <text:p>10996</text:p>
                <draw:g>
                  <svg:desc>Juncao_Ruby_Redis_Locust.S101:Juncao_Ruby_Redis_Locust.S103</svg:desc>
                </draw:g>
              </table:table-cell>
              <table:table-cell office:value-type="float" office:value="62.6667687920489">
                <text:p>62.6667687920489</text:p>
                <draw:g>
                  <svg:desc>Juncao_Ruby_Redis_Locust.T101:Juncao_Ruby_Redis_Locust.T10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359">
                <text:p>7359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79.833893809482">
                <text:p>179.833893809482</text:p>
              </table:table-cell>
              <table:table-cell office:value-type="float" office:value="5.82369800031302">
                <text:p>5.82369800031302</text:p>
              </table:table-cell>
              <table:table-cell office:value-type="float" office:value="6477.07006200108">
                <text:p>6477.07006200108</text:p>
              </table:table-cell>
              <table:table-cell office:value-type="float" office:value="10996">
                <text:p>10996</text:p>
              </table:table-cell>
              <table:table-cell office:value-type="float" office:value="74.7142339440298">
                <text:p>74.7142339440298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955">
                <text:p>6955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4246.69432829317">
                <text:p>4246.69432829317</text:p>
              </table:table-cell>
              <table:table-cell office:value-type="float" office:value="6.21750000027532">
                <text:p>6.21750000027532</text:p>
              </table:table-cell>
              <table:table-cell office:value-type="float" office:value="99155.0340289996">
                <text:p>99155.0340289996</text:p>
              </table:table-cell>
              <table:table-cell office:value-type="float" office:value="10996">
                <text:p>10996</text:p>
              </table:table-cell>
              <table:table-cell office:value-type="float" office:value="68.9222642470834">
                <text:p>68.92226424708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417cm" svg:height="9cm" xlink:href=".." xlink:type="simple" chart:class="chart:bar" chart:style-name="ch1">
        <chart:title svg:x="9.857cm" svg:y="0.316cm" chart:style-name="ch2">
          <text:p>/?url=https://github.com/carlosruan12307?tab=repositories</text:p>
        </chart:title>
        <chart:legend chart:legend-position="end" svg:x="26.878cm" svg:y="3.454cm" style:legend-expansion="high" chart:style-name="ch3"/>
        <chart:plot-area chart:style-name="ch4" table:cell-range-address="Juncao_Ruby_Redis_Locust.L47:Juncao_Ruby_Redis_Locust.L49 Juncao_Ruby_Redis_Locust.O46:Juncao_Ruby_Redis_Locust.R49" chart:data-source-has-labels="both" svg:x="0.628cm" svg:y="1.275cm" svg:width="25.622cm" svg:height="7.545cm">
          <chart:coordinate-region svg:x="2.096cm" svg:y="1.475cm" svg:width="24.154cm" svg:height="6.698cm"/>
          <chart:axis chart:dimension="x" chart:name="primary-x" chart:style-name="ch5" chartooo:axis-type="auto">
            <chartooo:date-scale/>
            <chart:categories table:cell-range-address="Juncao_Ruby_Redis_Locust.L47:Juncao_Ruby_Redis_Locust.L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O47:Juncao_Ruby_Redis_Locust.O49" chart:label-cell-address="Juncao_Ruby_Redis_Locust.O46:Juncao_Ruby_Redis_Locust.O46" chart:class="chart:bar">
            <chart:data-point chart:repeated="3"/>
          </chart:series>
          <chart:series chart:style-name="ch9" chart:values-cell-range-address="Juncao_Ruby_Redis_Locust.P47:Juncao_Ruby_Redis_Locust.P49" chart:label-cell-address="Juncao_Ruby_Redis_Locust.P46:Juncao_Ruby_Redis_Locust.P46" chart:class="chart:bar">
            <chart:data-point chart:repeated="3"/>
          </chart:series>
          <chart:series chart:style-name="ch10" chart:values-cell-range-address="Juncao_Ruby_Redis_Locust.Q47:Juncao_Ruby_Redis_Locust.Q49" chart:label-cell-address="Juncao_Ruby_Redis_Locust.Q46:Juncao_Ruby_Redis_Locust.Q46" chart:class="chart:bar">
            <chart:data-point chart:repeated="3"/>
          </chart:series>
          <chart:series chart:style-name="ch11" chart:values-cell-range-address="Juncao_Ruby_Redis_Locust.R47:Juncao_Ruby_Redis_Locust.R49" chart:label-cell-address="Juncao_Ruby_Redis_Locust.R46:Juncao_Ruby_Redis_Locust.R4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Redis_Locust.O46:Juncao_Ruby_Redis_Locust.O46</svg:desc>
                </draw:g>
              </table:table-cell>
              <table:table-cell office:value-type="string">
                <text:p>Average Response Time</text:p>
                <draw:g>
                  <svg:desc>Juncao_Ruby_Redis_Locust.P46:Juncao_Ruby_Redis_Locust.P46</svg:desc>
                </draw:g>
              </table:table-cell>
              <table:table-cell office:value-type="string">
                <text:p>Min Response Time</text:p>
                <draw:g>
                  <svg:desc>Juncao_Ruby_Redis_Locust.Q46:Juncao_Ruby_Redis_Locust.Q46</svg:desc>
                </draw:g>
              </table:table-cell>
              <table:table-cell office:value-type="string">
                <text:p>Max Response Time</text:p>
                <draw:g>
                  <svg:desc>Juncao_Ruby_Redis_Locust.R46:Juncao_Ruby_Redis_Locust.R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47:Juncao_Ruby_Redis_Locust.L49</svg:desc>
                </draw:g>
              </table:table-cell>
              <table:table-cell office:value-type="float" office:value="13">
                <text:p>13</text:p>
                <draw:g>
                  <svg:desc>Juncao_Ruby_Redis_Locust.O47:Juncao_Ruby_Redis_Locust.O49</svg:desc>
                </draw:g>
              </table:table-cell>
              <table:table-cell office:value-type="float" office:value="15.4410803961501">
                <text:p>15.4410803961501</text:p>
                <draw:g>
                  <svg:desc>Juncao_Ruby_Redis_Locust.P47:Juncao_Ruby_Redis_Locust.P49</svg:desc>
                </draw:g>
              </table:table-cell>
              <table:table-cell office:value-type="float" office:value="7.49040400114609">
                <text:p>7.49040400114609</text:p>
                <draw:g>
                  <svg:desc>Juncao_Ruby_Redis_Locust.Q47:Juncao_Ruby_Redis_Locust.Q49</svg:desc>
                </draw:g>
              </table:table-cell>
              <table:table-cell office:value-type="float" office:value="1022.63369400134">
                <text:p>1022.63369400134</text:p>
                <draw:g>
                  <svg:desc>Juncao_Ruby_Redis_Locust.R47:Juncao_Ruby_Redis_Locust.R49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24.756715621534">
                <text:p>124.756715621534</text:p>
              </table:table-cell>
              <table:table-cell office:value-type="float" office:value="5.80923100096697">
                <text:p>5.80923100096697</text:p>
              </table:table-cell>
              <table:table-cell office:value-type="float" office:value="819.32500900075">
                <text:p>819.32500900075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90">
                <text:p>190</text:p>
              </table:table-cell>
              <table:table-cell office:value-type="float" office:value="218.237813800058">
                <text:p>218.237813800058</text:p>
              </table:table-cell>
              <table:table-cell office:value-type="float" office:value="6.35192499976256">
                <text:p>6.35192499976256</text:p>
              </table:table-cell>
              <table:table-cell office:value-type="float" office:value="1828.80004000072">
                <text:p>1828.8000400007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417cm" svg:height="9cm" xlink:href=".." xlink:type="simple" chart:class="chart:bar" chart:style-name="ch1">
        <chart:title svg:x="10.108cm" svg:y="0.316cm" chart:style-name="ch2">
          <text:p>/?url=https://github.com/covid19india/covid19india-react</text:p>
        </chart:title>
        <chart:legend chart:legend-position="end" svg:x="26.878cm" svg:y="3.454cm" style:legend-expansion="high" chart:style-name="ch3"/>
        <chart:plot-area chart:style-name="ch4" table:cell-range-address="Juncao_Ruby_Redis_Locust.L53:Juncao_Ruby_Redis_Locust.L55 Juncao_Ruby_Redis_Locust.O52:Juncao_Ruby_Redis_Locust.R55" chart:data-source-has-labels="both" svg:x="0.628cm" svg:y="1.275cm" svg:width="25.622cm" svg:height="7.545cm">
          <chart:coordinate-region svg:x="2.096cm" svg:y="1.474cm" svg:width="24.154cm" svg:height="6.699cm"/>
          <chart:axis chart:dimension="x" chart:name="primary-x" chart:style-name="ch5" chartooo:axis-type="auto">
            <chartooo:date-scale/>
            <chart:categories table:cell-range-address="Juncao_Ruby_Redis_Locust.L53:Juncao_Ruby_Redis_Locust.L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O53:Juncao_Ruby_Redis_Locust.O55" chart:label-cell-address="Juncao_Ruby_Redis_Locust.O52:Juncao_Ruby_Redis_Locust.O52" chart:class="chart:bar">
            <chart:data-point chart:repeated="3"/>
          </chart:series>
          <chart:series chart:style-name="ch9" chart:values-cell-range-address="Juncao_Ruby_Redis_Locust.P53:Juncao_Ruby_Redis_Locust.P55" chart:label-cell-address="Juncao_Ruby_Redis_Locust.P52:Juncao_Ruby_Redis_Locust.P52" chart:class="chart:bar">
            <chart:data-point chart:repeated="3"/>
          </chart:series>
          <chart:series chart:style-name="ch10" chart:values-cell-range-address="Juncao_Ruby_Redis_Locust.Q53:Juncao_Ruby_Redis_Locust.Q55" chart:label-cell-address="Juncao_Ruby_Redis_Locust.Q52:Juncao_Ruby_Redis_Locust.Q52" chart:class="chart:bar">
            <chart:data-point chart:repeated="3"/>
          </chart:series>
          <chart:series chart:style-name="ch11" chart:values-cell-range-address="Juncao_Ruby_Redis_Locust.R53:Juncao_Ruby_Redis_Locust.R55" chart:label-cell-address="Juncao_Ruby_Redis_Locust.R52:Juncao_Ruby_Redis_Locust.R5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Redis_Locust.O52:Juncao_Ruby_Redis_Locust.O52</svg:desc>
                </draw:g>
              </table:table-cell>
              <table:table-cell office:value-type="string">
                <text:p>Average Response Time</text:p>
                <draw:g>
                  <svg:desc>Juncao_Ruby_Redis_Locust.P52:Juncao_Ruby_Redis_Locust.P52</svg:desc>
                </draw:g>
              </table:table-cell>
              <table:table-cell office:value-type="string">
                <text:p>Min Response Time</text:p>
                <draw:g>
                  <svg:desc>Juncao_Ruby_Redis_Locust.Q52:Juncao_Ruby_Redis_Locust.Q52</svg:desc>
                </draw:g>
              </table:table-cell>
              <table:table-cell office:value-type="string">
                <text:p>Max Response Time</text:p>
                <draw:g>
                  <svg:desc>Juncao_Ruby_Redis_Locust.R52:Juncao_Ruby_Redis_Locust.R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53:Juncao_Ruby_Redis_Locust.L55</svg:desc>
                </draw:g>
              </table:table-cell>
              <table:table-cell office:value-type="float" office:value="14">
                <text:p>14</text:p>
                <draw:g>
                  <svg:desc>Juncao_Ruby_Redis_Locust.O53:Juncao_Ruby_Redis_Locust.O55</svg:desc>
                </draw:g>
              </table:table-cell>
              <table:table-cell office:value-type="float" office:value="15.8957777388064">
                <text:p>15.8957777388064</text:p>
                <draw:g>
                  <svg:desc>Juncao_Ruby_Redis_Locust.P53:Juncao_Ruby_Redis_Locust.P55</svg:desc>
                </draw:g>
              </table:table-cell>
              <table:table-cell office:value-type="float" office:value="7.02882000041427">
                <text:p>7.02882000041427</text:p>
                <draw:g>
                  <svg:desc>Juncao_Ruby_Redis_Locust.Q53:Juncao_Ruby_Redis_Locust.Q55</svg:desc>
                </draw:g>
              </table:table-cell>
              <table:table-cell office:value-type="float" office:value="1135.29481699879">
                <text:p>1135.29481699879</text:p>
                <draw:g>
                  <svg:desc>Juncao_Ruby_Redis_Locust.R53:Juncao_Ruby_Redis_Locust.R5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24.848178920366">
                <text:p>124.848178920366</text:p>
              </table:table-cell>
              <table:table-cell office:value-type="float" office:value="5.95216200053983">
                <text:p>5.95216200053983</text:p>
              </table:table-cell>
              <table:table-cell office:value-type="float" office:value="960.943217000022">
                <text:p>960.943217000022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90">
                <text:p>190</text:p>
              </table:table-cell>
              <table:table-cell office:value-type="float" office:value="216.644549637217">
                <text:p>216.644549637217</text:p>
              </table:table-cell>
              <table:table-cell office:value-type="float" office:value="6.16698500016355">
                <text:p>6.16698500016355</text:p>
              </table:table-cell>
              <table:table-cell office:value-type="float" office:value="1304.14886500148">
                <text:p>1304.1488650014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389cm" svg:height="9cm" xlink:href=".." xlink:type="simple" chart:class="chart:bar" chart:style-name="ch1">
        <chart:title svg:x="12.039cm" svg:y="0.316cm" chart:style-name="ch2">
          <text:p>/?url=https://github.com/etcd-io/etcd</text:p>
        </chart:title>
        <chart:legend chart:legend-position="end" svg:x="26.85cm" svg:y="3.454cm" style:legend-expansion="high" chart:style-name="ch3"/>
        <chart:plot-area chart:style-name="ch4" table:cell-range-address="Juncao_Ruby_Redis_Locust.L59:Juncao_Ruby_Redis_Locust.L61 Juncao_Ruby_Redis_Locust.O58:Juncao_Ruby_Redis_Locust.R61" chart:data-source-has-labels="both" svg:x="0.627cm" svg:y="1.275cm" svg:width="25.596cm" svg:height="7.545cm">
          <chart:coordinate-region svg:x="2.095cm" svg:y="1.475cm" svg:width="24.128cm" svg:height="6.698cm"/>
          <chart:axis chart:dimension="x" chart:name="primary-x" chart:style-name="ch5" chartooo:axis-type="auto">
            <chartooo:date-scale/>
            <chart:categories table:cell-range-address="Juncao_Ruby_Redis_Locust.L59:Juncao_Ruby_Redis_Locust.L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O59:Juncao_Ruby_Redis_Locust.O61" chart:label-cell-address="Juncao_Ruby_Redis_Locust.O58:Juncao_Ruby_Redis_Locust.O58" chart:class="chart:bar">
            <chart:data-point chart:repeated="3"/>
          </chart:series>
          <chart:series chart:style-name="ch9" chart:values-cell-range-address="Juncao_Ruby_Redis_Locust.P59:Juncao_Ruby_Redis_Locust.P61" chart:label-cell-address="Juncao_Ruby_Redis_Locust.P58:Juncao_Ruby_Redis_Locust.P58" chart:class="chart:bar">
            <chart:data-point chart:repeated="3"/>
          </chart:series>
          <chart:series chart:style-name="ch10" chart:values-cell-range-address="Juncao_Ruby_Redis_Locust.Q59:Juncao_Ruby_Redis_Locust.Q61" chart:label-cell-address="Juncao_Ruby_Redis_Locust.Q58:Juncao_Ruby_Redis_Locust.Q58" chart:class="chart:bar">
            <chart:data-point chart:repeated="3"/>
          </chart:series>
          <chart:series chart:style-name="ch11" chart:values-cell-range-address="Juncao_Ruby_Redis_Locust.R59:Juncao_Ruby_Redis_Locust.R61" chart:label-cell-address="Juncao_Ruby_Redis_Locust.R58:Juncao_Ruby_Redis_Locust.R5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Redis_Locust.O58:Juncao_Ruby_Redis_Locust.O58</svg:desc>
                </draw:g>
              </table:table-cell>
              <table:table-cell office:value-type="string">
                <text:p>Average Response Time</text:p>
                <draw:g>
                  <svg:desc>Juncao_Ruby_Redis_Locust.P58:Juncao_Ruby_Redis_Locust.P58</svg:desc>
                </draw:g>
              </table:table-cell>
              <table:table-cell office:value-type="string">
                <text:p>Min Response Time</text:p>
                <draw:g>
                  <svg:desc>Juncao_Ruby_Redis_Locust.Q58:Juncao_Ruby_Redis_Locust.Q58</svg:desc>
                </draw:g>
              </table:table-cell>
              <table:table-cell office:value-type="string">
                <text:p>Max Response Time</text:p>
                <draw:g>
                  <svg:desc>Juncao_Ruby_Redis_Locust.R58:Juncao_Ruby_Redis_Locust.R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59:Juncao_Ruby_Redis_Locust.L61</svg:desc>
                </draw:g>
              </table:table-cell>
              <table:table-cell office:value-type="float" office:value="13">
                <text:p>13</text:p>
                <draw:g>
                  <svg:desc>Juncao_Ruby_Redis_Locust.O59:Juncao_Ruby_Redis_Locust.O61</svg:desc>
                </draw:g>
              </table:table-cell>
              <table:table-cell office:value-type="float" office:value="16.5765568289897">
                <text:p>16.5765568289897</text:p>
                <draw:g>
                  <svg:desc>Juncao_Ruby_Redis_Locust.P59:Juncao_Ruby_Redis_Locust.P61</svg:desc>
                </draw:g>
              </table:table-cell>
              <table:table-cell office:value-type="float" office:value="7.52674400064279">
                <text:p>7.52674400064279</text:p>
                <draw:g>
                  <svg:desc>Juncao_Ruby_Redis_Locust.Q59:Juncao_Ruby_Redis_Locust.Q61</svg:desc>
                </draw:g>
              </table:table-cell>
              <table:table-cell office:value-type="float" office:value="1666.71108499941">
                <text:p>1666.71108499941</text:p>
                <draw:g>
                  <svg:desc>Juncao_Ruby_Redis_Locust.R59:Juncao_Ruby_Redis_Locust.R6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27.403504122986">
                <text:p>127.403504122986</text:p>
              </table:table-cell>
              <table:table-cell office:value-type="float" office:value="6.41900499977055">
                <text:p>6.41900499977055</text:p>
              </table:table-cell>
              <table:table-cell office:value-type="float" office:value="742.658527999083">
                <text:p>742.658527999083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90">
                <text:p>190</text:p>
              </table:table-cell>
              <table:table-cell office:value-type="float" office:value="218.524664531243">
                <text:p>218.524664531243</text:p>
              </table:table-cell>
              <table:table-cell office:value-type="float" office:value="6.73808700048539">
                <text:p>6.73808700048539</text:p>
              </table:table-cell>
              <table:table-cell office:value-type="float" office:value="1720.95593400081">
                <text:p>1720.9559340008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362cm" svg:height="9cm" xlink:href=".." xlink:type="simple" chart:class="chart:bar" chart:style-name="ch1">
        <chart:title svg:x="11.047cm" svg:y="0.316cm" chart:style-name="ch2">
          <text:p>/?url=https://github.com/facebook/react-native</text:p>
        </chart:title>
        <chart:legend chart:legend-position="end" svg:x="26.823cm" svg:y="3.454cm" style:legend-expansion="high" chart:style-name="ch3"/>
        <chart:plot-area chart:style-name="ch4" table:cell-range-address="Juncao_Ruby_Redis_Locust.L65:Juncao_Ruby_Redis_Locust.L67 Juncao_Ruby_Redis_Locust.O64:Juncao_Ruby_Redis_Locust.R67" chart:data-source-has-labels="both" svg:x="0.627cm" svg:y="1.275cm" svg:width="25.569cm" svg:height="7.545cm">
          <chart:coordinate-region svg:x="2.095cm" svg:y="1.474cm" svg:width="24.101cm" svg:height="6.699cm"/>
          <chart:axis chart:dimension="x" chart:name="primary-x" chart:style-name="ch5" chartooo:axis-type="auto">
            <chartooo:date-scale/>
            <chart:categories table:cell-range-address="Juncao_Ruby_Redis_Locust.L65:Juncao_Ruby_Redis_Locust.L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O65:Juncao_Ruby_Redis_Locust.O67" chart:label-cell-address="Juncao_Ruby_Redis_Locust.O64:Juncao_Ruby_Redis_Locust.O64" chart:class="chart:bar">
            <chart:data-point chart:repeated="3"/>
          </chart:series>
          <chart:series chart:style-name="ch9" chart:values-cell-range-address="Juncao_Ruby_Redis_Locust.P65:Juncao_Ruby_Redis_Locust.P67" chart:label-cell-address="Juncao_Ruby_Redis_Locust.P64:Juncao_Ruby_Redis_Locust.P64" chart:class="chart:bar">
            <chart:data-point chart:repeated="3"/>
          </chart:series>
          <chart:series chart:style-name="ch10" chart:values-cell-range-address="Juncao_Ruby_Redis_Locust.Q65:Juncao_Ruby_Redis_Locust.Q67" chart:label-cell-address="Juncao_Ruby_Redis_Locust.Q64:Juncao_Ruby_Redis_Locust.Q64" chart:class="chart:bar">
            <chart:data-point chart:repeated="3"/>
          </chart:series>
          <chart:series chart:style-name="ch11" chart:values-cell-range-address="Juncao_Ruby_Redis_Locust.R65:Juncao_Ruby_Redis_Locust.R67" chart:label-cell-address="Juncao_Ruby_Redis_Locust.R64:Juncao_Ruby_Redis_Locust.R6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Redis_Locust.O64:Juncao_Ruby_Redis_Locust.O64</svg:desc>
                </draw:g>
              </table:table-cell>
              <table:table-cell office:value-type="string">
                <text:p>Average Response Time</text:p>
                <draw:g>
                  <svg:desc>Juncao_Ruby_Redis_Locust.P64:Juncao_Ruby_Redis_Locust.P64</svg:desc>
                </draw:g>
              </table:table-cell>
              <table:table-cell office:value-type="string">
                <text:p>Min Response Time</text:p>
                <draw:g>
                  <svg:desc>Juncao_Ruby_Redis_Locust.Q64:Juncao_Ruby_Redis_Locust.Q64</svg:desc>
                </draw:g>
              </table:table-cell>
              <table:table-cell office:value-type="string">
                <text:p>Max Response Time</text:p>
                <draw:g>
                  <svg:desc>Juncao_Ruby_Redis_Locust.R64:Juncao_Ruby_Redis_Locust.R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65:Juncao_Ruby_Redis_Locust.L67</svg:desc>
                </draw:g>
              </table:table-cell>
              <table:table-cell office:value-type="float" office:value="13">
                <text:p>13</text:p>
                <draw:g>
                  <svg:desc>Juncao_Ruby_Redis_Locust.O65:Juncao_Ruby_Redis_Locust.O67</svg:desc>
                </draw:g>
              </table:table-cell>
              <table:table-cell office:value-type="float" office:value="16.1635293443775">
                <text:p>16.1635293443775</text:p>
                <draw:g>
                  <svg:desc>Juncao_Ruby_Redis_Locust.P65:Juncao_Ruby_Redis_Locust.P67</svg:desc>
                </draw:g>
              </table:table-cell>
              <table:table-cell office:value-type="float" office:value="6.84075500066683">
                <text:p>6.84075500066683</text:p>
                <draw:g>
                  <svg:desc>Juncao_Ruby_Redis_Locust.Q65:Juncao_Ruby_Redis_Locust.Q67</svg:desc>
                </draw:g>
              </table:table-cell>
              <table:table-cell office:value-type="float" office:value="1327.33777300018">
                <text:p>1327.33777300018</text:p>
                <draw:g>
                  <svg:desc>Juncao_Ruby_Redis_Locust.R65:Juncao_Ruby_Redis_Locust.R6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24.769857805916">
                <text:p>124.769857805916</text:p>
              </table:table-cell>
              <table:table-cell office:value-type="float" office:value="6.40243399902829">
                <text:p>6.40243399902829</text:p>
              </table:table-cell>
              <table:table-cell office:value-type="float" office:value="931.104892999429">
                <text:p>931.104892999429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90">
                <text:p>190</text:p>
              </table:table-cell>
              <table:table-cell office:value-type="float" office:value="216.52987421432">
                <text:p>216.52987421432</text:p>
              </table:table-cell>
              <table:table-cell office:value-type="float" office:value="6.17749499906495">
                <text:p>6.17749499906495</text:p>
              </table:table-cell>
              <table:table-cell office:value-type="float" office:value="1668.37576199941">
                <text:p>1668.375761999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307cm" svg:height="9cm" xlink:href=".." xlink:type="simple" chart:class="chart:bar" chart:style-name="ch1">
        <chart:title svg:x="11.469cm" svg:y="0.316cm" chart:style-name="ch2">
          <text:p>/?url=https://github.com/macrozheng/mall</text:p>
        </chart:title>
        <chart:legend chart:legend-position="end" svg:x="26.768cm" svg:y="3.454cm" style:legend-expansion="high" chart:style-name="ch3"/>
        <chart:plot-area chart:style-name="ch4" table:cell-range-address="Juncao_Ruby_Redis_Locust.L71:Juncao_Ruby_Redis_Locust.L73 Juncao_Ruby_Redis_Locust.O70:Juncao_Ruby_Redis_Locust.R73" chart:data-source-has-labels="both" svg:x="0.626cm" svg:y="1.275cm" svg:width="25.516cm" svg:height="7.545cm">
          <chart:coordinate-region svg:x="2.094cm" svg:y="1.475cm" svg:width="24.048cm" svg:height="6.698cm"/>
          <chart:axis chart:dimension="x" chart:name="primary-x" chart:style-name="ch5" chartooo:axis-type="auto">
            <chartooo:date-scale/>
            <chart:categories table:cell-range-address="Juncao_Ruby_Redis_Locust.L71:Juncao_Ruby_Redis_Locust.L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O71:Juncao_Ruby_Redis_Locust.O73" chart:label-cell-address="Juncao_Ruby_Redis_Locust.O70:Juncao_Ruby_Redis_Locust.O70" chart:class="chart:bar">
            <chart:data-point chart:repeated="3"/>
          </chart:series>
          <chart:series chart:style-name="ch9" chart:values-cell-range-address="Juncao_Ruby_Redis_Locust.P71:Juncao_Ruby_Redis_Locust.P73" chart:label-cell-address="Juncao_Ruby_Redis_Locust.P70:Juncao_Ruby_Redis_Locust.P70" chart:class="chart:bar">
            <chart:data-point chart:repeated="3"/>
          </chart:series>
          <chart:series chart:style-name="ch10" chart:values-cell-range-address="Juncao_Ruby_Redis_Locust.Q71:Juncao_Ruby_Redis_Locust.Q73" chart:label-cell-address="Juncao_Ruby_Redis_Locust.Q70:Juncao_Ruby_Redis_Locust.Q70" chart:class="chart:bar">
            <chart:data-point chart:repeated="3"/>
          </chart:series>
          <chart:series chart:style-name="ch11" chart:values-cell-range-address="Juncao_Ruby_Redis_Locust.R71:Juncao_Ruby_Redis_Locust.R73" chart:label-cell-address="Juncao_Ruby_Redis_Locust.R70:Juncao_Ruby_Redis_Locust.R7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Redis_Locust.O70:Juncao_Ruby_Redis_Locust.O70</svg:desc>
                </draw:g>
              </table:table-cell>
              <table:table-cell office:value-type="string">
                <text:p>Average Response Time</text:p>
                <draw:g>
                  <svg:desc>Juncao_Ruby_Redis_Locust.P70:Juncao_Ruby_Redis_Locust.P70</svg:desc>
                </draw:g>
              </table:table-cell>
              <table:table-cell office:value-type="string">
                <text:p>Min Response Time</text:p>
                <draw:g>
                  <svg:desc>Juncao_Ruby_Redis_Locust.Q70:Juncao_Ruby_Redis_Locust.Q70</svg:desc>
                </draw:g>
              </table:table-cell>
              <table:table-cell office:value-type="string">
                <text:p>Max Response Time</text:p>
                <draw:g>
                  <svg:desc>Juncao_Ruby_Redis_Locust.R70:Juncao_Ruby_Redis_Locust.R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71:Juncao_Ruby_Redis_Locust.L73</svg:desc>
                </draw:g>
              </table:table-cell>
              <table:table-cell office:value-type="float" office:value="13">
                <text:p>13</text:p>
                <draw:g>
                  <svg:desc>Juncao_Ruby_Redis_Locust.O71:Juncao_Ruby_Redis_Locust.O73</svg:desc>
                </draw:g>
              </table:table-cell>
              <table:table-cell office:value-type="float" office:value="15.5897443294379">
                <text:p>15.5897443294379</text:p>
                <draw:g>
                  <svg:desc>Juncao_Ruby_Redis_Locust.P71:Juncao_Ruby_Redis_Locust.P73</svg:desc>
                </draw:g>
              </table:table-cell>
              <table:table-cell office:value-type="float" office:value="7.65103899902897">
                <text:p>7.65103899902897</text:p>
                <draw:g>
                  <svg:desc>Juncao_Ruby_Redis_Locust.Q71:Juncao_Ruby_Redis_Locust.Q73</svg:desc>
                </draw:g>
              </table:table-cell>
              <table:table-cell office:value-type="float" office:value="1078.52392600034">
                <text:p>1078.52392600034</text:p>
                <draw:g>
                  <svg:desc>Juncao_Ruby_Redis_Locust.R71:Juncao_Ruby_Redis_Locust.R7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26.068829385826">
                <text:p>126.068829385826</text:p>
              </table:table-cell>
              <table:table-cell office:value-type="float" office:value="6.80705100057821">
                <text:p>6.80705100057821</text:p>
              </table:table-cell>
              <table:table-cell office:value-type="float" office:value="740.593071999683">
                <text:p>740.593071999683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90">
                <text:p>190</text:p>
              </table:table-cell>
              <table:table-cell office:value-type="float" office:value="217.35941411104">
                <text:p>217.35941411104</text:p>
              </table:table-cell>
              <table:table-cell office:value-type="float" office:value="6.41746899964346">
                <text:p>6.41746899964346</text:p>
              </table:table-cell>
              <table:table-cell office:value-type="float" office:value="1346.36797299936">
                <text:p>1346.3679729993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17cm" svg:height="9cm" xlink:href=".." xlink:type="simple" chart:class="chart:bar" chart:style-name="ch1">
        <chart:title svg:x="9.857cm" svg:y="0.316cm" chart:style-name="ch2">
          <text:p>/?url=https://github.com/carlosruan12307?tab=repositories</text:p>
        </chart:title>
        <chart:legend chart:legend-position="end" svg:x="28.387cm" svg:y="3.703cm" style:legend-expansion="high" chart:style-name="ch3"/>
        <chart:plot-area chart:style-name="ch4" table:cell-range-address="Juncao_Ruby_Redis_Locust.L47:Juncao_Ruby_Redis_Locust.N49 Juncao_Ruby_Redis_Locust.L46:Juncao_Ruby_Redis_Locust.N46 Juncao_Ruby_Redis_Locust.T46:Juncao_Ruby_Redis_Locust.T49" chart:data-source-has-labels="both" svg:x="0.628cm" svg:y="1.275cm" svg:width="27.131cm" svg:height="7.545cm">
          <chart:coordinate-region svg:x="2.096cm" svg:y="1.475cm" svg:width="25.663cm" svg:height="6.698cm"/>
          <chart:axis chart:dimension="x" chart:name="primary-x" chart:style-name="ch5" chartooo:axis-type="auto">
            <chartooo:date-scale/>
            <chart:categories table:cell-range-address="Juncao_Ruby_Redis_Locust.L47:Juncao_Ruby_Redis_Locust.L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47:Juncao_Ruby_Redis_Locust.M49" chart:label-cell-address="Juncao_Ruby_Redis_Locust.M46:Juncao_Ruby_Redis_Locust.M46" chart:class="chart:bar">
            <chart:data-point chart:repeated="3"/>
          </chart:series>
          <chart:series chart:style-name="ch9" chart:values-cell-range-address="Juncao_Ruby_Redis_Locust.N47:Juncao_Ruby_Redis_Locust.N49" chart:label-cell-address="Juncao_Ruby_Redis_Locust.N46:Juncao_Ruby_Redis_Locust.N46" chart:class="chart:bar">
            <chart:data-point chart:repeated="3"/>
          </chart:series>
          <chart:series chart:style-name="ch10" chart:values-cell-range-address="Juncao_Ruby_Redis_Locust.T47:Juncao_Ruby_Redis_Locust.T49" chart:label-cell-address="Juncao_Ruby_Redis_Locust.T46:Juncao_Ruby_Redis_Locust.T4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46:Juncao_Ruby_Redis_Locust.M46</svg:desc>
                </draw:g>
              </table:table-cell>
              <table:table-cell office:value-type="string">
                <text:p>Failure Count</text:p>
                <draw:g>
                  <svg:desc>Juncao_Ruby_Redis_Locust.N46:Juncao_Ruby_Redis_Locust.N46</svg:desc>
                </draw:g>
              </table:table-cell>
              <table:table-cell office:value-type="string">
                <text:p>Requests/s</text:p>
                <draw:g>
                  <svg:desc>Juncao_Ruby_Redis_Locust.T46:Juncao_Ruby_Redis_Locust.T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47:Juncao_Ruby_Redis_Locust.L49</svg:desc>
                </draw:g>
              </table:table-cell>
              <table:table-cell office:value-type="float" office:value="5475">
                <text:p>5475</text:p>
                <draw:g>
                  <svg:desc>Juncao_Ruby_Redis_Locust.M47:Juncao_Ruby_Redis_Locust.M49</svg:desc>
                </draw:g>
              </table:table-cell>
              <table:table-cell office:value-type="float" office:value="0">
                <text:p>0</text:p>
                <draw:g>
                  <svg:desc>Juncao_Ruby_Redis_Locust.N47:Juncao_Ruby_Redis_Locust.N49</svg:desc>
                </draw:g>
              </table:table-cell>
              <table:table-cell office:value-type="float" office:value="62.609591083297">
                <text:p>62.609591083297</text:p>
                <draw:g>
                  <svg:desc>Juncao_Ruby_Redis_Locust.T47:Juncao_Ruby_Redis_Locust.T49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311">
                <text:p>7311</text:p>
              </table:table-cell>
              <table:table-cell office:value-type="float" office:value="0">
                <text:p>0</text:p>
              </table:table-cell>
              <table:table-cell office:value-type="float" office:value="74.2269009871996">
                <text:p>74.226900987199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372">
                <text:p>6372</text:p>
              </table:table-cell>
              <table:table-cell office:value-type="float" office:value="0">
                <text:p>0</text:p>
              </table:table-cell>
              <table:table-cell office:value-type="float" office:value="63.1448839370835">
                <text:p>63.144883937083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17cm" svg:height="9cm" xlink:href=".." xlink:type="simple" chart:class="chart:bar" chart:style-name="ch1">
        <chart:title svg:x="10.108cm" svg:y="0.316cm" chart:style-name="ch2">
          <text:p>/?url=https://github.com/covid19india/covid19india-react</text:p>
        </chart:title>
        <chart:legend chart:legend-position="end" svg:x="28.387cm" svg:y="3.703cm" style:legend-expansion="high" chart:style-name="ch3"/>
        <chart:plot-area chart:style-name="ch4" table:cell-range-address="Juncao_Ruby_Redis_Locust.L53:Juncao_Ruby_Redis_Locust.N55 Juncao_Ruby_Redis_Locust.L52:Juncao_Ruby_Redis_Locust.N52 Juncao_Ruby_Redis_Locust.T52:Juncao_Ruby_Redis_Locust.T55" chart:data-source-has-labels="both" svg:x="0.628cm" svg:y="1.275cm" svg:width="27.131cm" svg:height="7.545cm">
          <chart:coordinate-region svg:x="2.096cm" svg:y="1.475cm" svg:width="25.663cm" svg:height="6.698cm"/>
          <chart:axis chart:dimension="x" chart:name="primary-x" chart:style-name="ch5" chartooo:axis-type="auto">
            <chartooo:date-scale/>
            <chart:categories table:cell-range-address="Juncao_Ruby_Redis_Locust.L53:Juncao_Ruby_Redis_Locust.L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53:Juncao_Ruby_Redis_Locust.M55" chart:label-cell-address="Juncao_Ruby_Redis_Locust.M52:Juncao_Ruby_Redis_Locust.M52" chart:class="chart:bar">
            <chart:data-point chart:repeated="3"/>
          </chart:series>
          <chart:series chart:style-name="ch9" chart:values-cell-range-address="Juncao_Ruby_Redis_Locust.N53:Juncao_Ruby_Redis_Locust.N55" chart:label-cell-address="Juncao_Ruby_Redis_Locust.N52:Juncao_Ruby_Redis_Locust.N52" chart:class="chart:bar">
            <chart:data-point chart:repeated="3"/>
          </chart:series>
          <chart:series chart:style-name="ch10" chart:values-cell-range-address="Juncao_Ruby_Redis_Locust.T53:Juncao_Ruby_Redis_Locust.T55" chart:label-cell-address="Juncao_Ruby_Redis_Locust.T52:Juncao_Ruby_Redis_Locust.T5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52:Juncao_Ruby_Redis_Locust.M52</svg:desc>
                </draw:g>
              </table:table-cell>
              <table:table-cell office:value-type="string">
                <text:p>Failure Count</text:p>
                <draw:g>
                  <svg:desc>Juncao_Ruby_Redis_Locust.N52:Juncao_Ruby_Redis_Locust.N52</svg:desc>
                </draw:g>
              </table:table-cell>
              <table:table-cell office:value-type="string">
                <text:p>Requests/s</text:p>
                <draw:g>
                  <svg:desc>Juncao_Ruby_Redis_Locust.T52:Juncao_Ruby_Redis_Locust.T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53:Juncao_Ruby_Redis_Locust.L55</svg:desc>
                </draw:g>
              </table:table-cell>
              <table:table-cell office:value-type="float" office:value="5475">
                <text:p>5475</text:p>
                <draw:g>
                  <svg:desc>Juncao_Ruby_Redis_Locust.M53:Juncao_Ruby_Redis_Locust.M55</svg:desc>
                </draw:g>
              </table:table-cell>
              <table:table-cell office:value-type="float" office:value="0">
                <text:p>0</text:p>
                <draw:g>
                  <svg:desc>Juncao_Ruby_Redis_Locust.N53:Juncao_Ruby_Redis_Locust.N55</svg:desc>
                </draw:g>
              </table:table-cell>
              <table:table-cell office:value-type="float" office:value="62.609591083297">
                <text:p>62.609591083297</text:p>
                <draw:g>
                  <svg:desc>Juncao_Ruby_Redis_Locust.T53:Juncao_Ruby_Redis_Locust.T5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74.3487342264072">
                <text:p>74.3487342264072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387">
                <text:p>6387</text:p>
              </table:table-cell>
              <table:table-cell office:value-type="float" office:value="0">
                <text:p>0</text:p>
              </table:table-cell>
              <table:table-cell office:value-type="float" office:value="63.2935300857113">
                <text:p>63.293530085711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389cm" svg:height="9cm" xlink:href=".." xlink:type="simple" chart:class="chart:bar" chart:style-name="ch1">
        <chart:title svg:x="12.039cm" svg:y="0.316cm" chart:style-name="ch2">
          <text:p>/?url=https://github.com/etcd-io/etcd</text:p>
        </chart:title>
        <chart:legend chart:legend-position="end" svg:x="28.359cm" svg:y="3.703cm" style:legend-expansion="high" chart:style-name="ch3"/>
        <chart:plot-area chart:style-name="ch4" table:cell-range-address="Juncao_Ruby_Redis_Locust.L59:Juncao_Ruby_Redis_Locust.N61 Juncao_Ruby_Redis_Locust.L58:Juncao_Ruby_Redis_Locust.N58 Juncao_Ruby_Redis_Locust.T58:Juncao_Ruby_Redis_Locust.T61" chart:data-source-has-labels="both" svg:x="0.627cm" svg:y="1.275cm" svg:width="27.105cm" svg:height="7.545cm">
          <chart:coordinate-region svg:x="2.095cm" svg:y="1.475cm" svg:width="25.637cm" svg:height="6.698cm"/>
          <chart:axis chart:dimension="x" chart:name="primary-x" chart:style-name="ch5" chartooo:axis-type="auto">
            <chartooo:date-scale/>
            <chart:categories table:cell-range-address="Juncao_Ruby_Redis_Locust.L59:Juncao_Ruby_Redis_Locust.L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59:Juncao_Ruby_Redis_Locust.M61" chart:label-cell-address="Juncao_Ruby_Redis_Locust.M58:Juncao_Ruby_Redis_Locust.M58" chart:class="chart:bar">
            <chart:data-point chart:repeated="3"/>
          </chart:series>
          <chart:series chart:style-name="ch9" chart:values-cell-range-address="Juncao_Ruby_Redis_Locust.N59:Juncao_Ruby_Redis_Locust.N61" chart:label-cell-address="Juncao_Ruby_Redis_Locust.N58:Juncao_Ruby_Redis_Locust.N58" chart:class="chart:bar">
            <chart:data-point chart:repeated="3"/>
          </chart:series>
          <chart:series chart:style-name="ch10" chart:values-cell-range-address="Juncao_Ruby_Redis_Locust.T59:Juncao_Ruby_Redis_Locust.T61" chart:label-cell-address="Juncao_Ruby_Redis_Locust.T58:Juncao_Ruby_Redis_Locust.T5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58:Juncao_Ruby_Redis_Locust.M58</svg:desc>
                </draw:g>
              </table:table-cell>
              <table:table-cell office:value-type="string">
                <text:p>Failure Count</text:p>
                <draw:g>
                  <svg:desc>Juncao_Ruby_Redis_Locust.N58:Juncao_Ruby_Redis_Locust.N58</svg:desc>
                </draw:g>
              </table:table-cell>
              <table:table-cell office:value-type="string">
                <text:p>Requests/s</text:p>
                <draw:g>
                  <svg:desc>Juncao_Ruby_Redis_Locust.T58:Juncao_Ruby_Redis_Locust.T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59:Juncao_Ruby_Redis_Locust.L61</svg:desc>
                </draw:g>
              </table:table-cell>
              <table:table-cell office:value-type="float" office:value="5473">
                <text:p>5473</text:p>
                <draw:g>
                  <svg:desc>Juncao_Ruby_Redis_Locust.M59:Juncao_Ruby_Redis_Locust.M61</svg:desc>
                </draw:g>
              </table:table-cell>
              <table:table-cell office:value-type="float" office:value="0">
                <text:p>0</text:p>
                <draw:g>
                  <svg:desc>Juncao_Ruby_Redis_Locust.N59:Juncao_Ruby_Redis_Locust.N61</svg:desc>
                </draw:g>
              </table:table-cell>
              <table:table-cell office:value-type="float" office:value="62.5867199997963">
                <text:p>62.5867199997963</text:p>
                <draw:g>
                  <svg:desc>Juncao_Ruby_Redis_Locust.T59:Juncao_Ruby_Redis_Locust.T6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301">
                <text:p>7301</text:p>
              </table:table-cell>
              <table:table-cell office:value-type="float" office:value="0">
                <text:p>0</text:p>
              </table:table-cell>
              <table:table-cell office:value-type="float" office:value="74.12537328786">
                <text:p>74.1253732878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355">
                <text:p>6355</text:p>
              </table:table-cell>
              <table:table-cell office:value-type="float" office:value="0">
                <text:p>0</text:p>
              </table:table-cell>
              <table:table-cell office:value-type="float" office:value="62.976418301972">
                <text:p>62.97641830197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362cm" svg:height="9cm" xlink:href=".." xlink:type="simple" chart:class="chart:bar" chart:style-name="ch1">
        <chart:title svg:x="11.047cm" svg:y="0.316cm" chart:style-name="ch2">
          <text:p>/?url=https://github.com/facebook/react-native</text:p>
        </chart:title>
        <chart:legend chart:legend-position="end" svg:x="28.332cm" svg:y="3.703cm" style:legend-expansion="high" chart:style-name="ch3"/>
        <chart:plot-area chart:style-name="ch4" table:cell-range-address="Juncao_Ruby_Redis_Locust.L65:Juncao_Ruby_Redis_Locust.N67 Juncao_Ruby_Redis_Locust.L64:Juncao_Ruby_Redis_Locust.N64 Juncao_Ruby_Redis_Locust.T64:Juncao_Ruby_Redis_Locust.T67" chart:data-source-has-labels="both" svg:x="0.627cm" svg:y="1.275cm" svg:width="27.078cm" svg:height="7.545cm">
          <chart:coordinate-region svg:x="2.095cm" svg:y="1.475cm" svg:width="25.61cm" svg:height="6.698cm"/>
          <chart:axis chart:dimension="x" chart:name="primary-x" chart:style-name="ch5" chartooo:axis-type="auto">
            <chartooo:date-scale/>
            <chart:categories table:cell-range-address="Juncao_Ruby_Redis_Locust.L65:Juncao_Ruby_Redis_Locust.L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65:Juncao_Ruby_Redis_Locust.M67" chart:label-cell-address="Juncao_Ruby_Redis_Locust.M64:Juncao_Ruby_Redis_Locust.M64" chart:class="chart:bar">
            <chart:data-point chart:repeated="3"/>
          </chart:series>
          <chart:series chart:style-name="ch9" chart:values-cell-range-address="Juncao_Ruby_Redis_Locust.N65:Juncao_Ruby_Redis_Locust.N67" chart:label-cell-address="Juncao_Ruby_Redis_Locust.N64:Juncao_Ruby_Redis_Locust.N64" chart:class="chart:bar">
            <chart:data-point chart:repeated="3"/>
          </chart:series>
          <chart:series chart:style-name="ch10" chart:values-cell-range-address="Juncao_Ruby_Redis_Locust.T65:Juncao_Ruby_Redis_Locust.T67" chart:label-cell-address="Juncao_Ruby_Redis_Locust.T64:Juncao_Ruby_Redis_Locust.T6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64:Juncao_Ruby_Redis_Locust.M64</svg:desc>
                </draw:g>
              </table:table-cell>
              <table:table-cell office:value-type="string">
                <text:p>Failure Count</text:p>
                <draw:g>
                  <svg:desc>Juncao_Ruby_Redis_Locust.N64:Juncao_Ruby_Redis_Locust.N64</svg:desc>
                </draw:g>
              </table:table-cell>
              <table:table-cell office:value-type="string">
                <text:p>Requests/s</text:p>
                <draw:g>
                  <svg:desc>Juncao_Ruby_Redis_Locust.T64:Juncao_Ruby_Redis_Locust.T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65:Juncao_Ruby_Redis_Locust.L67</svg:desc>
                </draw:g>
              </table:table-cell>
              <table:table-cell office:value-type="float" office:value="5471">
                <text:p>5471</text:p>
                <draw:g>
                  <svg:desc>Juncao_Ruby_Redis_Locust.M65:Juncao_Ruby_Redis_Locust.M67</svg:desc>
                </draw:g>
              </table:table-cell>
              <table:table-cell office:value-type="float" office:value="0">
                <text:p>0</text:p>
                <draw:g>
                  <svg:desc>Juncao_Ruby_Redis_Locust.N65:Juncao_Ruby_Redis_Locust.N67</svg:desc>
                </draw:g>
              </table:table-cell>
              <table:table-cell office:value-type="float" office:value="62.5638489162955">
                <text:p>62.5638489162955</text:p>
                <draw:g>
                  <svg:desc>Juncao_Ruby_Redis_Locust.T65:Juncao_Ruby_Redis_Locust.T6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270">
                <text:p>7270</text:p>
              </table:table-cell>
              <table:table-cell office:value-type="float" office:value="0">
                <text:p>0</text:p>
              </table:table-cell>
              <table:table-cell office:value-type="float" office:value="73.8106374199072">
                <text:p>73.8106374199072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313">
                <text:p>6313</text:p>
              </table:table-cell>
              <table:table-cell office:value-type="float" office:value="0">
                <text:p>0</text:p>
              </table:table-cell>
              <table:table-cell office:value-type="float" office:value="62.5602090858142">
                <text:p>62.560209085814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cm" svg:y="0.316cm" chart:style-name="ch2">
          <text:p>/?url=https://github.com/covid19india/covid19india-react</text:p>
        </chart:title>
        <chart:legend chart:legend-position="end" svg:x="11.461cm" svg:y="2.458cm" style:legend-expansion="high" chart:style-name="ch3"/>
        <chart:plot-area chart:style-name="ch4" table:cell-range-address="Juncao_Ruby_Redis_Locust.L53:Juncao_Ruby_Redis_Locust.T55 Juncao_Ruby_Redis_Locust.M52:Juncao_Ruby_Redis_Locust.T52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Ruby_Redis_Locust.L53:Juncao_Ruby_Redis_Locust.L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53:Juncao_Ruby_Redis_Locust.M55" chart:label-cell-address="Juncao_Ruby_Redis_Locust.M52:Juncao_Ruby_Redis_Locust.M52" chart:class="chart:bar">
            <chart:data-point chart:repeated="3"/>
          </chart:series>
          <chart:series chart:style-name="ch9" chart:values-cell-range-address="Juncao_Ruby_Redis_Locust.N53:Juncao_Ruby_Redis_Locust.N55" chart:label-cell-address="Juncao_Ruby_Redis_Locust.N52:Juncao_Ruby_Redis_Locust.N52" chart:class="chart:bar">
            <chart:data-point chart:repeated="3"/>
          </chart:series>
          <chart:series chart:style-name="ch10" chart:values-cell-range-address="Juncao_Ruby_Redis_Locust.O53:Juncao_Ruby_Redis_Locust.O55" chart:label-cell-address="Juncao_Ruby_Redis_Locust.O52:Juncao_Ruby_Redis_Locust.O52" chart:class="chart:bar">
            <chart:data-point chart:repeated="3"/>
          </chart:series>
          <chart:series chart:style-name="ch11" chart:values-cell-range-address="Juncao_Ruby_Redis_Locust.P53:Juncao_Ruby_Redis_Locust.P55" chart:label-cell-address="Juncao_Ruby_Redis_Locust.P52:Juncao_Ruby_Redis_Locust.P52" chart:class="chart:bar">
            <chart:data-point chart:repeated="3"/>
          </chart:series>
          <chart:series chart:style-name="ch12" chart:values-cell-range-address="Juncao_Ruby_Redis_Locust.Q53:Juncao_Ruby_Redis_Locust.Q55" chart:label-cell-address="Juncao_Ruby_Redis_Locust.Q52:Juncao_Ruby_Redis_Locust.Q52" chart:class="chart:bar">
            <chart:data-point chart:repeated="3"/>
          </chart:series>
          <chart:series chart:style-name="ch13" chart:values-cell-range-address="Juncao_Ruby_Redis_Locust.R53:Juncao_Ruby_Redis_Locust.R55" chart:label-cell-address="Juncao_Ruby_Redis_Locust.R52:Juncao_Ruby_Redis_Locust.R52" chart:class="chart:bar">
            <chart:data-point chart:repeated="3"/>
          </chart:series>
          <chart:series chart:style-name="ch14" chart:values-cell-range-address="Juncao_Ruby_Redis_Locust.S53:Juncao_Ruby_Redis_Locust.S55" chart:label-cell-address="Juncao_Ruby_Redis_Locust.S52:Juncao_Ruby_Redis_Locust.S52" chart:class="chart:bar">
            <chart:data-point chart:repeated="3"/>
          </chart:series>
          <chart:series chart:style-name="ch15" chart:values-cell-range-address="Juncao_Ruby_Redis_Locust.T53:Juncao_Ruby_Redis_Locust.T55" chart:label-cell-address="Juncao_Ruby_Redis_Locust.T52:Juncao_Ruby_Redis_Locust.T52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52:Juncao_Ruby_Redis_Locust.M52</svg:desc>
                </draw:g>
              </table:table-cell>
              <table:table-cell office:value-type="string">
                <text:p>Failure Count</text:p>
                <draw:g>
                  <svg:desc>Juncao_Ruby_Redis_Locust.N52:Juncao_Ruby_Redis_Locust.N52</svg:desc>
                </draw:g>
              </table:table-cell>
              <table:table-cell office:value-type="string">
                <text:p>Median Response Time</text:p>
                <draw:g>
                  <svg:desc>Juncao_Ruby_Redis_Locust.O52:Juncao_Ruby_Redis_Locust.O52</svg:desc>
                </draw:g>
              </table:table-cell>
              <table:table-cell office:value-type="string">
                <text:p>Average Response Time</text:p>
                <draw:g>
                  <svg:desc>Juncao_Ruby_Redis_Locust.P52:Juncao_Ruby_Redis_Locust.P52</svg:desc>
                </draw:g>
              </table:table-cell>
              <table:table-cell office:value-type="string">
                <text:p>Min Response Time</text:p>
                <draw:g>
                  <svg:desc>Juncao_Ruby_Redis_Locust.Q52:Juncao_Ruby_Redis_Locust.Q52</svg:desc>
                </draw:g>
              </table:table-cell>
              <table:table-cell office:value-type="string">
                <text:p>Max Response Time</text:p>
                <draw:g>
                  <svg:desc>Juncao_Ruby_Redis_Locust.R52:Juncao_Ruby_Redis_Locust.R52</svg:desc>
                </draw:g>
              </table:table-cell>
              <table:table-cell office:value-type="string">
                <text:p>Average Content Size</text:p>
                <draw:g>
                  <svg:desc>Juncao_Ruby_Redis_Locust.S52:Juncao_Ruby_Redis_Locust.S52</svg:desc>
                </draw:g>
              </table:table-cell>
              <table:table-cell office:value-type="string">
                <text:p>Requests/s</text:p>
                <draw:g>
                  <svg:desc>Juncao_Ruby_Redis_Locust.T52:Juncao_Ruby_Redis_Locust.T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53:Juncao_Ruby_Redis_Locust.L55</svg:desc>
                </draw:g>
              </table:table-cell>
              <table:table-cell office:value-type="float" office:value="5475">
                <text:p>5475</text:p>
                <draw:g>
                  <svg:desc>Juncao_Ruby_Redis_Locust.M53:Juncao_Ruby_Redis_Locust.M55</svg:desc>
                </draw:g>
              </table:table-cell>
              <table:table-cell office:value-type="float" office:value="0">
                <text:p>0</text:p>
                <draw:g>
                  <svg:desc>Juncao_Ruby_Redis_Locust.N53:Juncao_Ruby_Redis_Locust.N55</svg:desc>
                </draw:g>
              </table:table-cell>
              <table:table-cell office:value-type="float" office:value="14">
                <text:p>14</text:p>
                <draw:g>
                  <svg:desc>Juncao_Ruby_Redis_Locust.O53:Juncao_Ruby_Redis_Locust.O55</svg:desc>
                </draw:g>
              </table:table-cell>
              <table:table-cell office:value-type="float" office:value="15.8957777388064">
                <text:p>15.8957777388064</text:p>
                <draw:g>
                  <svg:desc>Juncao_Ruby_Redis_Locust.P53:Juncao_Ruby_Redis_Locust.P55</svg:desc>
                </draw:g>
              </table:table-cell>
              <table:table-cell office:value-type="float" office:value="7.02882000041427">
                <text:p>7.02882000041427</text:p>
                <draw:g>
                  <svg:desc>Juncao_Ruby_Redis_Locust.Q53:Juncao_Ruby_Redis_Locust.Q55</svg:desc>
                </draw:g>
              </table:table-cell>
              <table:table-cell office:value-type="float" office:value="1135.29481699879">
                <text:p>1135.29481699879</text:p>
                <draw:g>
                  <svg:desc>Juncao_Ruby_Redis_Locust.R53:Juncao_Ruby_Redis_Locust.R55</svg:desc>
                </draw:g>
              </table:table-cell>
              <table:table-cell office:value-type="float" office:value="19012.5316894977">
                <text:p>19012.5316894977</text:p>
                <draw:g>
                  <svg:desc>Juncao_Ruby_Redis_Locust.S53:Juncao_Ruby_Redis_Locust.S55</svg:desc>
                </draw:g>
              </table:table-cell>
              <table:table-cell office:value-type="float" office:value="62.609591083297">
                <text:p>62.609591083297</text:p>
                <draw:g>
                  <svg:desc>Juncao_Ruby_Redis_Locust.T53:Juncao_Ruby_Redis_Locust.T5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24.848178920366">
                <text:p>124.848178920366</text:p>
              </table:table-cell>
              <table:table-cell office:value-type="float" office:value="5.95216200053983">
                <text:p>5.95216200053983</text:p>
              </table:table-cell>
              <table:table-cell office:value-type="float" office:value="960.943217000022">
                <text:p>960.943217000022</text:p>
              </table:table-cell>
              <table:table-cell office:value-type="float" office:value="19012">
                <text:p>19012</text:p>
              </table:table-cell>
              <table:table-cell office:value-type="float" office:value="74.3487342264072">
                <text:p>74.3487342264072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387">
                <text:p>6387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6.644549637217">
                <text:p>216.644549637217</text:p>
              </table:table-cell>
              <table:table-cell office:value-type="float" office:value="6.16698500016355">
                <text:p>6.16698500016355</text:p>
              </table:table-cell>
              <table:table-cell office:value-type="float" office:value="1304.14886500148">
                <text:p>1304.14886500148</text:p>
              </table:table-cell>
              <table:table-cell office:value-type="float" office:value="19012">
                <text:p>19012</text:p>
              </table:table-cell>
              <table:table-cell office:value-type="float" office:value="63.2935300857113">
                <text:p>63.29353008571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307cm" svg:height="9cm" xlink:href=".." xlink:type="simple" chart:class="chart:bar" chart:style-name="ch1">
        <chart:title svg:x="11.469cm" svg:y="0.316cm" chart:style-name="ch2">
          <text:p>/?url=https://github.com/macrozheng/mall</text:p>
        </chart:title>
        <chart:legend chart:legend-position="end" svg:x="28.277cm" svg:y="3.703cm" style:legend-expansion="high" chart:style-name="ch3"/>
        <chart:plot-area chart:style-name="ch4" table:cell-range-address="Juncao_Ruby_Redis_Locust.L71:Juncao_Ruby_Redis_Locust.N73 Juncao_Ruby_Redis_Locust.L70:Juncao_Ruby_Redis_Locust.N70 Juncao_Ruby_Redis_Locust.T70:Juncao_Ruby_Redis_Locust.T73" chart:data-source-has-labels="both" svg:x="0.626cm" svg:y="1.275cm" svg:width="27.025cm" svg:height="7.545cm">
          <chart:coordinate-region svg:x="2.094cm" svg:y="1.475cm" svg:width="25.557cm" svg:height="6.698cm"/>
          <chart:axis chart:dimension="x" chart:name="primary-x" chart:style-name="ch5" chartooo:axis-type="auto">
            <chartooo:date-scale/>
            <chart:categories table:cell-range-address="Juncao_Ruby_Redis_Locust.L71:Juncao_Ruby_Redis_Locust.L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71:Juncao_Ruby_Redis_Locust.M73" chart:label-cell-address="Juncao_Ruby_Redis_Locust.M70:Juncao_Ruby_Redis_Locust.M70" chart:class="chart:bar">
            <chart:data-point chart:repeated="3"/>
          </chart:series>
          <chart:series chart:style-name="ch9" chart:values-cell-range-address="Juncao_Ruby_Redis_Locust.N71:Juncao_Ruby_Redis_Locust.N73" chart:label-cell-address="Juncao_Ruby_Redis_Locust.N70:Juncao_Ruby_Redis_Locust.N70" chart:class="chart:bar">
            <chart:data-point chart:repeated="3"/>
          </chart:series>
          <chart:series chart:style-name="ch10" chart:values-cell-range-address="Juncao_Ruby_Redis_Locust.T71:Juncao_Ruby_Redis_Locust.T73" chart:label-cell-address="Juncao_Ruby_Redis_Locust.T70:Juncao_Ruby_Redis_Locust.T7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70:Juncao_Ruby_Redis_Locust.M70</svg:desc>
                </draw:g>
              </table:table-cell>
              <table:table-cell office:value-type="string">
                <text:p>Failure Count</text:p>
                <draw:g>
                  <svg:desc>Juncao_Ruby_Redis_Locust.N70:Juncao_Ruby_Redis_Locust.N70</svg:desc>
                </draw:g>
              </table:table-cell>
              <table:table-cell office:value-type="string">
                <text:p>Requests/s</text:p>
                <draw:g>
                  <svg:desc>Juncao_Ruby_Redis_Locust.T70:Juncao_Ruby_Redis_Locust.T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71:Juncao_Ruby_Redis_Locust.L73</svg:desc>
                </draw:g>
              </table:table-cell>
              <table:table-cell office:value-type="float" office:value="5473">
                <text:p>5473</text:p>
                <draw:g>
                  <svg:desc>Juncao_Ruby_Redis_Locust.M71:Juncao_Ruby_Redis_Locust.M73</svg:desc>
                </draw:g>
              </table:table-cell>
              <table:table-cell office:value-type="float" office:value="0">
                <text:p>0</text:p>
                <draw:g>
                  <svg:desc>Juncao_Ruby_Redis_Locust.N71:Juncao_Ruby_Redis_Locust.N73</svg:desc>
                </draw:g>
              </table:table-cell>
              <table:table-cell office:value-type="float" office:value="62.5867199997963">
                <text:p>62.5867199997963</text:p>
                <draw:g>
                  <svg:desc>Juncao_Ruby_Redis_Locust.T71:Juncao_Ruby_Redis_Locust.T7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286">
                <text:p>7286</text:p>
              </table:table-cell>
              <table:table-cell office:value-type="float" office:value="0">
                <text:p>0</text:p>
              </table:table-cell>
              <table:table-cell office:value-type="float" office:value="73.9730817388506">
                <text:p>73.973081738850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331">
                <text:p>6331</text:p>
              </table:table-cell>
              <table:table-cell office:value-type="float" office:value="0">
                <text:p>0</text:p>
              </table:table-cell>
              <table:table-cell office:value-type="float" office:value="62.7385844641675">
                <text:p>62.73858446416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511cm" svg:height="9cm" xlink:href=".." xlink:type="simple" chart:class="chart:bar" chart:style-name="ch1">
        <chart:title svg:x="11.605cm" svg:y="0.316cm" chart:style-name="ch2">
          <text:p>/?url=https://github.com/spring-projects/spring-boot</text:p>
        </chart:title>
        <chart:legend chart:legend-position="end" svg:x="28.972cm" svg:y="3.454cm" style:legend-expansion="high" chart:style-name="ch3"/>
        <chart:plot-area chart:style-name="ch4" table:cell-range-address="Juncao_Ruby_Redis_Locust.L77:Juncao_Ruby_Redis_Locust.L79 Juncao_Ruby_Redis_Locust.O76:Juncao_Ruby_Redis_Locust.R79" chart:data-source-has-labels="both" svg:x="0.67cm" svg:y="1.275cm" svg:width="27.632cm" svg:height="7.545cm">
          <chart:coordinate-region svg:x="2.138cm" svg:y="1.474cm" svg:width="26.164cm" svg:height="6.699cm"/>
          <chart:axis chart:dimension="x" chart:name="primary-x" chart:style-name="ch5" chartooo:axis-type="auto">
            <chartooo:date-scale/>
            <chart:categories table:cell-range-address="Juncao_Ruby_Redis_Locust.L77:Juncao_Ruby_Redis_Locust.L7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O77:Juncao_Ruby_Redis_Locust.O79" chart:label-cell-address="Juncao_Ruby_Redis_Locust.O76:Juncao_Ruby_Redis_Locust.O76" chart:class="chart:bar">
            <chart:data-point chart:repeated="3"/>
          </chart:series>
          <chart:series chart:style-name="ch9" chart:values-cell-range-address="Juncao_Ruby_Redis_Locust.P77:Juncao_Ruby_Redis_Locust.P79" chart:label-cell-address="Juncao_Ruby_Redis_Locust.P76:Juncao_Ruby_Redis_Locust.P76" chart:class="chart:bar">
            <chart:data-point chart:repeated="3"/>
          </chart:series>
          <chart:series chart:style-name="ch10" chart:values-cell-range-address="Juncao_Ruby_Redis_Locust.Q77:Juncao_Ruby_Redis_Locust.Q79" chart:label-cell-address="Juncao_Ruby_Redis_Locust.Q76:Juncao_Ruby_Redis_Locust.Q76" chart:class="chart:bar">
            <chart:data-point chart:repeated="3"/>
          </chart:series>
          <chart:series chart:style-name="ch11" chart:values-cell-range-address="Juncao_Ruby_Redis_Locust.R77:Juncao_Ruby_Redis_Locust.R79" chart:label-cell-address="Juncao_Ruby_Redis_Locust.R76:Juncao_Ruby_Redis_Locust.R7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Redis_Locust.O76:Juncao_Ruby_Redis_Locust.O76</svg:desc>
                </draw:g>
              </table:table-cell>
              <table:table-cell office:value-type="string">
                <text:p>Average Response Time</text:p>
                <draw:g>
                  <svg:desc>Juncao_Ruby_Redis_Locust.P76:Juncao_Ruby_Redis_Locust.P76</svg:desc>
                </draw:g>
              </table:table-cell>
              <table:table-cell office:value-type="string">
                <text:p>Min Response Time</text:p>
                <draw:g>
                  <svg:desc>Juncao_Ruby_Redis_Locust.Q76:Juncao_Ruby_Redis_Locust.Q76</svg:desc>
                </draw:g>
              </table:table-cell>
              <table:table-cell office:value-type="string">
                <text:p>Max Response Time</text:p>
                <draw:g>
                  <svg:desc>Juncao_Ruby_Redis_Locust.R76:Juncao_Ruby_Redis_Locust.R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77:Juncao_Ruby_Redis_Locust.L79</svg:desc>
                </draw:g>
              </table:table-cell>
              <table:table-cell office:value-type="float" office:value="13">
                <text:p>13</text:p>
                <draw:g>
                  <svg:desc>Juncao_Ruby_Redis_Locust.O77:Juncao_Ruby_Redis_Locust.O79</svg:desc>
                </draw:g>
              </table:table-cell>
              <table:table-cell office:value-type="float" office:value="15.9787345640978">
                <text:p>15.9787345640978</text:p>
                <draw:g>
                  <svg:desc>Juncao_Ruby_Redis_Locust.P77:Juncao_Ruby_Redis_Locust.P79</svg:desc>
                </draw:g>
              </table:table-cell>
              <table:table-cell office:value-type="float" office:value="7.05348700103059">
                <text:p>7.05348700103059</text:p>
                <draw:g>
                  <svg:desc>Juncao_Ruby_Redis_Locust.Q77:Juncao_Ruby_Redis_Locust.Q79</svg:desc>
                </draw:g>
              </table:table-cell>
              <table:table-cell office:value-type="float" office:value="1300.48037399865">
                <text:p>1300.48037399865</text:p>
                <draw:g>
                  <svg:desc>Juncao_Ruby_Redis_Locust.R77:Juncao_Ruby_Redis_Locust.R79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27.016260276862">
                <text:p>127.016260276862</text:p>
              </table:table-cell>
              <table:table-cell office:value-type="float" office:value="6.41592899955867">
                <text:p>6.41592899955867</text:p>
              </table:table-cell>
              <table:table-cell office:value-type="float" office:value="969.813446999979">
                <text:p>969.813446999979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90">
                <text:p>190</text:p>
              </table:table-cell>
              <table:table-cell office:value-type="float" office:value="218.335605412288">
                <text:p>218.335605412288</text:p>
              </table:table-cell>
              <table:table-cell office:value-type="float" office:value="5.71273400055361">
                <text:p>5.71273400055361</text:p>
              </table:table-cell>
              <table:table-cell office:value-type="float" office:value="1542.90733699963">
                <text:p>1542.9073369996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594cm" svg:height="9cm" xlink:href=".." xlink:type="simple" chart:class="chart:bar" chart:style-name="ch1">
        <chart:title svg:x="13.248cm" svg:y="0.316cm" chart:style-name="ch2">
          <text:p>/?url=https://github.com/topics/aws</text:p>
        </chart:title>
        <chart:legend chart:legend-position="end" svg:x="29.055cm" svg:y="3.454cm" style:legend-expansion="high" chart:style-name="ch3"/>
        <chart:plot-area chart:style-name="ch4" table:cell-range-address="Juncao_Ruby_Redis_Locust.L83:Juncao_Ruby_Redis_Locust.L85 Juncao_Ruby_Redis_Locust.O82:Juncao_Ruby_Redis_Locust.R85" chart:data-source-has-labels="both" svg:x="0.671cm" svg:y="1.275cm" svg:width="27.713cm" svg:height="7.545cm">
          <chart:coordinate-region svg:x="2.139cm" svg:y="1.475cm" svg:width="26.245cm" svg:height="6.698cm"/>
          <chart:axis chart:dimension="x" chart:name="primary-x" chart:style-name="ch5" chartooo:axis-type="auto">
            <chartooo:date-scale/>
            <chart:categories table:cell-range-address="Juncao_Ruby_Redis_Locust.L83:Juncao_Ruby_Redis_Locust.L8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O83:Juncao_Ruby_Redis_Locust.O85" chart:label-cell-address="Juncao_Ruby_Redis_Locust.O82:Juncao_Ruby_Redis_Locust.O82" chart:class="chart:bar">
            <chart:data-point chart:repeated="3"/>
          </chart:series>
          <chart:series chart:style-name="ch9" chart:values-cell-range-address="Juncao_Ruby_Redis_Locust.P83:Juncao_Ruby_Redis_Locust.P85" chart:label-cell-address="Juncao_Ruby_Redis_Locust.P82:Juncao_Ruby_Redis_Locust.P82" chart:class="chart:bar">
            <chart:data-point chart:repeated="3"/>
          </chart:series>
          <chart:series chart:style-name="ch10" chart:values-cell-range-address="Juncao_Ruby_Redis_Locust.Q83:Juncao_Ruby_Redis_Locust.Q85" chart:label-cell-address="Juncao_Ruby_Redis_Locust.Q82:Juncao_Ruby_Redis_Locust.Q82" chart:class="chart:bar">
            <chart:data-point chart:repeated="3"/>
          </chart:series>
          <chart:series chart:style-name="ch11" chart:values-cell-range-address="Juncao_Ruby_Redis_Locust.R83:Juncao_Ruby_Redis_Locust.R85" chart:label-cell-address="Juncao_Ruby_Redis_Locust.R82:Juncao_Ruby_Redis_Locust.R8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Redis_Locust.O82:Juncao_Ruby_Redis_Locust.O82</svg:desc>
                </draw:g>
              </table:table-cell>
              <table:table-cell office:value-type="string">
                <text:p>Average Response Time</text:p>
                <draw:g>
                  <svg:desc>Juncao_Ruby_Redis_Locust.P82:Juncao_Ruby_Redis_Locust.P82</svg:desc>
                </draw:g>
              </table:table-cell>
              <table:table-cell office:value-type="string">
                <text:p>Min Response Time</text:p>
                <draw:g>
                  <svg:desc>Juncao_Ruby_Redis_Locust.Q82:Juncao_Ruby_Redis_Locust.Q82</svg:desc>
                </draw:g>
              </table:table-cell>
              <table:table-cell office:value-type="string">
                <text:p>Max Response Time</text:p>
                <draw:g>
                  <svg:desc>Juncao_Ruby_Redis_Locust.R82:Juncao_Ruby_Redis_Locust.R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83:Juncao_Ruby_Redis_Locust.L85</svg:desc>
                </draw:g>
              </table:table-cell>
              <table:table-cell office:value-type="float" office:value="13">
                <text:p>13</text:p>
                <draw:g>
                  <svg:desc>Juncao_Ruby_Redis_Locust.O83:Juncao_Ruby_Redis_Locust.O85</svg:desc>
                </draw:g>
              </table:table-cell>
              <table:table-cell office:value-type="float" office:value="14.6256406131316">
                <text:p>14.6256406131316</text:p>
                <draw:g>
                  <svg:desc>Juncao_Ruby_Redis_Locust.P83:Juncao_Ruby_Redis_Locust.P85</svg:desc>
                </draw:g>
              </table:table-cell>
              <table:table-cell office:value-type="float" office:value="8.12787199902232">
                <text:p>8.12787199902232</text:p>
                <draw:g>
                  <svg:desc>Juncao_Ruby_Redis_Locust.Q83:Juncao_Ruby_Redis_Locust.Q85</svg:desc>
                </draw:g>
              </table:table-cell>
              <table:table-cell office:value-type="float" office:value="326.682058999722">
                <text:p>326.682058999722</text:p>
                <draw:g>
                  <svg:desc>Juncao_Ruby_Redis_Locust.R83:Juncao_Ruby_Redis_Locust.R8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27.179392425619">
                <text:p>127.179392425619</text:p>
              </table:table-cell>
              <table:table-cell office:value-type="float" office:value="6.86292699901969">
                <text:p>6.86292699901969</text:p>
              </table:table-cell>
              <table:table-cell office:value-type="float" office:value="710.498955999356">
                <text:p>710.49895599935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90">
                <text:p>190</text:p>
              </table:table-cell>
              <table:table-cell office:value-type="float" office:value="218.582805285072">
                <text:p>218.582805285072</text:p>
              </table:table-cell>
              <table:table-cell office:value-type="float" office:value="7.26443399980781">
                <text:p>7.26443399980781</text:p>
              </table:table-cell>
              <table:table-cell office:value-type="float" office:value="1508.29677699949">
                <text:p>1508.2967769994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483cm" svg:height="9cm" xlink:href=".." xlink:type="simple" chart:class="chart:bar" chart:style-name="ch1">
        <chart:title svg:x="12.795cm" svg:y="0.316cm" chart:style-name="ch2">
          <text:p>/?url=https://github.com/twbs/bootstrap</text:p>
        </chart:title>
        <chart:legend chart:legend-position="end" svg:x="28.944cm" svg:y="3.454cm" style:legend-expansion="high" chart:style-name="ch3"/>
        <chart:plot-area chart:style-name="ch4" table:cell-range-address="Juncao_Ruby_Redis_Locust.L89:Juncao_Ruby_Redis_Locust.L91 Juncao_Ruby_Redis_Locust.O88:Juncao_Ruby_Redis_Locust.R91" chart:data-source-has-labels="both" svg:x="0.669cm" svg:y="1.275cm" svg:width="27.606cm" svg:height="7.545cm">
          <chart:coordinate-region svg:x="2.137cm" svg:y="1.475cm" svg:width="26.138cm" svg:height="6.698cm"/>
          <chart:axis chart:dimension="x" chart:name="primary-x" chart:style-name="ch5" chartooo:axis-type="auto">
            <chartooo:date-scale/>
            <chart:categories table:cell-range-address="Juncao_Ruby_Redis_Locust.L89:Juncao_Ruby_Redis_Locust.L9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O89:Juncao_Ruby_Redis_Locust.O91" chart:label-cell-address="Juncao_Ruby_Redis_Locust.O88:Juncao_Ruby_Redis_Locust.O88" chart:class="chart:bar">
            <chart:data-point chart:repeated="3"/>
          </chart:series>
          <chart:series chart:style-name="ch9" chart:values-cell-range-address="Juncao_Ruby_Redis_Locust.P89:Juncao_Ruby_Redis_Locust.P91" chart:label-cell-address="Juncao_Ruby_Redis_Locust.P88:Juncao_Ruby_Redis_Locust.P88" chart:class="chart:bar">
            <chart:data-point chart:repeated="3"/>
          </chart:series>
          <chart:series chart:style-name="ch10" chart:values-cell-range-address="Juncao_Ruby_Redis_Locust.Q89:Juncao_Ruby_Redis_Locust.Q91" chart:label-cell-address="Juncao_Ruby_Redis_Locust.Q88:Juncao_Ruby_Redis_Locust.Q88" chart:class="chart:bar">
            <chart:data-point chart:repeated="3"/>
          </chart:series>
          <chart:series chart:style-name="ch11" chart:values-cell-range-address="Juncao_Ruby_Redis_Locust.R89:Juncao_Ruby_Redis_Locust.R91" chart:label-cell-address="Juncao_Ruby_Redis_Locust.R88:Juncao_Ruby_Redis_Locust.R8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Redis_Locust.O88:Juncao_Ruby_Redis_Locust.O88</svg:desc>
                </draw:g>
              </table:table-cell>
              <table:table-cell office:value-type="string">
                <text:p>Average Response Time</text:p>
                <draw:g>
                  <svg:desc>Juncao_Ruby_Redis_Locust.P88:Juncao_Ruby_Redis_Locust.P88</svg:desc>
                </draw:g>
              </table:table-cell>
              <table:table-cell office:value-type="string">
                <text:p>Min Response Time</text:p>
                <draw:g>
                  <svg:desc>Juncao_Ruby_Redis_Locust.Q88:Juncao_Ruby_Redis_Locust.Q88</svg:desc>
                </draw:g>
              </table:table-cell>
              <table:table-cell office:value-type="string">
                <text:p>Max Response Time</text:p>
                <draw:g>
                  <svg:desc>Juncao_Ruby_Redis_Locust.R88:Juncao_Ruby_Redis_Locust.R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89:Juncao_Ruby_Redis_Locust.L91</svg:desc>
                </draw:g>
              </table:table-cell>
              <table:table-cell office:value-type="float" office:value="13">
                <text:p>13</text:p>
                <draw:g>
                  <svg:desc>Juncao_Ruby_Redis_Locust.O89:Juncao_Ruby_Redis_Locust.O91</svg:desc>
                </draw:g>
              </table:table-cell>
              <table:table-cell office:value-type="float" office:value="15.6372355678724">
                <text:p>15.6372355678724</text:p>
                <draw:g>
                  <svg:desc>Juncao_Ruby_Redis_Locust.P89:Juncao_Ruby_Redis_Locust.P91</svg:desc>
                </draw:g>
              </table:table-cell>
              <table:table-cell office:value-type="float" office:value="6.90940399908868">
                <text:p>6.90940399908868</text:p>
                <draw:g>
                  <svg:desc>Juncao_Ruby_Redis_Locust.Q89:Juncao_Ruby_Redis_Locust.Q91</svg:desc>
                </draw:g>
              </table:table-cell>
              <table:table-cell office:value-type="float" office:value="1142.99996800037">
                <text:p>1142.99996800037</text:p>
                <draw:g>
                  <svg:desc>Juncao_Ruby_Redis_Locust.R89:Juncao_Ruby_Redis_Locust.R9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26.113823075683">
                <text:p>126.113823075683</text:p>
              </table:table-cell>
              <table:table-cell office:value-type="float" office:value="6.54347199997574">
                <text:p>6.54347199997574</text:p>
              </table:table-cell>
              <table:table-cell office:value-type="float" office:value="772.947387999011">
                <text:p>772.947387999011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90">
                <text:p>190</text:p>
              </table:table-cell>
              <table:table-cell office:value-type="float" office:value="218.038958172023">
                <text:p>218.038958172023</text:p>
              </table:table-cell>
              <table:table-cell office:value-type="float" office:value="5.66827999864472">
                <text:p>5.66827999864472</text:p>
              </table:table-cell>
              <table:table-cell office:value-type="float" office:value="1836.82531900013">
                <text:p>1836.8253190001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42cm" svg:height="9cm" xlink:href=".." xlink:type="simple" chart:class="chart:bar" chart:style-name="ch1">
        <chart:title svg:x="13.015cm" svg:y="0.316cm" chart:style-name="ch2">
          <text:p>/?url=https://news.ycombinator.com/</text:p>
        </chart:title>
        <chart:legend chart:legend-position="end" svg:x="28.881cm" svg:y="3.454cm" style:legend-expansion="high" chart:style-name="ch3"/>
        <chart:plot-area chart:style-name="ch4" table:cell-range-address="Juncao_Ruby_Redis_Locust.L95:Juncao_Ruby_Redis_Locust.L97 Juncao_Ruby_Redis_Locust.O94:Juncao_Ruby_Redis_Locust.R97" chart:data-source-has-labels="both" svg:x="0.668cm" svg:y="1.275cm" svg:width="27.545cm" svg:height="7.545cm">
          <chart:coordinate-region svg:x="2.507cm" svg:y="1.475cm" svg:width="25.706cm" svg:height="6.698cm"/>
          <chart:axis chart:dimension="x" chart:name="primary-x" chart:style-name="ch5" chartooo:axis-type="auto">
            <chartooo:date-scale/>
            <chart:categories table:cell-range-address="Juncao_Ruby_Redis_Locust.L95:Juncao_Ruby_Redis_Locust.L9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O95:Juncao_Ruby_Redis_Locust.O97" chart:label-cell-address="Juncao_Ruby_Redis_Locust.O94:Juncao_Ruby_Redis_Locust.O94" chart:class="chart:bar">
            <chart:data-point chart:repeated="3"/>
          </chart:series>
          <chart:series chart:style-name="ch9" chart:values-cell-range-address="Juncao_Ruby_Redis_Locust.P95:Juncao_Ruby_Redis_Locust.P97" chart:label-cell-address="Juncao_Ruby_Redis_Locust.P94:Juncao_Ruby_Redis_Locust.P94" chart:class="chart:bar">
            <chart:data-point chart:repeated="3"/>
          </chart:series>
          <chart:series chart:style-name="ch10" chart:values-cell-range-address="Juncao_Ruby_Redis_Locust.Q95:Juncao_Ruby_Redis_Locust.Q97" chart:label-cell-address="Juncao_Ruby_Redis_Locust.Q94:Juncao_Ruby_Redis_Locust.Q94" chart:class="chart:bar">
            <chart:data-point chart:repeated="3"/>
          </chart:series>
          <chart:series chart:style-name="ch11" chart:values-cell-range-address="Juncao_Ruby_Redis_Locust.R95:Juncao_Ruby_Redis_Locust.R97" chart:label-cell-address="Juncao_Ruby_Redis_Locust.R94:Juncao_Ruby_Redis_Locust.R9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Redis_Locust.O94:Juncao_Ruby_Redis_Locust.O94</svg:desc>
                </draw:g>
              </table:table-cell>
              <table:table-cell office:value-type="string">
                <text:p>Average Response Time</text:p>
                <draw:g>
                  <svg:desc>Juncao_Ruby_Redis_Locust.P94:Juncao_Ruby_Redis_Locust.P94</svg:desc>
                </draw:g>
              </table:table-cell>
              <table:table-cell office:value-type="string">
                <text:p>Min Response Time</text:p>
                <draw:g>
                  <svg:desc>Juncao_Ruby_Redis_Locust.Q94:Juncao_Ruby_Redis_Locust.Q94</svg:desc>
                </draw:g>
              </table:table-cell>
              <table:table-cell office:value-type="string">
                <text:p>Max Response Time</text:p>
                <draw:g>
                  <svg:desc>Juncao_Ruby_Redis_Locust.R94:Juncao_Ruby_Redis_Locust.R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95:Juncao_Ruby_Redis_Locust.L97</svg:desc>
                </draw:g>
              </table:table-cell>
              <table:table-cell office:value-type="float" office:value="13">
                <text:p>13</text:p>
                <draw:g>
                  <svg:desc>Juncao_Ruby_Redis_Locust.O95:Juncao_Ruby_Redis_Locust.O97</svg:desc>
                </draw:g>
              </table:table-cell>
              <table:table-cell office:value-type="float" office:value="15.448535570929">
                <text:p>15.448535570929</text:p>
                <draw:g>
                  <svg:desc>Juncao_Ruby_Redis_Locust.P95:Juncao_Ruby_Redis_Locust.P97</svg:desc>
                </draw:g>
              </table:table-cell>
              <table:table-cell office:value-type="float" office:value="7.5218740003038">
                <text:p>7.5218740003038</text:p>
                <draw:g>
                  <svg:desc>Juncao_Ruby_Redis_Locust.Q95:Juncao_Ruby_Redis_Locust.Q97</svg:desc>
                </draw:g>
              </table:table-cell>
              <table:table-cell office:value-type="float" office:value="942.287630999999">
                <text:p>942.287630999999</text:p>
                <draw:g>
                  <svg:desc>Juncao_Ruby_Redis_Locust.R95:Juncao_Ruby_Redis_Locust.R9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38.862676648269">
                <text:p>138.862676648269</text:p>
              </table:table-cell>
              <table:table-cell office:value-type="float" office:value="6.63366200024029">
                <text:p>6.63366200024029</text:p>
              </table:table-cell>
              <table:table-cell office:value-type="float" office:value="5293.15685499932">
                <text:p>5293.15685499932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90">
                <text:p>190</text:p>
              </table:table-cell>
              <table:table-cell office:value-type="float" office:value="677.926796300994">
                <text:p>677.926796300994</text:p>
              </table:table-cell>
              <table:table-cell office:value-type="float" office:value="6.25394900089304">
                <text:p>6.25394900089304</text:p>
              </table:table-cell>
              <table:table-cell office:value-type="float" office:value="86616.5436559986">
                <text:p>86616.543655998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7e0021"/>
      <style:text-properties style:text-outline="true" fo:font-size="10pt" fo:text-shadow="1pt 1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83caff"/>
      <style:text-properties style:text-outline="true" fo:font-size="10pt" fo:text-shadow="1pt 1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092cm" svg:height="9cm" xlink:href=".." xlink:type="simple" chart:class="chart:bar" chart:style-name="ch1">
        <chart:title svg:x="12.785cm" svg:y="0.316cm" chart:style-name="ch2">
          <text:p>/?url=https://www.reddit.com/r/brdev/</text:p>
        </chart:title>
        <chart:legend chart:legend-position="end" svg:x="28.553cm" svg:y="3.454cm" style:legend-expansion="high" chart:style-name="ch3"/>
        <chart:plot-area chart:style-name="ch4" table:cell-range-address="Juncao_Ruby_Redis_Locust.L101:Juncao_Ruby_Redis_Locust.L103 Juncao_Ruby_Redis_Locust.O100:Juncao_Ruby_Redis_Locust.R103" chart:data-source-has-labels="both" svg:x="0.661cm" svg:y="1.275cm" svg:width="27.231cm" svg:height="7.545cm">
          <chart:coordinate-region svg:x="2.5cm" svg:y="1.474cm" svg:width="25.392cm" svg:height="6.699cm"/>
          <chart:axis chart:dimension="x" chart:name="primary-x" chart:style-name="ch5" chartooo:axis-type="auto">
            <chartooo:date-scale/>
            <chart:categories table:cell-range-address="Juncao_Ruby_Redis_Locust.L101:Juncao_Ruby_Redis_Locust.L10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O101:Juncao_Ruby_Redis_Locust.O103" chart:label-cell-address="Juncao_Ruby_Redis_Locust.O100:Juncao_Ruby_Redis_Locust.O100" chart:class="chart:bar">
            <chart:data-point chart:repeated="3"/>
          </chart:series>
          <chart:series chart:style-name="ch9" chart:values-cell-range-address="Juncao_Ruby_Redis_Locust.P101:Juncao_Ruby_Redis_Locust.P103" chart:label-cell-address="Juncao_Ruby_Redis_Locust.P100:Juncao_Ruby_Redis_Locust.P100" chart:class="chart:bar">
            <chart:data-point chart:repeated="3"/>
          </chart:series>
          <chart:series chart:style-name="ch10" chart:values-cell-range-address="Juncao_Ruby_Redis_Locust.Q101:Juncao_Ruby_Redis_Locust.Q103" chart:label-cell-address="Juncao_Ruby_Redis_Locust.Q100:Juncao_Ruby_Redis_Locust.Q100" chart:class="chart:bar">
            <chart:data-point chart:repeated="3"/>
          </chart:series>
          <chart:series chart:style-name="ch11" chart:values-cell-range-address="Juncao_Ruby_Redis_Locust.R101:Juncao_Ruby_Redis_Locust.R103" chart:label-cell-address="Juncao_Ruby_Redis_Locust.R100:Juncao_Ruby_Redis_Locust.R10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Response Time</text:p>
                <draw:g>
                  <svg:desc>Juncao_Ruby_Redis_Locust.O100:Juncao_Ruby_Redis_Locust.O100</svg:desc>
                </draw:g>
              </table:table-cell>
              <table:table-cell office:value-type="string">
                <text:p>Average Response Time</text:p>
                <draw:g>
                  <svg:desc>Juncao_Ruby_Redis_Locust.P100:Juncao_Ruby_Redis_Locust.P100</svg:desc>
                </draw:g>
              </table:table-cell>
              <table:table-cell office:value-type="string">
                <text:p>Min Response Time</text:p>
                <draw:g>
                  <svg:desc>Juncao_Ruby_Redis_Locust.Q100:Juncao_Ruby_Redis_Locust.Q100</svg:desc>
                </draw:g>
              </table:table-cell>
              <table:table-cell office:value-type="string">
                <text:p>Max Response Time</text:p>
                <draw:g>
                  <svg:desc>Juncao_Ruby_Redis_Locust.R100:Juncao_Ruby_Redis_Locust.R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101:Juncao_Ruby_Redis_Locust.L103</svg:desc>
                </draw:g>
              </table:table-cell>
              <table:table-cell office:value-type="float" office:value="13">
                <text:p>13</text:p>
                <draw:g>
                  <svg:desc>Juncao_Ruby_Redis_Locust.O101:Juncao_Ruby_Redis_Locust.O103</svg:desc>
                </draw:g>
              </table:table-cell>
              <table:table-cell office:value-type="float" office:value="16.832551102183">
                <text:p>16.832551102183</text:p>
                <draw:g>
                  <svg:desc>Juncao_Ruby_Redis_Locust.P101:Juncao_Ruby_Redis_Locust.P103</svg:desc>
                </draw:g>
              </table:table-cell>
              <table:table-cell office:value-type="float" office:value="6.80106899926614">
                <text:p>6.80106899926614</text:p>
                <draw:g>
                  <svg:desc>Juncao_Ruby_Redis_Locust.Q101:Juncao_Ruby_Redis_Locust.Q103</svg:desc>
                </draw:g>
              </table:table-cell>
              <table:table-cell office:value-type="float" office:value="2836.98887199898">
                <text:p>2836.98887199898</text:p>
                <draw:g>
                  <svg:desc>Juncao_Ruby_Redis_Locust.R101:Juncao_Ruby_Redis_Locust.R10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20">
                <text:p>120</text:p>
              </table:table-cell>
              <table:table-cell office:value-type="float" office:value="179.833893809482">
                <text:p>179.833893809482</text:p>
              </table:table-cell>
              <table:table-cell office:value-type="float" office:value="5.82369800031302">
                <text:p>5.82369800031302</text:p>
              </table:table-cell>
              <table:table-cell office:value-type="float" office:value="6477.07006200108">
                <text:p>6477.07006200108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210">
                <text:p>210</text:p>
              </table:table-cell>
              <table:table-cell office:value-type="float" office:value="4246.69432829317">
                <text:p>4246.69432829317</text:p>
              </table:table-cell>
              <table:table-cell office:value-type="float" office:value="6.21750000027532">
                <text:p>6.21750000027532</text:p>
              </table:table-cell>
              <table:table-cell office:value-type="float" office:value="99155.0340289996">
                <text:p>99155.034028999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511cm" svg:height="9cm" xlink:href=".." xlink:type="simple" chart:class="chart:bar" chart:style-name="ch1">
        <chart:title svg:x="11.605cm" svg:y="0.316cm" chart:style-name="ch2">
          <text:p>/?url=https://github.com/spring-projects/spring-boot</text:p>
        </chart:title>
        <chart:legend chart:legend-position="end" svg:x="30.481cm" svg:y="3.703cm" style:legend-expansion="high" chart:style-name="ch3"/>
        <chart:plot-area chart:style-name="ch4" table:cell-range-address="Juncao_Ruby_Redis_Locust.L77:Juncao_Ruby_Redis_Locust.N79 Juncao_Ruby_Redis_Locust.L76:Juncao_Ruby_Redis_Locust.N76 Juncao_Ruby_Redis_Locust.T76:Juncao_Ruby_Redis_Locust.T79" chart:data-source-has-labels="both" svg:x="0.67cm" svg:y="1.275cm" svg:width="29.141cm" svg:height="7.545cm">
          <chart:coordinate-region svg:x="2.138cm" svg:y="1.475cm" svg:width="27.673cm" svg:height="6.698cm"/>
          <chart:axis chart:dimension="x" chart:name="primary-x" chart:style-name="ch5" chartooo:axis-type="auto">
            <chartooo:date-scale/>
            <chart:categories table:cell-range-address="Juncao_Ruby_Redis_Locust.L77:Juncao_Ruby_Redis_Locust.L7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77:Juncao_Ruby_Redis_Locust.M79" chart:label-cell-address="Juncao_Ruby_Redis_Locust.M76:Juncao_Ruby_Redis_Locust.M76" chart:class="chart:bar">
            <chart:data-point chart:repeated="3"/>
          </chart:series>
          <chart:series chart:style-name="ch9" chart:values-cell-range-address="Juncao_Ruby_Redis_Locust.N77:Juncao_Ruby_Redis_Locust.N79" chart:label-cell-address="Juncao_Ruby_Redis_Locust.N76:Juncao_Ruby_Redis_Locust.N76" chart:class="chart:bar">
            <chart:data-point chart:repeated="3"/>
          </chart:series>
          <chart:series chart:style-name="ch10" chart:values-cell-range-address="Juncao_Ruby_Redis_Locust.T77:Juncao_Ruby_Redis_Locust.T79" chart:label-cell-address="Juncao_Ruby_Redis_Locust.T76:Juncao_Ruby_Redis_Locust.T7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76:Juncao_Ruby_Redis_Locust.M76</svg:desc>
                </draw:g>
              </table:table-cell>
              <table:table-cell office:value-type="string">
                <text:p>Failure Count</text:p>
                <draw:g>
                  <svg:desc>Juncao_Ruby_Redis_Locust.N76:Juncao_Ruby_Redis_Locust.N76</svg:desc>
                </draw:g>
              </table:table-cell>
              <table:table-cell office:value-type="string">
                <text:p>Requests/s</text:p>
                <draw:g>
                  <svg:desc>Juncao_Ruby_Redis_Locust.T76:Juncao_Ruby_Redis_Locust.T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77:Juncao_Ruby_Redis_Locust.L79</svg:desc>
                </draw:g>
              </table:table-cell>
              <table:table-cell office:value-type="float" office:value="5476">
                <text:p>5476</text:p>
                <draw:g>
                  <svg:desc>Juncao_Ruby_Redis_Locust.M77:Juncao_Ruby_Redis_Locust.M79</svg:desc>
                </draw:g>
              </table:table-cell>
              <table:table-cell office:value-type="float" office:value="0">
                <text:p>0</text:p>
                <draw:g>
                  <svg:desc>Juncao_Ruby_Redis_Locust.N77:Juncao_Ruby_Redis_Locust.N79</svg:desc>
                </draw:g>
              </table:table-cell>
              <table:table-cell office:value-type="float" office:value="62.6210266250474">
                <text:p>62.6210266250474</text:p>
                <draw:g>
                  <svg:desc>Juncao_Ruby_Redis_Locust.T77:Juncao_Ruby_Redis_Locust.T79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343">
                <text:p>7343</text:p>
              </table:table-cell>
              <table:table-cell office:value-type="float" office:value="0">
                <text:p>0</text:p>
              </table:table-cell>
              <table:table-cell office:value-type="float" office:value="74.5517896250864">
                <text:p>74.551789625086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408">
                <text:p>6408</text:p>
              </table:table-cell>
              <table:table-cell office:value-type="float" office:value="0">
                <text:p>0</text:p>
              </table:table-cell>
              <table:table-cell office:value-type="float" office:value="63.5016346937902">
                <text:p>63.501634693790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594cm" svg:height="9cm" xlink:href=".." xlink:type="simple" chart:class="chart:bar" chart:style-name="ch1">
        <chart:title svg:x="13.248cm" svg:y="0.316cm" chart:style-name="ch2">
          <text:p>/?url=https://github.com/topics/aws</text:p>
        </chart:title>
        <chart:legend chart:legend-position="end" svg:x="30.564cm" svg:y="3.703cm" style:legend-expansion="high" chart:style-name="ch3"/>
        <chart:plot-area chart:style-name="ch4" table:cell-range-address="Juncao_Ruby_Redis_Locust.L83:Juncao_Ruby_Redis_Locust.N85 Juncao_Ruby_Redis_Locust.L82:Juncao_Ruby_Redis_Locust.N82 Juncao_Ruby_Redis_Locust.T82:Juncao_Ruby_Redis_Locust.T85" chart:data-source-has-labels="both" svg:x="0.671cm" svg:y="1.275cm" svg:width="29.222cm" svg:height="7.545cm">
          <chart:coordinate-region svg:x="2.139cm" svg:y="1.475cm" svg:width="27.754cm" svg:height="6.698cm"/>
          <chart:axis chart:dimension="x" chart:name="primary-x" chart:style-name="ch5" chartooo:axis-type="auto">
            <chartooo:date-scale/>
            <chart:categories table:cell-range-address="Juncao_Ruby_Redis_Locust.L83:Juncao_Ruby_Redis_Locust.L8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83:Juncao_Ruby_Redis_Locust.M85" chart:label-cell-address="Juncao_Ruby_Redis_Locust.M82:Juncao_Ruby_Redis_Locust.M82" chart:class="chart:bar">
            <chart:data-point chart:repeated="3"/>
          </chart:series>
          <chart:series chart:style-name="ch9" chart:values-cell-range-address="Juncao_Ruby_Redis_Locust.N83:Juncao_Ruby_Redis_Locust.N85" chart:label-cell-address="Juncao_Ruby_Redis_Locust.N82:Juncao_Ruby_Redis_Locust.N82" chart:class="chart:bar">
            <chart:data-point chart:repeated="3"/>
          </chart:series>
          <chart:series chart:style-name="ch10" chart:values-cell-range-address="Juncao_Ruby_Redis_Locust.T83:Juncao_Ruby_Redis_Locust.T85" chart:label-cell-address="Juncao_Ruby_Redis_Locust.T82:Juncao_Ruby_Redis_Locust.T8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82:Juncao_Ruby_Redis_Locust.M82</svg:desc>
                </draw:g>
              </table:table-cell>
              <table:table-cell office:value-type="string">
                <text:p>Failure Count</text:p>
                <draw:g>
                  <svg:desc>Juncao_Ruby_Redis_Locust.N82:Juncao_Ruby_Redis_Locust.N82</svg:desc>
                </draw:g>
              </table:table-cell>
              <table:table-cell office:value-type="string">
                <text:p>Requests/s</text:p>
                <draw:g>
                  <svg:desc>Juncao_Ruby_Redis_Locust.T82:Juncao_Ruby_Redis_Locust.T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83:Juncao_Ruby_Redis_Locust.L85</svg:desc>
                </draw:g>
              </table:table-cell>
              <table:table-cell office:value-type="float" office:value="5475">
                <text:p>5475</text:p>
                <draw:g>
                  <svg:desc>Juncao_Ruby_Redis_Locust.M83:Juncao_Ruby_Redis_Locust.M85</svg:desc>
                </draw:g>
              </table:table-cell>
              <table:table-cell office:value-type="float" office:value="0">
                <text:p>0</text:p>
                <draw:g>
                  <svg:desc>Juncao_Ruby_Redis_Locust.N83:Juncao_Ruby_Redis_Locust.N85</svg:desc>
                </draw:g>
              </table:table-cell>
              <table:table-cell office:value-type="float" office:value="62.609591083297">
                <text:p>62.609591083297</text:p>
                <draw:g>
                  <svg:desc>Juncao_Ruby_Redis_Locust.T83:Juncao_Ruby_Redis_Locust.T8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328">
                <text:p>7328</text:p>
              </table:table-cell>
              <table:table-cell office:value-type="float" office:value="0">
                <text:p>0</text:p>
              </table:table-cell>
              <table:table-cell office:value-type="float" office:value="74.399498076077">
                <text:p>74.39949807607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395">
                <text:p>6395</text:p>
              </table:table-cell>
              <table:table-cell office:value-type="float" office:value="0">
                <text:p>0</text:p>
              </table:table-cell>
              <table:table-cell office:value-type="float" office:value="63.3728080316461">
                <text:p>63.372808031646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483cm" svg:height="9cm" xlink:href=".." xlink:type="simple" chart:class="chart:bar" chart:style-name="ch1">
        <chart:title svg:x="12.795cm" svg:y="0.316cm" chart:style-name="ch2">
          <text:p>/?url=https://github.com/twbs/bootstrap</text:p>
        </chart:title>
        <chart:legend chart:legend-position="end" svg:x="30.453cm" svg:y="3.703cm" style:legend-expansion="high" chart:style-name="ch3"/>
        <chart:plot-area chart:style-name="ch4" table:cell-range-address="Juncao_Ruby_Redis_Locust.L89:Juncao_Ruby_Redis_Locust.N91 Juncao_Ruby_Redis_Locust.L88:Juncao_Ruby_Redis_Locust.N88 Juncao_Ruby_Redis_Locust.T88:Juncao_Ruby_Redis_Locust.T91" chart:data-source-has-labels="both" svg:x="0.669cm" svg:y="1.275cm" svg:width="29.115cm" svg:height="7.545cm">
          <chart:coordinate-region svg:x="2.137cm" svg:y="1.475cm" svg:width="27.647cm" svg:height="6.698cm"/>
          <chart:axis chart:dimension="x" chart:name="primary-x" chart:style-name="ch5" chartooo:axis-type="auto">
            <chartooo:date-scale/>
            <chart:categories table:cell-range-address="Juncao_Ruby_Redis_Locust.L89:Juncao_Ruby_Redis_Locust.L9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89:Juncao_Ruby_Redis_Locust.M91" chart:label-cell-address="Juncao_Ruby_Redis_Locust.M88:Juncao_Ruby_Redis_Locust.M88" chart:class="chart:bar">
            <chart:data-point chart:repeated="3"/>
          </chart:series>
          <chart:series chart:style-name="ch9" chart:values-cell-range-address="Juncao_Ruby_Redis_Locust.N89:Juncao_Ruby_Redis_Locust.N91" chart:label-cell-address="Juncao_Ruby_Redis_Locust.N88:Juncao_Ruby_Redis_Locust.N88" chart:class="chart:bar">
            <chart:data-point chart:repeated="3"/>
          </chart:series>
          <chart:series chart:style-name="ch10" chart:values-cell-range-address="Juncao_Ruby_Redis_Locust.T89:Juncao_Ruby_Redis_Locust.T91" chart:label-cell-address="Juncao_Ruby_Redis_Locust.T88:Juncao_Ruby_Redis_Locust.T8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88:Juncao_Ruby_Redis_Locust.M88</svg:desc>
                </draw:g>
              </table:table-cell>
              <table:table-cell office:value-type="string">
                <text:p>Failure Count</text:p>
                <draw:g>
                  <svg:desc>Juncao_Ruby_Redis_Locust.N88:Juncao_Ruby_Redis_Locust.N88</svg:desc>
                </draw:g>
              </table:table-cell>
              <table:table-cell office:value-type="string">
                <text:p>Requests/s</text:p>
                <draw:g>
                  <svg:desc>Juncao_Ruby_Redis_Locust.T88:Juncao_Ruby_Redis_Locust.T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89:Juncao_Ruby_Redis_Locust.L91</svg:desc>
                </draw:g>
              </table:table-cell>
              <table:table-cell office:value-type="float" office:value="5473">
                <text:p>5473</text:p>
                <draw:g>
                  <svg:desc>Juncao_Ruby_Redis_Locust.M89:Juncao_Ruby_Redis_Locust.M91</svg:desc>
                </draw:g>
              </table:table-cell>
              <table:table-cell office:value-type="float" office:value="0">
                <text:p>0</text:p>
                <draw:g>
                  <svg:desc>Juncao_Ruby_Redis_Locust.N89:Juncao_Ruby_Redis_Locust.N91</svg:desc>
                </draw:g>
              </table:table-cell>
              <table:table-cell office:value-type="float" office:value="62.5867199997963">
                <text:p>62.5867199997963</text:p>
                <draw:g>
                  <svg:desc>Juncao_Ruby_Redis_Locust.T89:Juncao_Ruby_Redis_Locust.T9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295">
                <text:p>7295</text:p>
              </table:table-cell>
              <table:table-cell office:value-type="float" office:value="0">
                <text:p>0</text:p>
              </table:table-cell>
              <table:table-cell office:value-type="float" office:value="74.0644566682562">
                <text:p>74.0644566682562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342">
                <text:p>6342</text:p>
              </table:table-cell>
              <table:table-cell office:value-type="float" office:value="0">
                <text:p>0</text:p>
              </table:table-cell>
              <table:table-cell office:value-type="float" office:value="62.8475916398279">
                <text:p>62.847591639827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42cm" svg:height="9cm" xlink:href=".." xlink:type="simple" chart:class="chart:bar" chart:style-name="ch1">
        <chart:title svg:x="13.015cm" svg:y="0.316cm" chart:style-name="ch2">
          <text:p>/?url=https://news.ycombinator.com/</text:p>
        </chart:title>
        <chart:legend chart:legend-position="end" svg:x="30.39cm" svg:y="3.703cm" style:legend-expansion="high" chart:style-name="ch3"/>
        <chart:plot-area chart:style-name="ch4" table:cell-range-address="Juncao_Ruby_Redis_Locust.L95:Juncao_Ruby_Redis_Locust.N97 Juncao_Ruby_Redis_Locust.L94:Juncao_Ruby_Redis_Locust.N94 Juncao_Ruby_Redis_Locust.T94:Juncao_Ruby_Redis_Locust.T97" chart:data-source-has-labels="both" svg:x="0.668cm" svg:y="1.275cm" svg:width="29.054cm" svg:height="7.545cm">
          <chart:coordinate-region svg:x="2.136cm" svg:y="1.475cm" svg:width="27.586cm" svg:height="6.698cm"/>
          <chart:axis chart:dimension="x" chart:name="primary-x" chart:style-name="ch5" chartooo:axis-type="auto">
            <chartooo:date-scale/>
            <chart:categories table:cell-range-address="Juncao_Ruby_Redis_Locust.L95:Juncao_Ruby_Redis_Locust.L9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95:Juncao_Ruby_Redis_Locust.M97" chart:label-cell-address="Juncao_Ruby_Redis_Locust.M94:Juncao_Ruby_Redis_Locust.M94" chart:class="chart:bar">
            <chart:data-point chart:repeated="3"/>
          </chart:series>
          <chart:series chart:style-name="ch9" chart:values-cell-range-address="Juncao_Ruby_Redis_Locust.N95:Juncao_Ruby_Redis_Locust.N97" chart:label-cell-address="Juncao_Ruby_Redis_Locust.N94:Juncao_Ruby_Redis_Locust.N94" chart:class="chart:bar">
            <chart:data-point chart:repeated="3"/>
          </chart:series>
          <chart:series chart:style-name="ch10" chart:values-cell-range-address="Juncao_Ruby_Redis_Locust.T95:Juncao_Ruby_Redis_Locust.T97" chart:label-cell-address="Juncao_Ruby_Redis_Locust.T94:Juncao_Ruby_Redis_Locust.T9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94:Juncao_Ruby_Redis_Locust.M94</svg:desc>
                </draw:g>
              </table:table-cell>
              <table:table-cell office:value-type="string">
                <text:p>Failure Count</text:p>
                <draw:g>
                  <svg:desc>Juncao_Ruby_Redis_Locust.N94:Juncao_Ruby_Redis_Locust.N94</svg:desc>
                </draw:g>
              </table:table-cell>
              <table:table-cell office:value-type="string">
                <text:p>Requests/s</text:p>
                <draw:g>
                  <svg:desc>Juncao_Ruby_Redis_Locust.T94:Juncao_Ruby_Redis_Locust.T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95:Juncao_Ruby_Redis_Locust.L97</svg:desc>
                </draw:g>
              </table:table-cell>
              <table:table-cell office:value-type="float" office:value="5477">
                <text:p>5477</text:p>
                <draw:g>
                  <svg:desc>Juncao_Ruby_Redis_Locust.M95:Juncao_Ruby_Redis_Locust.M97</svg:desc>
                </draw:g>
              </table:table-cell>
              <table:table-cell office:value-type="float" office:value="0">
                <text:p>0</text:p>
                <draw:g>
                  <svg:desc>Juncao_Ruby_Redis_Locust.N95:Juncao_Ruby_Redis_Locust.N97</svg:desc>
                </draw:g>
              </table:table-cell>
              <table:table-cell office:value-type="float" office:value="62.6324621667978">
                <text:p>62.6324621667978</text:p>
                <draw:g>
                  <svg:desc>Juncao_Ruby_Redis_Locust.T95:Juncao_Ruby_Redis_Locust.T9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355">
                <text:p>7355</text:p>
              </table:table-cell>
              <table:table-cell office:value-type="float" office:value="0">
                <text:p>0</text:p>
              </table:table-cell>
              <table:table-cell office:value-type="float" office:value="74.673622864294">
                <text:p>74.67362286429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442">
                <text:p>6442</text:p>
              </table:table-cell>
              <table:table-cell office:value-type="float" office:value="0">
                <text:p>0</text:p>
              </table:table-cell>
              <table:table-cell office:value-type="float" office:value="63.8385659640132">
                <text:p>63.838565964013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45cm" svg:y="0.316cm" chart:style-name="ch2">
          <text:p>/?url=https://github.com/etcd-io/etcd</text:p>
        </chart:title>
        <chart:legend chart:legend-position="end" svg:x="11.461cm" svg:y="2.458cm" style:legend-expansion="high" chart:style-name="ch3"/>
        <chart:plot-area chart:style-name="ch4" table:cell-range-address="Juncao_Ruby_Redis_Locust.L59:Juncao_Ruby_Redis_Locust.T61 Juncao_Ruby_Redis_Locust.M58:Juncao_Ruby_Redis_Locust.T58" chart:data-source-has-labels="both" svg:x="0.32cm" svg:y="1.275cm" svg:width="10.821cm" svg:height="7.545cm">
          <chart:coordinate-region svg:x="1.973cm" svg:y="1.474cm" svg:width="9.168cm" svg:height="6.699cm"/>
          <chart:axis chart:dimension="x" chart:name="primary-x" chart:style-name="ch5" chartooo:axis-type="auto">
            <chartooo:date-scale/>
            <chart:categories table:cell-range-address="Juncao_Ruby_Redis_Locust.L59:Juncao_Ruby_Redis_Locust.L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59:Juncao_Ruby_Redis_Locust.M61" chart:label-cell-address="Juncao_Ruby_Redis_Locust.M58:Juncao_Ruby_Redis_Locust.M58" chart:class="chart:bar">
            <chart:data-point chart:repeated="3"/>
          </chart:series>
          <chart:series chart:style-name="ch9" chart:values-cell-range-address="Juncao_Ruby_Redis_Locust.N59:Juncao_Ruby_Redis_Locust.N61" chart:label-cell-address="Juncao_Ruby_Redis_Locust.N58:Juncao_Ruby_Redis_Locust.N58" chart:class="chart:bar">
            <chart:data-point chart:repeated="3"/>
          </chart:series>
          <chart:series chart:style-name="ch10" chart:values-cell-range-address="Juncao_Ruby_Redis_Locust.O59:Juncao_Ruby_Redis_Locust.O61" chart:label-cell-address="Juncao_Ruby_Redis_Locust.O58:Juncao_Ruby_Redis_Locust.O58" chart:class="chart:bar">
            <chart:data-point chart:repeated="3"/>
          </chart:series>
          <chart:series chart:style-name="ch11" chart:values-cell-range-address="Juncao_Ruby_Redis_Locust.P59:Juncao_Ruby_Redis_Locust.P61" chart:label-cell-address="Juncao_Ruby_Redis_Locust.P58:Juncao_Ruby_Redis_Locust.P58" chart:class="chart:bar">
            <chart:data-point chart:repeated="3"/>
          </chart:series>
          <chart:series chart:style-name="ch12" chart:values-cell-range-address="Juncao_Ruby_Redis_Locust.Q59:Juncao_Ruby_Redis_Locust.Q61" chart:label-cell-address="Juncao_Ruby_Redis_Locust.Q58:Juncao_Ruby_Redis_Locust.Q58" chart:class="chart:bar">
            <chart:data-point chart:repeated="3"/>
          </chart:series>
          <chart:series chart:style-name="ch13" chart:values-cell-range-address="Juncao_Ruby_Redis_Locust.R59:Juncao_Ruby_Redis_Locust.R61" chart:label-cell-address="Juncao_Ruby_Redis_Locust.R58:Juncao_Ruby_Redis_Locust.R58" chart:class="chart:bar">
            <chart:data-point chart:repeated="3"/>
          </chart:series>
          <chart:series chart:style-name="ch14" chart:values-cell-range-address="Juncao_Ruby_Redis_Locust.S59:Juncao_Ruby_Redis_Locust.S61" chart:label-cell-address="Juncao_Ruby_Redis_Locust.S58:Juncao_Ruby_Redis_Locust.S58" chart:class="chart:bar">
            <chart:data-point chart:repeated="3"/>
          </chart:series>
          <chart:series chart:style-name="ch15" chart:values-cell-range-address="Juncao_Ruby_Redis_Locust.T59:Juncao_Ruby_Redis_Locust.T61" chart:label-cell-address="Juncao_Ruby_Redis_Locust.T58:Juncao_Ruby_Redis_Locust.T58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58:Juncao_Ruby_Redis_Locust.M58</svg:desc>
                </draw:g>
              </table:table-cell>
              <table:table-cell office:value-type="string">
                <text:p>Failure Count</text:p>
                <draw:g>
                  <svg:desc>Juncao_Ruby_Redis_Locust.N58:Juncao_Ruby_Redis_Locust.N58</svg:desc>
                </draw:g>
              </table:table-cell>
              <table:table-cell office:value-type="string">
                <text:p>Median Response Time</text:p>
                <draw:g>
                  <svg:desc>Juncao_Ruby_Redis_Locust.O58:Juncao_Ruby_Redis_Locust.O58</svg:desc>
                </draw:g>
              </table:table-cell>
              <table:table-cell office:value-type="string">
                <text:p>Average Response Time</text:p>
                <draw:g>
                  <svg:desc>Juncao_Ruby_Redis_Locust.P58:Juncao_Ruby_Redis_Locust.P58</svg:desc>
                </draw:g>
              </table:table-cell>
              <table:table-cell office:value-type="string">
                <text:p>Min Response Time</text:p>
                <draw:g>
                  <svg:desc>Juncao_Ruby_Redis_Locust.Q58:Juncao_Ruby_Redis_Locust.Q58</svg:desc>
                </draw:g>
              </table:table-cell>
              <table:table-cell office:value-type="string">
                <text:p>Max Response Time</text:p>
                <draw:g>
                  <svg:desc>Juncao_Ruby_Redis_Locust.R58:Juncao_Ruby_Redis_Locust.R58</svg:desc>
                </draw:g>
              </table:table-cell>
              <table:table-cell office:value-type="string">
                <text:p>Average Content Size</text:p>
                <draw:g>
                  <svg:desc>Juncao_Ruby_Redis_Locust.S58:Juncao_Ruby_Redis_Locust.S58</svg:desc>
                </draw:g>
              </table:table-cell>
              <table:table-cell office:value-type="string">
                <text:p>Requests/s</text:p>
                <draw:g>
                  <svg:desc>Juncao_Ruby_Redis_Locust.T58:Juncao_Ruby_Redis_Locust.T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59:Juncao_Ruby_Redis_Locust.L61</svg:desc>
                </draw:g>
              </table:table-cell>
              <table:table-cell office:value-type="float" office:value="5473">
                <text:p>5473</text:p>
                <draw:g>
                  <svg:desc>Juncao_Ruby_Redis_Locust.M59:Juncao_Ruby_Redis_Locust.M61</svg:desc>
                </draw:g>
              </table:table-cell>
              <table:table-cell office:value-type="float" office:value="0">
                <text:p>0</text:p>
                <draw:g>
                  <svg:desc>Juncao_Ruby_Redis_Locust.N59:Juncao_Ruby_Redis_Locust.N61</svg:desc>
                </draw:g>
              </table:table-cell>
              <table:table-cell office:value-type="float" office:value="13">
                <text:p>13</text:p>
                <draw:g>
                  <svg:desc>Juncao_Ruby_Redis_Locust.O59:Juncao_Ruby_Redis_Locust.O61</svg:desc>
                </draw:g>
              </table:table-cell>
              <table:table-cell office:value-type="float" office:value="16.5765568289897">
                <text:p>16.5765568289897</text:p>
                <draw:g>
                  <svg:desc>Juncao_Ruby_Redis_Locust.P59:Juncao_Ruby_Redis_Locust.P61</svg:desc>
                </draw:g>
              </table:table-cell>
              <table:table-cell office:value-type="float" office:value="7.52674400064279">
                <text:p>7.52674400064279</text:p>
                <draw:g>
                  <svg:desc>Juncao_Ruby_Redis_Locust.Q59:Juncao_Ruby_Redis_Locust.Q61</svg:desc>
                </draw:g>
              </table:table-cell>
              <table:table-cell office:value-type="float" office:value="1666.71108499941">
                <text:p>1666.71108499941</text:p>
                <draw:g>
                  <svg:desc>Juncao_Ruby_Redis_Locust.R59:Juncao_Ruby_Redis_Locust.R61</svg:desc>
                </draw:g>
              </table:table-cell>
              <table:table-cell office:value-type="float" office:value="26755">
                <text:p>26755</text:p>
                <draw:g>
                  <svg:desc>Juncao_Ruby_Redis_Locust.S59:Juncao_Ruby_Redis_Locust.S61</svg:desc>
                </draw:g>
              </table:table-cell>
              <table:table-cell office:value-type="float" office:value="62.5867199997963">
                <text:p>62.5867199997963</text:p>
                <draw:g>
                  <svg:desc>Juncao_Ruby_Redis_Locust.T59:Juncao_Ruby_Redis_Locust.T6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301">
                <text:p>7301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27.403504122986">
                <text:p>127.403504122986</text:p>
              </table:table-cell>
              <table:table-cell office:value-type="float" office:value="6.41900499977055">
                <text:p>6.41900499977055</text:p>
              </table:table-cell>
              <table:table-cell office:value-type="float" office:value="742.658527999083">
                <text:p>742.658527999083</text:p>
              </table:table-cell>
              <table:table-cell office:value-type="float" office:value="26755">
                <text:p>26755</text:p>
              </table:table-cell>
              <table:table-cell office:value-type="float" office:value="74.12537328786">
                <text:p>74.1253732878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355">
                <text:p>6355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8.524664531243">
                <text:p>218.524664531243</text:p>
              </table:table-cell>
              <table:table-cell office:value-type="float" office:value="6.73808700048539">
                <text:p>6.73808700048539</text:p>
              </table:table-cell>
              <table:table-cell office:value-type="float" office:value="1720.95593400081">
                <text:p>1720.95593400081</text:p>
              </table:table-cell>
              <table:table-cell office:value-type="float" office:value="26755">
                <text:p>26755</text:p>
              </table:table-cell>
              <table:table-cell office:value-type="float" office:value="62.976418301972">
                <text:p>62.9764183019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style:text-outline="true" fo:font-size="10pt" fo:text-shadow="1pt 1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style:text-outline="true" fo:font-size="10pt" fo:text-shadow="1pt 1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ecf00"/>
      <style:text-properties style:text-outline="true" fo:font-size="10pt" fo:text-shadow="1pt 1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92cm" svg:height="9cm" xlink:href=".." xlink:type="simple" chart:class="chart:bar" chart:style-name="ch1">
        <chart:title svg:x="12.785cm" svg:y="0.316cm" chart:style-name="ch2">
          <text:p>/?url=https://www.reddit.com/r/brdev/</text:p>
        </chart:title>
        <chart:legend chart:legend-position="end" svg:x="30.062cm" svg:y="3.703cm" style:legend-expansion="high" chart:style-name="ch3"/>
        <chart:plot-area chart:style-name="ch4" table:cell-range-address="Juncao_Ruby_Redis_Locust.L101:Juncao_Ruby_Redis_Locust.N103 Juncao_Ruby_Redis_Locust.L100:Juncao_Ruby_Redis_Locust.N100 Juncao_Ruby_Redis_Locust.T100:Juncao_Ruby_Redis_Locust.T103" chart:data-source-has-labels="both" svg:x="0.661cm" svg:y="1.275cm" svg:width="28.74cm" svg:height="7.545cm">
          <chart:coordinate-region svg:x="2.129cm" svg:y="1.475cm" svg:width="27.272cm" svg:height="6.698cm"/>
          <chart:axis chart:dimension="x" chart:name="primary-x" chart:style-name="ch5" chartooo:axis-type="auto">
            <chartooo:date-scale/>
            <chart:categories table:cell-range-address="Juncao_Ruby_Redis_Locust.L101:Juncao_Ruby_Redis_Locust.L10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101:Juncao_Ruby_Redis_Locust.M103" chart:label-cell-address="Juncao_Ruby_Redis_Locust.M100:Juncao_Ruby_Redis_Locust.M100" chart:class="chart:bar">
            <chart:data-point chart:repeated="3"/>
          </chart:series>
          <chart:series chart:style-name="ch9" chart:values-cell-range-address="Juncao_Ruby_Redis_Locust.N101:Juncao_Ruby_Redis_Locust.N103" chart:label-cell-address="Juncao_Ruby_Redis_Locust.N100:Juncao_Ruby_Redis_Locust.N100" chart:class="chart:bar">
            <chart:data-point chart:repeated="3"/>
          </chart:series>
          <chart:series chart:style-name="ch10" chart:values-cell-range-address="Juncao_Ruby_Redis_Locust.T101:Juncao_Ruby_Redis_Locust.T103" chart:label-cell-address="Juncao_Ruby_Redis_Locust.T100:Juncao_Ruby_Redis_Locust.T10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100:Juncao_Ruby_Redis_Locust.M100</svg:desc>
                </draw:g>
              </table:table-cell>
              <table:table-cell office:value-type="string">
                <text:p>Failure Count</text:p>
                <draw:g>
                  <svg:desc>Juncao_Ruby_Redis_Locust.N100:Juncao_Ruby_Redis_Locust.N100</svg:desc>
                </draw:g>
              </table:table-cell>
              <table:table-cell office:value-type="string">
                <text:p>Requests/s</text:p>
                <draw:g>
                  <svg:desc>Juncao_Ruby_Redis_Locust.T100:Juncao_Ruby_Redis_Locust.T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101:Juncao_Ruby_Redis_Locust.L103</svg:desc>
                </draw:g>
              </table:table-cell>
              <table:table-cell office:value-type="float" office:value="5480">
                <text:p>5480</text:p>
                <draw:g>
                  <svg:desc>Juncao_Ruby_Redis_Locust.M101:Juncao_Ruby_Redis_Locust.M103</svg:desc>
                </draw:g>
              </table:table-cell>
              <table:table-cell office:value-type="float" office:value="0">
                <text:p>0</text:p>
                <draw:g>
                  <svg:desc>Juncao_Ruby_Redis_Locust.N101:Juncao_Ruby_Redis_Locust.N103</svg:desc>
                </draw:g>
              </table:table-cell>
              <table:table-cell office:value-type="float" office:value="62.6667687920489">
                <text:p>62.6667687920489</text:p>
                <draw:g>
                  <svg:desc>Juncao_Ruby_Redis_Locust.T101:Juncao_Ruby_Redis_Locust.T10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359">
                <text:p>7359</text:p>
              </table:table-cell>
              <table:table-cell office:value-type="float" office:value="0">
                <text:p>0</text:p>
              </table:table-cell>
              <table:table-cell office:value-type="float" office:value="74.7142339440298">
                <text:p>74.7142339440298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955">
                <text:p>6955</text:p>
              </table:table-cell>
              <table:table-cell office:value-type="float" office:value="0">
                <text:p>0</text:p>
              </table:table-cell>
              <table:table-cell office:value-type="float" office:value="68.9222642470834">
                <text:p>68.922264247083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66cm" svg:y="0.316cm" chart:style-name="ch2">
          <text:p>/?url=https://github.com/facebook/react-native</text:p>
        </chart:title>
        <chart:legend chart:legend-position="end" svg:x="11.461cm" svg:y="2.458cm" style:legend-expansion="high" chart:style-name="ch3"/>
        <chart:plot-area chart:style-name="ch4" table:cell-range-address="Juncao_Ruby_Redis_Locust.L65:Juncao_Ruby_Redis_Locust.T67 Juncao_Ruby_Redis_Locust.M64:Juncao_Ruby_Redis_Locust.T64" chart:data-source-has-labels="both" svg:x="0.32cm" svg:y="1.275cm" svg:width="10.821cm" svg:height="7.545cm">
          <chart:coordinate-region svg:x="1.973cm" svg:y="1.474cm" svg:width="9.168cm" svg:height="6.699cm"/>
          <chart:axis chart:dimension="x" chart:name="primary-x" chart:style-name="ch5" chartooo:axis-type="auto">
            <chartooo:date-scale/>
            <chart:categories table:cell-range-address="Juncao_Ruby_Redis_Locust.L65:Juncao_Ruby_Redis_Locust.L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65:Juncao_Ruby_Redis_Locust.M67" chart:label-cell-address="Juncao_Ruby_Redis_Locust.M64:Juncao_Ruby_Redis_Locust.M64" chart:class="chart:bar">
            <chart:data-point chart:repeated="3"/>
          </chart:series>
          <chart:series chart:style-name="ch9" chart:values-cell-range-address="Juncao_Ruby_Redis_Locust.N65:Juncao_Ruby_Redis_Locust.N67" chart:label-cell-address="Juncao_Ruby_Redis_Locust.N64:Juncao_Ruby_Redis_Locust.N64" chart:class="chart:bar">
            <chart:data-point chart:repeated="3"/>
          </chart:series>
          <chart:series chart:style-name="ch10" chart:values-cell-range-address="Juncao_Ruby_Redis_Locust.O65:Juncao_Ruby_Redis_Locust.O67" chart:label-cell-address="Juncao_Ruby_Redis_Locust.O64:Juncao_Ruby_Redis_Locust.O64" chart:class="chart:bar">
            <chart:data-point chart:repeated="3"/>
          </chart:series>
          <chart:series chart:style-name="ch11" chart:values-cell-range-address="Juncao_Ruby_Redis_Locust.P65:Juncao_Ruby_Redis_Locust.P67" chart:label-cell-address="Juncao_Ruby_Redis_Locust.P64:Juncao_Ruby_Redis_Locust.P64" chart:class="chart:bar">
            <chart:data-point chart:repeated="3"/>
          </chart:series>
          <chart:series chart:style-name="ch12" chart:values-cell-range-address="Juncao_Ruby_Redis_Locust.Q65:Juncao_Ruby_Redis_Locust.Q67" chart:label-cell-address="Juncao_Ruby_Redis_Locust.Q64:Juncao_Ruby_Redis_Locust.Q64" chart:class="chart:bar">
            <chart:data-point chart:repeated="3"/>
          </chart:series>
          <chart:series chart:style-name="ch13" chart:values-cell-range-address="Juncao_Ruby_Redis_Locust.R65:Juncao_Ruby_Redis_Locust.R67" chart:label-cell-address="Juncao_Ruby_Redis_Locust.R64:Juncao_Ruby_Redis_Locust.R64" chart:class="chart:bar">
            <chart:data-point chart:repeated="3"/>
          </chart:series>
          <chart:series chart:style-name="ch14" chart:values-cell-range-address="Juncao_Ruby_Redis_Locust.S65:Juncao_Ruby_Redis_Locust.S67" chart:label-cell-address="Juncao_Ruby_Redis_Locust.S64:Juncao_Ruby_Redis_Locust.S64" chart:class="chart:bar">
            <chart:data-point chart:repeated="3"/>
          </chart:series>
          <chart:series chart:style-name="ch15" chart:values-cell-range-address="Juncao_Ruby_Redis_Locust.T65:Juncao_Ruby_Redis_Locust.T67" chart:label-cell-address="Juncao_Ruby_Redis_Locust.T64:Juncao_Ruby_Redis_Locust.T6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64:Juncao_Ruby_Redis_Locust.M64</svg:desc>
                </draw:g>
              </table:table-cell>
              <table:table-cell office:value-type="string">
                <text:p>Failure Count</text:p>
                <draw:g>
                  <svg:desc>Juncao_Ruby_Redis_Locust.N64:Juncao_Ruby_Redis_Locust.N64</svg:desc>
                </draw:g>
              </table:table-cell>
              <table:table-cell office:value-type="string">
                <text:p>Median Response Time</text:p>
                <draw:g>
                  <svg:desc>Juncao_Ruby_Redis_Locust.O64:Juncao_Ruby_Redis_Locust.O64</svg:desc>
                </draw:g>
              </table:table-cell>
              <table:table-cell office:value-type="string">
                <text:p>Average Response Time</text:p>
                <draw:g>
                  <svg:desc>Juncao_Ruby_Redis_Locust.P64:Juncao_Ruby_Redis_Locust.P64</svg:desc>
                </draw:g>
              </table:table-cell>
              <table:table-cell office:value-type="string">
                <text:p>Min Response Time</text:p>
                <draw:g>
                  <svg:desc>Juncao_Ruby_Redis_Locust.Q64:Juncao_Ruby_Redis_Locust.Q64</svg:desc>
                </draw:g>
              </table:table-cell>
              <table:table-cell office:value-type="string">
                <text:p>Max Response Time</text:p>
                <draw:g>
                  <svg:desc>Juncao_Ruby_Redis_Locust.R64:Juncao_Ruby_Redis_Locust.R64</svg:desc>
                </draw:g>
              </table:table-cell>
              <table:table-cell office:value-type="string">
                <text:p>Average Content Size</text:p>
                <draw:g>
                  <svg:desc>Juncao_Ruby_Redis_Locust.S64:Juncao_Ruby_Redis_Locust.S64</svg:desc>
                </draw:g>
              </table:table-cell>
              <table:table-cell office:value-type="string">
                <text:p>Requests/s</text:p>
                <draw:g>
                  <svg:desc>Juncao_Ruby_Redis_Locust.T64:Juncao_Ruby_Redis_Locust.T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65:Juncao_Ruby_Redis_Locust.L67</svg:desc>
                </draw:g>
              </table:table-cell>
              <table:table-cell office:value-type="float" office:value="5471">
                <text:p>5471</text:p>
                <draw:g>
                  <svg:desc>Juncao_Ruby_Redis_Locust.M65:Juncao_Ruby_Redis_Locust.M67</svg:desc>
                </draw:g>
              </table:table-cell>
              <table:table-cell office:value-type="float" office:value="0">
                <text:p>0</text:p>
                <draw:g>
                  <svg:desc>Juncao_Ruby_Redis_Locust.N65:Juncao_Ruby_Redis_Locust.N67</svg:desc>
                </draw:g>
              </table:table-cell>
              <table:table-cell office:value-type="float" office:value="13">
                <text:p>13</text:p>
                <draw:g>
                  <svg:desc>Juncao_Ruby_Redis_Locust.O65:Juncao_Ruby_Redis_Locust.O67</svg:desc>
                </draw:g>
              </table:table-cell>
              <table:table-cell office:value-type="float" office:value="16.1635293443775">
                <text:p>16.1635293443775</text:p>
                <draw:g>
                  <svg:desc>Juncao_Ruby_Redis_Locust.P65:Juncao_Ruby_Redis_Locust.P67</svg:desc>
                </draw:g>
              </table:table-cell>
              <table:table-cell office:value-type="float" office:value="6.84075500066683">
                <text:p>6.84075500066683</text:p>
                <draw:g>
                  <svg:desc>Juncao_Ruby_Redis_Locust.Q65:Juncao_Ruby_Redis_Locust.Q67</svg:desc>
                </draw:g>
              </table:table-cell>
              <table:table-cell office:value-type="float" office:value="1327.33777300018">
                <text:p>1327.33777300018</text:p>
                <draw:g>
                  <svg:desc>Juncao_Ruby_Redis_Locust.R65:Juncao_Ruby_Redis_Locust.R67</svg:desc>
                </draw:g>
              </table:table-cell>
              <table:table-cell office:value-type="float" office:value="26705.3112776458">
                <text:p>26705.3112776458</text:p>
                <draw:g>
                  <svg:desc>Juncao_Ruby_Redis_Locust.S65:Juncao_Ruby_Redis_Locust.S67</svg:desc>
                </draw:g>
              </table:table-cell>
              <table:table-cell office:value-type="float" office:value="62.5638489162955">
                <text:p>62.5638489162955</text:p>
                <draw:g>
                  <svg:desc>Juncao_Ruby_Redis_Locust.T65:Juncao_Ruby_Redis_Locust.T6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270">
                <text:p>727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24.769857805916">
                <text:p>124.769857805916</text:p>
              </table:table-cell>
              <table:table-cell office:value-type="float" office:value="6.40243399902829">
                <text:p>6.40243399902829</text:p>
              </table:table-cell>
              <table:table-cell office:value-type="float" office:value="931.104892999429">
                <text:p>931.104892999429</text:p>
              </table:table-cell>
              <table:table-cell office:value-type="float" office:value="26688">
                <text:p>26688</text:p>
              </table:table-cell>
              <table:table-cell office:value-type="float" office:value="73.8106374199072">
                <text:p>73.8106374199072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313">
                <text:p>6313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6.52987421432">
                <text:p>216.52987421432</text:p>
              </table:table-cell>
              <table:table-cell office:value-type="float" office:value="6.17749499906495">
                <text:p>6.17749499906495</text:p>
              </table:table-cell>
              <table:table-cell office:value-type="float" office:value="1668.37576199941">
                <text:p>1668.37576199941</text:p>
              </table:table-cell>
              <table:table-cell office:value-type="float" office:value="26688">
                <text:p>26688</text:p>
              </table:table-cell>
              <table:table-cell office:value-type="float" office:value="62.5602090858142">
                <text:p>62.56020908581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16cm" svg:y="0.316cm" chart:style-name="ch2">
          <text:p>/?url=https://github.com/macrozheng/mall</text:p>
        </chart:title>
        <chart:legend chart:legend-position="end" svg:x="11.461cm" svg:y="2.458cm" style:legend-expansion="high" chart:style-name="ch3"/>
        <chart:plot-area chart:style-name="ch4" table:cell-range-address="Juncao_Ruby_Redis_Locust.L71:Juncao_Ruby_Redis_Locust.T73 Juncao_Ruby_Redis_Locust.M70:Juncao_Ruby_Redis_Locust.T70" chart:data-source-has-labels="both" svg:x="0.32cm" svg:y="1.275cm" svg:width="10.821cm" svg:height="7.545cm">
          <chart:coordinate-region svg:x="1.973cm" svg:y="1.474cm" svg:width="9.168cm" svg:height="6.699cm"/>
          <chart:axis chart:dimension="x" chart:name="primary-x" chart:style-name="ch5" chartooo:axis-type="auto">
            <chartooo:date-scale/>
            <chart:categories table:cell-range-address="Juncao_Ruby_Redis_Locust.L71:Juncao_Ruby_Redis_Locust.L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71:Juncao_Ruby_Redis_Locust.M73" chart:label-cell-address="Juncao_Ruby_Redis_Locust.M70:Juncao_Ruby_Redis_Locust.M70" chart:class="chart:bar">
            <chart:data-point chart:repeated="3"/>
          </chart:series>
          <chart:series chart:style-name="ch9" chart:values-cell-range-address="Juncao_Ruby_Redis_Locust.N71:Juncao_Ruby_Redis_Locust.N73" chart:label-cell-address="Juncao_Ruby_Redis_Locust.N70:Juncao_Ruby_Redis_Locust.N70" chart:class="chart:bar">
            <chart:data-point chart:repeated="3"/>
          </chart:series>
          <chart:series chart:style-name="ch10" chart:values-cell-range-address="Juncao_Ruby_Redis_Locust.O71:Juncao_Ruby_Redis_Locust.O73" chart:label-cell-address="Juncao_Ruby_Redis_Locust.O70:Juncao_Ruby_Redis_Locust.O70" chart:class="chart:bar">
            <chart:data-point chart:repeated="3"/>
          </chart:series>
          <chart:series chart:style-name="ch11" chart:values-cell-range-address="Juncao_Ruby_Redis_Locust.P71:Juncao_Ruby_Redis_Locust.P73" chart:label-cell-address="Juncao_Ruby_Redis_Locust.P70:Juncao_Ruby_Redis_Locust.P70" chart:class="chart:bar">
            <chart:data-point chart:repeated="3"/>
          </chart:series>
          <chart:series chart:style-name="ch12" chart:values-cell-range-address="Juncao_Ruby_Redis_Locust.Q71:Juncao_Ruby_Redis_Locust.Q73" chart:label-cell-address="Juncao_Ruby_Redis_Locust.Q70:Juncao_Ruby_Redis_Locust.Q70" chart:class="chart:bar">
            <chart:data-point chart:repeated="3"/>
          </chart:series>
          <chart:series chart:style-name="ch13" chart:values-cell-range-address="Juncao_Ruby_Redis_Locust.R71:Juncao_Ruby_Redis_Locust.R73" chart:label-cell-address="Juncao_Ruby_Redis_Locust.R70:Juncao_Ruby_Redis_Locust.R70" chart:class="chart:bar">
            <chart:data-point chart:repeated="3"/>
          </chart:series>
          <chart:series chart:style-name="ch14" chart:values-cell-range-address="Juncao_Ruby_Redis_Locust.S71:Juncao_Ruby_Redis_Locust.S73" chart:label-cell-address="Juncao_Ruby_Redis_Locust.S70:Juncao_Ruby_Redis_Locust.S70" chart:class="chart:bar">
            <chart:data-point chart:repeated="3"/>
          </chart:series>
          <chart:series chart:style-name="ch15" chart:values-cell-range-address="Juncao_Ruby_Redis_Locust.T71:Juncao_Ruby_Redis_Locust.T73" chart:label-cell-address="Juncao_Ruby_Redis_Locust.T70:Juncao_Ruby_Redis_Locust.T70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70:Juncao_Ruby_Redis_Locust.M70</svg:desc>
                </draw:g>
              </table:table-cell>
              <table:table-cell office:value-type="string">
                <text:p>Failure Count</text:p>
                <draw:g>
                  <svg:desc>Juncao_Ruby_Redis_Locust.N70:Juncao_Ruby_Redis_Locust.N70</svg:desc>
                </draw:g>
              </table:table-cell>
              <table:table-cell office:value-type="string">
                <text:p>Median Response Time</text:p>
                <draw:g>
                  <svg:desc>Juncao_Ruby_Redis_Locust.O70:Juncao_Ruby_Redis_Locust.O70</svg:desc>
                </draw:g>
              </table:table-cell>
              <table:table-cell office:value-type="string">
                <text:p>Average Response Time</text:p>
                <draw:g>
                  <svg:desc>Juncao_Ruby_Redis_Locust.P70:Juncao_Ruby_Redis_Locust.P70</svg:desc>
                </draw:g>
              </table:table-cell>
              <table:table-cell office:value-type="string">
                <text:p>Min Response Time</text:p>
                <draw:g>
                  <svg:desc>Juncao_Ruby_Redis_Locust.Q70:Juncao_Ruby_Redis_Locust.Q70</svg:desc>
                </draw:g>
              </table:table-cell>
              <table:table-cell office:value-type="string">
                <text:p>Max Response Time</text:p>
                <draw:g>
                  <svg:desc>Juncao_Ruby_Redis_Locust.R70:Juncao_Ruby_Redis_Locust.R70</svg:desc>
                </draw:g>
              </table:table-cell>
              <table:table-cell office:value-type="string">
                <text:p>Average Content Size</text:p>
                <draw:g>
                  <svg:desc>Juncao_Ruby_Redis_Locust.S70:Juncao_Ruby_Redis_Locust.S70</svg:desc>
                </draw:g>
              </table:table-cell>
              <table:table-cell office:value-type="string">
                <text:p>Requests/s</text:p>
                <draw:g>
                  <svg:desc>Juncao_Ruby_Redis_Locust.T70:Juncao_Ruby_Redis_Locust.T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71:Juncao_Ruby_Redis_Locust.L73</svg:desc>
                </draw:g>
              </table:table-cell>
              <table:table-cell office:value-type="float" office:value="5473">
                <text:p>5473</text:p>
                <draw:g>
                  <svg:desc>Juncao_Ruby_Redis_Locust.M71:Juncao_Ruby_Redis_Locust.M73</svg:desc>
                </draw:g>
              </table:table-cell>
              <table:table-cell office:value-type="float" office:value="0">
                <text:p>0</text:p>
                <draw:g>
                  <svg:desc>Juncao_Ruby_Redis_Locust.N71:Juncao_Ruby_Redis_Locust.N73</svg:desc>
                </draw:g>
              </table:table-cell>
              <table:table-cell office:value-type="float" office:value="13">
                <text:p>13</text:p>
                <draw:g>
                  <svg:desc>Juncao_Ruby_Redis_Locust.O71:Juncao_Ruby_Redis_Locust.O73</svg:desc>
                </draw:g>
              </table:table-cell>
              <table:table-cell office:value-type="float" office:value="15.5897443294379">
                <text:p>15.5897443294379</text:p>
                <draw:g>
                  <svg:desc>Juncao_Ruby_Redis_Locust.P71:Juncao_Ruby_Redis_Locust.P73</svg:desc>
                </draw:g>
              </table:table-cell>
              <table:table-cell office:value-type="float" office:value="7.65103899902897">
                <text:p>7.65103899902897</text:p>
                <draw:g>
                  <svg:desc>Juncao_Ruby_Redis_Locust.Q71:Juncao_Ruby_Redis_Locust.Q73</svg:desc>
                </draw:g>
              </table:table-cell>
              <table:table-cell office:value-type="float" office:value="1078.52392600034">
                <text:p>1078.52392600034</text:p>
                <draw:g>
                  <svg:desc>Juncao_Ruby_Redis_Locust.R71:Juncao_Ruby_Redis_Locust.R73</svg:desc>
                </draw:g>
              </table:table-cell>
              <table:table-cell office:value-type="float" office:value="28266.7045496072">
                <text:p>28266.7045496072</text:p>
                <draw:g>
                  <svg:desc>Juncao_Ruby_Redis_Locust.S71:Juncao_Ruby_Redis_Locust.S73</svg:desc>
                </draw:g>
              </table:table-cell>
              <table:table-cell office:value-type="float" office:value="62.5867199997963">
                <text:p>62.5867199997963</text:p>
                <draw:g>
                  <svg:desc>Juncao_Ruby_Redis_Locust.T71:Juncao_Ruby_Redis_Locust.T7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286">
                <text:p>7286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26.068829385826">
                <text:p>126.068829385826</text:p>
              </table:table-cell>
              <table:table-cell office:value-type="float" office:value="6.80705100057821">
                <text:p>6.80705100057821</text:p>
              </table:table-cell>
              <table:table-cell office:value-type="float" office:value="740.593071999683">
                <text:p>740.593071999683</text:p>
              </table:table-cell>
              <table:table-cell office:value-type="float" office:value="28267">
                <text:p>28267</text:p>
              </table:table-cell>
              <table:table-cell office:value-type="float" office:value="73.9730817388506">
                <text:p>73.9730817388506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331">
                <text:p>6331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7.35941411104">
                <text:p>217.35941411104</text:p>
              </table:table-cell>
              <table:table-cell office:value-type="float" office:value="6.41746899964346">
                <text:p>6.41746899964346</text:p>
              </table:table-cell>
              <table:table-cell office:value-type="float" office:value="1346.36797299936">
                <text:p>1346.36797299936</text:p>
              </table:table-cell>
              <table:table-cell office:value-type="float" office:value="28267">
                <text:p>28267</text:p>
              </table:table-cell>
              <table:table-cell office:value-type="float" office:value="62.7385844641675">
                <text:p>62.73858446416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5cm" svg:y="0.316cm" chart:style-name="ch2">
          <text:p>/?url=https://github.com/spring-projects/spring-boot</text:p>
        </chart:title>
        <chart:legend chart:legend-position="end" svg:x="11.461cm" svg:y="2.458cm" style:legend-expansion="high" chart:style-name="ch3"/>
        <chart:plot-area chart:style-name="ch4" table:cell-range-address="Juncao_Ruby_Redis_Locust.L77:Juncao_Ruby_Redis_Locust.T79 Juncao_Ruby_Redis_Locust.M76:Juncao_Ruby_Redis_Locust.T76" chart:data-source-has-labels="both" svg:x="0.32cm" svg:y="1.275cm" svg:width="10.821cm" svg:height="7.545cm">
          <chart:coordinate-region svg:x="1.973cm" svg:y="1.474cm" svg:width="9.168cm" svg:height="6.699cm"/>
          <chart:axis chart:dimension="x" chart:name="primary-x" chart:style-name="ch5" chartooo:axis-type="auto">
            <chartooo:date-scale/>
            <chart:categories table:cell-range-address="Juncao_Ruby_Redis_Locust.L77:Juncao_Ruby_Redis_Locust.L7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77:Juncao_Ruby_Redis_Locust.M79" chart:label-cell-address="Juncao_Ruby_Redis_Locust.M76:Juncao_Ruby_Redis_Locust.M76" chart:class="chart:bar">
            <chart:data-point chart:repeated="3"/>
          </chart:series>
          <chart:series chart:style-name="ch9" chart:values-cell-range-address="Juncao_Ruby_Redis_Locust.N77:Juncao_Ruby_Redis_Locust.N79" chart:label-cell-address="Juncao_Ruby_Redis_Locust.N76:Juncao_Ruby_Redis_Locust.N76" chart:class="chart:bar">
            <chart:data-point chart:repeated="3"/>
          </chart:series>
          <chart:series chart:style-name="ch10" chart:values-cell-range-address="Juncao_Ruby_Redis_Locust.O77:Juncao_Ruby_Redis_Locust.O79" chart:label-cell-address="Juncao_Ruby_Redis_Locust.O76:Juncao_Ruby_Redis_Locust.O76" chart:class="chart:bar">
            <chart:data-point chart:repeated="3"/>
          </chart:series>
          <chart:series chart:style-name="ch11" chart:values-cell-range-address="Juncao_Ruby_Redis_Locust.P77:Juncao_Ruby_Redis_Locust.P79" chart:label-cell-address="Juncao_Ruby_Redis_Locust.P76:Juncao_Ruby_Redis_Locust.P76" chart:class="chart:bar">
            <chart:data-point chart:repeated="3"/>
          </chart:series>
          <chart:series chart:style-name="ch12" chart:values-cell-range-address="Juncao_Ruby_Redis_Locust.Q77:Juncao_Ruby_Redis_Locust.Q79" chart:label-cell-address="Juncao_Ruby_Redis_Locust.Q76:Juncao_Ruby_Redis_Locust.Q76" chart:class="chart:bar">
            <chart:data-point chart:repeated="3"/>
          </chart:series>
          <chart:series chart:style-name="ch13" chart:values-cell-range-address="Juncao_Ruby_Redis_Locust.R77:Juncao_Ruby_Redis_Locust.R79" chart:label-cell-address="Juncao_Ruby_Redis_Locust.R76:Juncao_Ruby_Redis_Locust.R76" chart:class="chart:bar">
            <chart:data-point chart:repeated="3"/>
          </chart:series>
          <chart:series chart:style-name="ch14" chart:values-cell-range-address="Juncao_Ruby_Redis_Locust.S77:Juncao_Ruby_Redis_Locust.S79" chart:label-cell-address="Juncao_Ruby_Redis_Locust.S76:Juncao_Ruby_Redis_Locust.S76" chart:class="chart:bar">
            <chart:data-point chart:repeated="3"/>
          </chart:series>
          <chart:series chart:style-name="ch15" chart:values-cell-range-address="Juncao_Ruby_Redis_Locust.T77:Juncao_Ruby_Redis_Locust.T79" chart:label-cell-address="Juncao_Ruby_Redis_Locust.T76:Juncao_Ruby_Redis_Locust.T7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76:Juncao_Ruby_Redis_Locust.M76</svg:desc>
                </draw:g>
              </table:table-cell>
              <table:table-cell office:value-type="string">
                <text:p>Failure Count</text:p>
                <draw:g>
                  <svg:desc>Juncao_Ruby_Redis_Locust.N76:Juncao_Ruby_Redis_Locust.N76</svg:desc>
                </draw:g>
              </table:table-cell>
              <table:table-cell office:value-type="string">
                <text:p>Median Response Time</text:p>
                <draw:g>
                  <svg:desc>Juncao_Ruby_Redis_Locust.O76:Juncao_Ruby_Redis_Locust.O76</svg:desc>
                </draw:g>
              </table:table-cell>
              <table:table-cell office:value-type="string">
                <text:p>Average Response Time</text:p>
                <draw:g>
                  <svg:desc>Juncao_Ruby_Redis_Locust.P76:Juncao_Ruby_Redis_Locust.P76</svg:desc>
                </draw:g>
              </table:table-cell>
              <table:table-cell office:value-type="string">
                <text:p>Min Response Time</text:p>
                <draw:g>
                  <svg:desc>Juncao_Ruby_Redis_Locust.Q76:Juncao_Ruby_Redis_Locust.Q76</svg:desc>
                </draw:g>
              </table:table-cell>
              <table:table-cell office:value-type="string">
                <text:p>Max Response Time</text:p>
                <draw:g>
                  <svg:desc>Juncao_Ruby_Redis_Locust.R76:Juncao_Ruby_Redis_Locust.R76</svg:desc>
                </draw:g>
              </table:table-cell>
              <table:table-cell office:value-type="string">
                <text:p>Average Content Size</text:p>
                <draw:g>
                  <svg:desc>Juncao_Ruby_Redis_Locust.S76:Juncao_Ruby_Redis_Locust.S76</svg:desc>
                </draw:g>
              </table:table-cell>
              <table:table-cell office:value-type="string">
                <text:p>Requests/s</text:p>
                <draw:g>
                  <svg:desc>Juncao_Ruby_Redis_Locust.T76:Juncao_Ruby_Redis_Locust.T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77:Juncao_Ruby_Redis_Locust.L79</svg:desc>
                </draw:g>
              </table:table-cell>
              <table:table-cell office:value-type="float" office:value="5476">
                <text:p>5476</text:p>
                <draw:g>
                  <svg:desc>Juncao_Ruby_Redis_Locust.M77:Juncao_Ruby_Redis_Locust.M79</svg:desc>
                </draw:g>
              </table:table-cell>
              <table:table-cell office:value-type="float" office:value="0">
                <text:p>0</text:p>
                <draw:g>
                  <svg:desc>Juncao_Ruby_Redis_Locust.N77:Juncao_Ruby_Redis_Locust.N79</svg:desc>
                </draw:g>
              </table:table-cell>
              <table:table-cell office:value-type="float" office:value="13">
                <text:p>13</text:p>
                <draw:g>
                  <svg:desc>Juncao_Ruby_Redis_Locust.O77:Juncao_Ruby_Redis_Locust.O79</svg:desc>
                </draw:g>
              </table:table-cell>
              <table:table-cell office:value-type="float" office:value="15.9787345640978">
                <text:p>15.9787345640978</text:p>
                <draw:g>
                  <svg:desc>Juncao_Ruby_Redis_Locust.P77:Juncao_Ruby_Redis_Locust.P79</svg:desc>
                </draw:g>
              </table:table-cell>
              <table:table-cell office:value-type="float" office:value="7.05348700103059">
                <text:p>7.05348700103059</text:p>
                <draw:g>
                  <svg:desc>Juncao_Ruby_Redis_Locust.Q77:Juncao_Ruby_Redis_Locust.Q79</svg:desc>
                </draw:g>
              </table:table-cell>
              <table:table-cell office:value-type="float" office:value="1300.48037399865">
                <text:p>1300.48037399865</text:p>
                <draw:g>
                  <svg:desc>Juncao_Ruby_Redis_Locust.R77:Juncao_Ruby_Redis_Locust.R79</svg:desc>
                </draw:g>
              </table:table-cell>
              <table:table-cell office:value-type="float" office:value="28176">
                <text:p>28176</text:p>
                <draw:g>
                  <svg:desc>Juncao_Ruby_Redis_Locust.S77:Juncao_Ruby_Redis_Locust.S79</svg:desc>
                </draw:g>
              </table:table-cell>
              <table:table-cell office:value-type="float" office:value="62.6210266250474">
                <text:p>62.6210266250474</text:p>
                <draw:g>
                  <svg:desc>Juncao_Ruby_Redis_Locust.T77:Juncao_Ruby_Redis_Locust.T79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343">
                <text:p>7343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27.016260276862">
                <text:p>127.016260276862</text:p>
              </table:table-cell>
              <table:table-cell office:value-type="float" office:value="6.41592899955867">
                <text:p>6.41592899955867</text:p>
              </table:table-cell>
              <table:table-cell office:value-type="float" office:value="969.813446999979">
                <text:p>969.813446999979</text:p>
              </table:table-cell>
              <table:table-cell office:value-type="float" office:value="28176">
                <text:p>28176</text:p>
              </table:table-cell>
              <table:table-cell office:value-type="float" office:value="74.5517896250864">
                <text:p>74.551789625086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408">
                <text:p>6408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8.335605412288">
                <text:p>218.335605412288</text:p>
              </table:table-cell>
              <table:table-cell office:value-type="float" office:value="5.71273400055361">
                <text:p>5.71273400055361</text:p>
              </table:table-cell>
              <table:table-cell office:value-type="float" office:value="1542.90733699963">
                <text:p>1542.90733699963</text:p>
              </table:table-cell>
              <table:table-cell office:value-type="float" office:value="28176">
                <text:p>28176</text:p>
              </table:table-cell>
              <table:table-cell office:value-type="float" office:value="63.5016346937902">
                <text:p>63.50163469379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/?url=https://github.com/topics/aws</text:p>
        </chart:title>
        <chart:legend chart:legend-position="end" svg:x="11.461cm" svg:y="2.458cm" style:legend-expansion="high" chart:style-name="ch3"/>
        <chart:plot-area chart:style-name="ch4" table:cell-range-address="Juncao_Ruby_Redis_Locust.L83:Juncao_Ruby_Redis_Locust.T85 Juncao_Ruby_Redis_Locust.M82:Juncao_Ruby_Redis_Locust.T82" chart:data-source-has-labels="both" svg:x="0.32cm" svg:y="1.275cm" svg:width="10.821cm" svg:height="7.545cm">
          <chart:coordinate-region svg:x="1.973cm" svg:y="1.475cm" svg:width="9.168cm" svg:height="6.698cm"/>
          <chart:axis chart:dimension="x" chart:name="primary-x" chart:style-name="ch5" chartooo:axis-type="auto">
            <chartooo:date-scale/>
            <chart:categories table:cell-range-address="Juncao_Ruby_Redis_Locust.L83:Juncao_Ruby_Redis_Locust.L8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83:Juncao_Ruby_Redis_Locust.M85" chart:label-cell-address="Juncao_Ruby_Redis_Locust.M82:Juncao_Ruby_Redis_Locust.M82" chart:class="chart:bar">
            <chart:data-point chart:repeated="3"/>
          </chart:series>
          <chart:series chart:style-name="ch9" chart:values-cell-range-address="Juncao_Ruby_Redis_Locust.N83:Juncao_Ruby_Redis_Locust.N85" chart:label-cell-address="Juncao_Ruby_Redis_Locust.N82:Juncao_Ruby_Redis_Locust.N82" chart:class="chart:bar">
            <chart:data-point chart:repeated="3"/>
          </chart:series>
          <chart:series chart:style-name="ch10" chart:values-cell-range-address="Juncao_Ruby_Redis_Locust.O83:Juncao_Ruby_Redis_Locust.O85" chart:label-cell-address="Juncao_Ruby_Redis_Locust.O82:Juncao_Ruby_Redis_Locust.O82" chart:class="chart:bar">
            <chart:data-point chart:repeated="3"/>
          </chart:series>
          <chart:series chart:style-name="ch11" chart:values-cell-range-address="Juncao_Ruby_Redis_Locust.P83:Juncao_Ruby_Redis_Locust.P85" chart:label-cell-address="Juncao_Ruby_Redis_Locust.P82:Juncao_Ruby_Redis_Locust.P82" chart:class="chart:bar">
            <chart:data-point chart:repeated="3"/>
          </chart:series>
          <chart:series chart:style-name="ch12" chart:values-cell-range-address="Juncao_Ruby_Redis_Locust.Q83:Juncao_Ruby_Redis_Locust.Q85" chart:label-cell-address="Juncao_Ruby_Redis_Locust.Q82:Juncao_Ruby_Redis_Locust.Q82" chart:class="chart:bar">
            <chart:data-point chart:repeated="3"/>
          </chart:series>
          <chart:series chart:style-name="ch13" chart:values-cell-range-address="Juncao_Ruby_Redis_Locust.R83:Juncao_Ruby_Redis_Locust.R85" chart:label-cell-address="Juncao_Ruby_Redis_Locust.R82:Juncao_Ruby_Redis_Locust.R82" chart:class="chart:bar">
            <chart:data-point chart:repeated="3"/>
          </chart:series>
          <chart:series chart:style-name="ch14" chart:values-cell-range-address="Juncao_Ruby_Redis_Locust.S83:Juncao_Ruby_Redis_Locust.S85" chart:label-cell-address="Juncao_Ruby_Redis_Locust.S82:Juncao_Ruby_Redis_Locust.S82" chart:class="chart:bar">
            <chart:data-point chart:repeated="3"/>
          </chart:series>
          <chart:series chart:style-name="ch15" chart:values-cell-range-address="Juncao_Ruby_Redis_Locust.T83:Juncao_Ruby_Redis_Locust.T85" chart:label-cell-address="Juncao_Ruby_Redis_Locust.T82:Juncao_Ruby_Redis_Locust.T82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82:Juncao_Ruby_Redis_Locust.M82</svg:desc>
                </draw:g>
              </table:table-cell>
              <table:table-cell office:value-type="string">
                <text:p>Failure Count</text:p>
                <draw:g>
                  <svg:desc>Juncao_Ruby_Redis_Locust.N82:Juncao_Ruby_Redis_Locust.N82</svg:desc>
                </draw:g>
              </table:table-cell>
              <table:table-cell office:value-type="string">
                <text:p>Median Response Time</text:p>
                <draw:g>
                  <svg:desc>Juncao_Ruby_Redis_Locust.O82:Juncao_Ruby_Redis_Locust.O82</svg:desc>
                </draw:g>
              </table:table-cell>
              <table:table-cell office:value-type="string">
                <text:p>Average Response Time</text:p>
                <draw:g>
                  <svg:desc>Juncao_Ruby_Redis_Locust.P82:Juncao_Ruby_Redis_Locust.P82</svg:desc>
                </draw:g>
              </table:table-cell>
              <table:table-cell office:value-type="string">
                <text:p>Min Response Time</text:p>
                <draw:g>
                  <svg:desc>Juncao_Ruby_Redis_Locust.Q82:Juncao_Ruby_Redis_Locust.Q82</svg:desc>
                </draw:g>
              </table:table-cell>
              <table:table-cell office:value-type="string">
                <text:p>Max Response Time</text:p>
                <draw:g>
                  <svg:desc>Juncao_Ruby_Redis_Locust.R82:Juncao_Ruby_Redis_Locust.R82</svg:desc>
                </draw:g>
              </table:table-cell>
              <table:table-cell office:value-type="string">
                <text:p>Average Content Size</text:p>
                <draw:g>
                  <svg:desc>Juncao_Ruby_Redis_Locust.S82:Juncao_Ruby_Redis_Locust.S82</svg:desc>
                </draw:g>
              </table:table-cell>
              <table:table-cell office:value-type="string">
                <text:p>Requests/s</text:p>
                <draw:g>
                  <svg:desc>Juncao_Ruby_Redis_Locust.T82:Juncao_Ruby_Redis_Locust.T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83:Juncao_Ruby_Redis_Locust.L85</svg:desc>
                </draw:g>
              </table:table-cell>
              <table:table-cell office:value-type="float" office:value="5475">
                <text:p>5475</text:p>
                <draw:g>
                  <svg:desc>Juncao_Ruby_Redis_Locust.M83:Juncao_Ruby_Redis_Locust.M85</svg:desc>
                </draw:g>
              </table:table-cell>
              <table:table-cell office:value-type="float" office:value="0">
                <text:p>0</text:p>
                <draw:g>
                  <svg:desc>Juncao_Ruby_Redis_Locust.N83:Juncao_Ruby_Redis_Locust.N85</svg:desc>
                </draw:g>
              </table:table-cell>
              <table:table-cell office:value-type="float" office:value="13">
                <text:p>13</text:p>
                <draw:g>
                  <svg:desc>Juncao_Ruby_Redis_Locust.O83:Juncao_Ruby_Redis_Locust.O85</svg:desc>
                </draw:g>
              </table:table-cell>
              <table:table-cell office:value-type="float" office:value="14.6256406131316">
                <text:p>14.6256406131316</text:p>
                <draw:g>
                  <svg:desc>Juncao_Ruby_Redis_Locust.P83:Juncao_Ruby_Redis_Locust.P85</svg:desc>
                </draw:g>
              </table:table-cell>
              <table:table-cell office:value-type="float" office:value="8.12787199902232">
                <text:p>8.12787199902232</text:p>
                <draw:g>
                  <svg:desc>Juncao_Ruby_Redis_Locust.Q83:Juncao_Ruby_Redis_Locust.Q85</svg:desc>
                </draw:g>
              </table:table-cell>
              <table:table-cell office:value-type="float" office:value="326.682058999722">
                <text:p>326.682058999722</text:p>
                <draw:g>
                  <svg:desc>Juncao_Ruby_Redis_Locust.R83:Juncao_Ruby_Redis_Locust.R85</svg:desc>
                </draw:g>
              </table:table-cell>
              <table:table-cell office:value-type="float" office:value="37847">
                <text:p>37847</text:p>
                <draw:g>
                  <svg:desc>Juncao_Ruby_Redis_Locust.S83:Juncao_Ruby_Redis_Locust.S85</svg:desc>
                </draw:g>
              </table:table-cell>
              <table:table-cell office:value-type="float" office:value="62.609591083297">
                <text:p>62.609591083297</text:p>
                <draw:g>
                  <svg:desc>Juncao_Ruby_Redis_Locust.T83:Juncao_Ruby_Redis_Locust.T8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328">
                <text:p>7328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27.179392425619">
                <text:p>127.179392425619</text:p>
              </table:table-cell>
              <table:table-cell office:value-type="float" office:value="6.86292699901969">
                <text:p>6.86292699901969</text:p>
              </table:table-cell>
              <table:table-cell office:value-type="float" office:value="710.498955999356">
                <text:p>710.498955999356</text:p>
              </table:table-cell>
              <table:table-cell office:value-type="float" office:value="37847">
                <text:p>37847</text:p>
              </table:table-cell>
              <table:table-cell office:value-type="float" office:value="74.399498076077">
                <text:p>74.39949807607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395">
                <text:p>6395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8.582805285072">
                <text:p>218.582805285072</text:p>
              </table:table-cell>
              <table:table-cell office:value-type="float" office:value="7.26443399980781">
                <text:p>7.26443399980781</text:p>
              </table:table-cell>
              <table:table-cell office:value-type="float" office:value="1508.29677699949">
                <text:p>1508.29677699949</text:p>
              </table:table-cell>
              <table:table-cell office:value-type="float" office:value="37847">
                <text:p>37847</text:p>
              </table:table-cell>
              <table:table-cell office:value-type="float" office:value="63.3728080316461">
                <text:p>63.37280803164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54cm" svg:y="0.316cm" chart:style-name="ch2">
          <text:p>/?url=https://github.com/twbs/bootstrap</text:p>
        </chart:title>
        <chart:legend chart:legend-position="end" svg:x="11.461cm" svg:y="2.458cm" style:legend-expansion="high" chart:style-name="ch3"/>
        <chart:plot-area chart:style-name="ch4" table:cell-range-address="Juncao_Ruby_Redis_Locust.L89:Juncao_Ruby_Redis_Locust.T91 Juncao_Ruby_Redis_Locust.M88:Juncao_Ruby_Redis_Locust.T88" chart:data-source-has-labels="both" svg:x="0.32cm" svg:y="1.275cm" svg:width="10.821cm" svg:height="7.545cm">
          <chart:coordinate-region svg:x="1.973cm" svg:y="1.474cm" svg:width="9.168cm" svg:height="6.699cm"/>
          <chart:axis chart:dimension="x" chart:name="primary-x" chart:style-name="ch5" chartooo:axis-type="auto">
            <chartooo:date-scale/>
            <chart:categories table:cell-range-address="Juncao_Ruby_Redis_Locust.L89:Juncao_Ruby_Redis_Locust.L9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89:Juncao_Ruby_Redis_Locust.M91" chart:label-cell-address="Juncao_Ruby_Redis_Locust.M88:Juncao_Ruby_Redis_Locust.M88" chart:class="chart:bar">
            <chart:data-point chart:repeated="3"/>
          </chart:series>
          <chart:series chart:style-name="ch9" chart:values-cell-range-address="Juncao_Ruby_Redis_Locust.N89:Juncao_Ruby_Redis_Locust.N91" chart:label-cell-address="Juncao_Ruby_Redis_Locust.N88:Juncao_Ruby_Redis_Locust.N88" chart:class="chart:bar">
            <chart:data-point chart:repeated="3"/>
          </chart:series>
          <chart:series chart:style-name="ch10" chart:values-cell-range-address="Juncao_Ruby_Redis_Locust.O89:Juncao_Ruby_Redis_Locust.O91" chart:label-cell-address="Juncao_Ruby_Redis_Locust.O88:Juncao_Ruby_Redis_Locust.O88" chart:class="chart:bar">
            <chart:data-point chart:repeated="3"/>
          </chart:series>
          <chart:series chart:style-name="ch11" chart:values-cell-range-address="Juncao_Ruby_Redis_Locust.P89:Juncao_Ruby_Redis_Locust.P91" chart:label-cell-address="Juncao_Ruby_Redis_Locust.P88:Juncao_Ruby_Redis_Locust.P88" chart:class="chart:bar">
            <chart:data-point chart:repeated="3"/>
          </chart:series>
          <chart:series chart:style-name="ch12" chart:values-cell-range-address="Juncao_Ruby_Redis_Locust.Q89:Juncao_Ruby_Redis_Locust.Q91" chart:label-cell-address="Juncao_Ruby_Redis_Locust.Q88:Juncao_Ruby_Redis_Locust.Q88" chart:class="chart:bar">
            <chart:data-point chart:repeated="3"/>
          </chart:series>
          <chart:series chart:style-name="ch13" chart:values-cell-range-address="Juncao_Ruby_Redis_Locust.R89:Juncao_Ruby_Redis_Locust.R91" chart:label-cell-address="Juncao_Ruby_Redis_Locust.R88:Juncao_Ruby_Redis_Locust.R88" chart:class="chart:bar">
            <chart:data-point chart:repeated="3"/>
          </chart:series>
          <chart:series chart:style-name="ch14" chart:values-cell-range-address="Juncao_Ruby_Redis_Locust.S89:Juncao_Ruby_Redis_Locust.S91" chart:label-cell-address="Juncao_Ruby_Redis_Locust.S88:Juncao_Ruby_Redis_Locust.S88" chart:class="chart:bar">
            <chart:data-point chart:repeated="3"/>
          </chart:series>
          <chart:series chart:style-name="ch15" chart:values-cell-range-address="Juncao_Ruby_Redis_Locust.T89:Juncao_Ruby_Redis_Locust.T91" chart:label-cell-address="Juncao_Ruby_Redis_Locust.T88:Juncao_Ruby_Redis_Locust.T88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88:Juncao_Ruby_Redis_Locust.M88</svg:desc>
                </draw:g>
              </table:table-cell>
              <table:table-cell office:value-type="string">
                <text:p>Failure Count</text:p>
                <draw:g>
                  <svg:desc>Juncao_Ruby_Redis_Locust.N88:Juncao_Ruby_Redis_Locust.N88</svg:desc>
                </draw:g>
              </table:table-cell>
              <table:table-cell office:value-type="string">
                <text:p>Median Response Time</text:p>
                <draw:g>
                  <svg:desc>Juncao_Ruby_Redis_Locust.O88:Juncao_Ruby_Redis_Locust.O88</svg:desc>
                </draw:g>
              </table:table-cell>
              <table:table-cell office:value-type="string">
                <text:p>Average Response Time</text:p>
                <draw:g>
                  <svg:desc>Juncao_Ruby_Redis_Locust.P88:Juncao_Ruby_Redis_Locust.P88</svg:desc>
                </draw:g>
              </table:table-cell>
              <table:table-cell office:value-type="string">
                <text:p>Min Response Time</text:p>
                <draw:g>
                  <svg:desc>Juncao_Ruby_Redis_Locust.Q88:Juncao_Ruby_Redis_Locust.Q88</svg:desc>
                </draw:g>
              </table:table-cell>
              <table:table-cell office:value-type="string">
                <text:p>Max Response Time</text:p>
                <draw:g>
                  <svg:desc>Juncao_Ruby_Redis_Locust.R88:Juncao_Ruby_Redis_Locust.R88</svg:desc>
                </draw:g>
              </table:table-cell>
              <table:table-cell office:value-type="string">
                <text:p>Average Content Size</text:p>
                <draw:g>
                  <svg:desc>Juncao_Ruby_Redis_Locust.S88:Juncao_Ruby_Redis_Locust.S88</svg:desc>
                </draw:g>
              </table:table-cell>
              <table:table-cell office:value-type="string">
                <text:p>Requests/s</text:p>
                <draw:g>
                  <svg:desc>Juncao_Ruby_Redis_Locust.T88:Juncao_Ruby_Redis_Locust.T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89:Juncao_Ruby_Redis_Locust.L91</svg:desc>
                </draw:g>
              </table:table-cell>
              <table:table-cell office:value-type="float" office:value="5473">
                <text:p>5473</text:p>
                <draw:g>
                  <svg:desc>Juncao_Ruby_Redis_Locust.M89:Juncao_Ruby_Redis_Locust.M91</svg:desc>
                </draw:g>
              </table:table-cell>
              <table:table-cell office:value-type="float" office:value="0">
                <text:p>0</text:p>
                <draw:g>
                  <svg:desc>Juncao_Ruby_Redis_Locust.N89:Juncao_Ruby_Redis_Locust.N91</svg:desc>
                </draw:g>
              </table:table-cell>
              <table:table-cell office:value-type="float" office:value="13">
                <text:p>13</text:p>
                <draw:g>
                  <svg:desc>Juncao_Ruby_Redis_Locust.O89:Juncao_Ruby_Redis_Locust.O91</svg:desc>
                </draw:g>
              </table:table-cell>
              <table:table-cell office:value-type="float" office:value="15.6372355678724">
                <text:p>15.6372355678724</text:p>
                <draw:g>
                  <svg:desc>Juncao_Ruby_Redis_Locust.P89:Juncao_Ruby_Redis_Locust.P91</svg:desc>
                </draw:g>
              </table:table-cell>
              <table:table-cell office:value-type="float" office:value="6.90940399908868">
                <text:p>6.90940399908868</text:p>
                <draw:g>
                  <svg:desc>Juncao_Ruby_Redis_Locust.Q89:Juncao_Ruby_Redis_Locust.Q91</svg:desc>
                </draw:g>
              </table:table-cell>
              <table:table-cell office:value-type="float" office:value="1142.99996800037">
                <text:p>1142.99996800037</text:p>
                <draw:g>
                  <svg:desc>Juncao_Ruby_Redis_Locust.R89:Juncao_Ruby_Redis_Locust.R91</svg:desc>
                </draw:g>
              </table:table-cell>
              <table:table-cell office:value-type="float" office:value="28395.3398501736">
                <text:p>28395.3398501736</text:p>
                <draw:g>
                  <svg:desc>Juncao_Ruby_Redis_Locust.S89:Juncao_Ruby_Redis_Locust.S91</svg:desc>
                </draw:g>
              </table:table-cell>
              <table:table-cell office:value-type="float" office:value="62.5867199997963">
                <text:p>62.5867199997963</text:p>
                <draw:g>
                  <svg:desc>Juncao_Ruby_Redis_Locust.T89:Juncao_Ruby_Redis_Locust.T9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295">
                <text:p>729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26.113823075683">
                <text:p>126.113823075683</text:p>
              </table:table-cell>
              <table:table-cell office:value-type="float" office:value="6.54347199997574">
                <text:p>6.54347199997574</text:p>
              </table:table-cell>
              <table:table-cell office:value-type="float" office:value="772.947387999011">
                <text:p>772.947387999011</text:p>
              </table:table-cell>
              <table:table-cell office:value-type="float" office:value="28383">
                <text:p>28383</text:p>
              </table:table-cell>
              <table:table-cell office:value-type="float" office:value="74.0644566682562">
                <text:p>74.0644566682562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342">
                <text:p>6342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218.038958172023">
                <text:p>218.038958172023</text:p>
              </table:table-cell>
              <table:table-cell office:value-type="float" office:value="5.66827999864472">
                <text:p>5.66827999864472</text:p>
              </table:table-cell>
              <table:table-cell office:value-type="float" office:value="1836.82531900013">
                <text:p>1836.82531900013</text:p>
              </table:table-cell>
              <table:table-cell office:value-type="float" office:value="28383">
                <text:p>28383</text:p>
              </table:table-cell>
              <table:table-cell office:value-type="float" office:value="62.8475916398279">
                <text:p>62.84759163982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6cm" chart:style-name="ch2">
          <text:p>/?url=https://news.ycombinator.com/</text:p>
        </chart:title>
        <chart:legend chart:legend-position="end" svg:x="11.461cm" svg:y="2.458cm" style:legend-expansion="high" chart:style-name="ch3"/>
        <chart:plot-area chart:style-name="ch4" table:cell-range-address="Juncao_Ruby_Redis_Locust.L95:Juncao_Ruby_Redis_Locust.T97 Juncao_Ruby_Redis_Locust.M94:Juncao_Ruby_Redis_Locust.T94" chart:data-source-has-labels="both" svg:x="0.32cm" svg:y="1.275cm" svg:width="10.821cm" svg:height="7.545cm">
          <chart:coordinate-region svg:x="2.159cm" svg:y="1.475cm" svg:width="8.982cm" svg:height="6.698cm"/>
          <chart:axis chart:dimension="x" chart:name="primary-x" chart:style-name="ch5" chartooo:axis-type="auto">
            <chartooo:date-scale/>
            <chart:categories table:cell-range-address="Juncao_Ruby_Redis_Locust.L95:Juncao_Ruby_Redis_Locust.L9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uncao_Ruby_Redis_Locust.M95:Juncao_Ruby_Redis_Locust.M97" chart:label-cell-address="Juncao_Ruby_Redis_Locust.M94:Juncao_Ruby_Redis_Locust.M94" chart:class="chart:bar">
            <chart:data-point chart:repeated="3"/>
          </chart:series>
          <chart:series chart:style-name="ch9" chart:values-cell-range-address="Juncao_Ruby_Redis_Locust.N95:Juncao_Ruby_Redis_Locust.N97" chart:label-cell-address="Juncao_Ruby_Redis_Locust.N94:Juncao_Ruby_Redis_Locust.N94" chart:class="chart:bar">
            <chart:data-point chart:repeated="3"/>
          </chart:series>
          <chart:series chart:style-name="ch10" chart:values-cell-range-address="Juncao_Ruby_Redis_Locust.O95:Juncao_Ruby_Redis_Locust.O97" chart:label-cell-address="Juncao_Ruby_Redis_Locust.O94:Juncao_Ruby_Redis_Locust.O94" chart:class="chart:bar">
            <chart:data-point chart:repeated="3"/>
          </chart:series>
          <chart:series chart:style-name="ch11" chart:values-cell-range-address="Juncao_Ruby_Redis_Locust.P95:Juncao_Ruby_Redis_Locust.P97" chart:label-cell-address="Juncao_Ruby_Redis_Locust.P94:Juncao_Ruby_Redis_Locust.P94" chart:class="chart:bar">
            <chart:data-point chart:repeated="3"/>
          </chart:series>
          <chart:series chart:style-name="ch12" chart:values-cell-range-address="Juncao_Ruby_Redis_Locust.Q95:Juncao_Ruby_Redis_Locust.Q97" chart:label-cell-address="Juncao_Ruby_Redis_Locust.Q94:Juncao_Ruby_Redis_Locust.Q94" chart:class="chart:bar">
            <chart:data-point chart:repeated="3"/>
          </chart:series>
          <chart:series chart:style-name="ch13" chart:values-cell-range-address="Juncao_Ruby_Redis_Locust.R95:Juncao_Ruby_Redis_Locust.R97" chart:label-cell-address="Juncao_Ruby_Redis_Locust.R94:Juncao_Ruby_Redis_Locust.R94" chart:class="chart:bar">
            <chart:data-point chart:repeated="3"/>
          </chart:series>
          <chart:series chart:style-name="ch14" chart:values-cell-range-address="Juncao_Ruby_Redis_Locust.S95:Juncao_Ruby_Redis_Locust.S97" chart:label-cell-address="Juncao_Ruby_Redis_Locust.S94:Juncao_Ruby_Redis_Locust.S94" chart:class="chart:bar">
            <chart:data-point chart:repeated="3"/>
          </chart:series>
          <chart:series chart:style-name="ch15" chart:values-cell-range-address="Juncao_Ruby_Redis_Locust.T95:Juncao_Ruby_Redis_Locust.T97" chart:label-cell-address="Juncao_Ruby_Redis_Locust.T94:Juncao_Ruby_Redis_Locust.T9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Juncao_Ruby_Redis_Locust.M94:Juncao_Ruby_Redis_Locust.M94</svg:desc>
                </draw:g>
              </table:table-cell>
              <table:table-cell office:value-type="string">
                <text:p>Failure Count</text:p>
                <draw:g>
                  <svg:desc>Juncao_Ruby_Redis_Locust.N94:Juncao_Ruby_Redis_Locust.N94</svg:desc>
                </draw:g>
              </table:table-cell>
              <table:table-cell office:value-type="string">
                <text:p>Median Response Time</text:p>
                <draw:g>
                  <svg:desc>Juncao_Ruby_Redis_Locust.O94:Juncao_Ruby_Redis_Locust.O94</svg:desc>
                </draw:g>
              </table:table-cell>
              <table:table-cell office:value-type="string">
                <text:p>Average Response Time</text:p>
                <draw:g>
                  <svg:desc>Juncao_Ruby_Redis_Locust.P94:Juncao_Ruby_Redis_Locust.P94</svg:desc>
                </draw:g>
              </table:table-cell>
              <table:table-cell office:value-type="string">
                <text:p>Min Response Time</text:p>
                <draw:g>
                  <svg:desc>Juncao_Ruby_Redis_Locust.Q94:Juncao_Ruby_Redis_Locust.Q94</svg:desc>
                </draw:g>
              </table:table-cell>
              <table:table-cell office:value-type="string">
                <text:p>Max Response Time</text:p>
                <draw:g>
                  <svg:desc>Juncao_Ruby_Redis_Locust.R94:Juncao_Ruby_Redis_Locust.R94</svg:desc>
                </draw:g>
              </table:table-cell>
              <table:table-cell office:value-type="string">
                <text:p>Average Content Size</text:p>
                <draw:g>
                  <svg:desc>Juncao_Ruby_Redis_Locust.S94:Juncao_Ruby_Redis_Locust.S94</svg:desc>
                </draw:g>
              </table:table-cell>
              <table:table-cell office:value-type="string">
                <text:p>Requests/s</text:p>
                <draw:g>
                  <svg:desc>Juncao_Ruby_Redis_Locust.T94:Juncao_Ruby_Redis_Locust.T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Juncao_Ruby_Redis_Locust.L95:Juncao_Ruby_Redis_Locust.L97</svg:desc>
                </draw:g>
              </table:table-cell>
              <table:table-cell office:value-type="float" office:value="5477">
                <text:p>5477</text:p>
                <draw:g>
                  <svg:desc>Juncao_Ruby_Redis_Locust.M95:Juncao_Ruby_Redis_Locust.M97</svg:desc>
                </draw:g>
              </table:table-cell>
              <table:table-cell office:value-type="float" office:value="0">
                <text:p>0</text:p>
                <draw:g>
                  <svg:desc>Juncao_Ruby_Redis_Locust.N95:Juncao_Ruby_Redis_Locust.N97</svg:desc>
                </draw:g>
              </table:table-cell>
              <table:table-cell office:value-type="float" office:value="13">
                <text:p>13</text:p>
                <draw:g>
                  <svg:desc>Juncao_Ruby_Redis_Locust.O95:Juncao_Ruby_Redis_Locust.O97</svg:desc>
                </draw:g>
              </table:table-cell>
              <table:table-cell office:value-type="float" office:value="15.448535570929">
                <text:p>15.448535570929</text:p>
                <draw:g>
                  <svg:desc>Juncao_Ruby_Redis_Locust.P95:Juncao_Ruby_Redis_Locust.P97</svg:desc>
                </draw:g>
              </table:table-cell>
              <table:table-cell office:value-type="float" office:value="7.5218740003038">
                <text:p>7.5218740003038</text:p>
                <draw:g>
                  <svg:desc>Juncao_Ruby_Redis_Locust.Q95:Juncao_Ruby_Redis_Locust.Q97</svg:desc>
                </draw:g>
              </table:table-cell>
              <table:table-cell office:value-type="float" office:value="942.287630999999">
                <text:p>942.287630999999</text:p>
                <draw:g>
                  <svg:desc>Juncao_Ruby_Redis_Locust.R95:Juncao_Ruby_Redis_Locust.R97</svg:desc>
                </draw:g>
              </table:table-cell>
              <table:table-cell office:value-type="float" office:value="24531.1825817053">
                <text:p>24531.1825817053</text:p>
                <draw:g>
                  <svg:desc>Juncao_Ruby_Redis_Locust.S95:Juncao_Ruby_Redis_Locust.S97</svg:desc>
                </draw:g>
              </table:table-cell>
              <table:table-cell office:value-type="float" office:value="62.6324621667978">
                <text:p>62.6324621667978</text:p>
                <draw:g>
                  <svg:desc>Juncao_Ruby_Redis_Locust.T95:Juncao_Ruby_Redis_Locust.T9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7355">
                <text:p>7355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38.862676648269">
                <text:p>138.862676648269</text:p>
              </table:table-cell>
              <table:table-cell office:value-type="float" office:value="6.63366200024029">
                <text:p>6.63366200024029</text:p>
              </table:table-cell>
              <table:table-cell office:value-type="float" office:value="5293.15685499932">
                <text:p>5293.15685499932</text:p>
              </table:table-cell>
              <table:table-cell office:value-type="float" office:value="24551">
                <text:p>24551</text:p>
              </table:table-cell>
              <table:table-cell office:value-type="float" office:value="74.673622864294">
                <text:p>74.673622864294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6442">
                <text:p>6442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677.926796300994">
                <text:p>677.926796300994</text:p>
              </table:table-cell>
              <table:table-cell office:value-type="float" office:value="6.25394900089304">
                <text:p>6.25394900089304</text:p>
              </table:table-cell>
              <table:table-cell office:value-type="float" office:value="86616.5436559986">
                <text:p>86616.5436559986</text:p>
              </table:table-cell>
              <table:table-cell office:value-type="float" office:value="24551">
                <text:p>24551</text:p>
              </table:table-cell>
              <table:table-cell office:value-type="float" office:value="63.8385659640132">
                <text:p>63.83856596401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